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58.81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span text:style-name="T1">ADJ NOUN</text:span> </text:p>
          </table:table-cell>
          <table:table-cell table:style-name="ce1" office:value-type="string" calcext:value-type="string">
            <text:p>NOUN ADJ</text:p>
          </table:table-cell>
          <table:table-cell table:style-name="ce1" office:value-type="string" calcext:value-type="string">
            <text:p>DET NOUN</text:p>
          </table:table-cell>
          <table:table-cell table:style-name="ce1" office:value-type="string" calcext:value-type="string">
            <text:p>NOUN DET</text:p>
          </table:table-cell>
          <table:table-cell table:style-name="ce1" office:value-type="string" calcext:value-type="string">
            <text:p>ADP NOUN</text:p>
          </table:table-cell>
          <table:table-cell table:style-name="ce1" office:value-type="string" calcext:value-type="string">
            <text:p>NOUN ADP</text:p>
          </table:table-cell>
          <table:table-cell table:style-name="ce1"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155608030036092" calcext:value-type="float">
            <text:p>0.015560803003609</text:p>
          </table:table-cell>
          <table:table-cell office:value-type="float" office:value="0.0184420477598906" calcext:value-type="float">
            <text:p>0.018442047759891</text:p>
          </table:table-cell>
          <table:table-cell office:value-type="float" office:value="0.0637306421995163" calcext:value-type="float">
            <text:p>0.063730642199516</text:p>
          </table:table-cell>
          <table:table-cell office:value-type="float" office:value="0.00566887529566884" calcext:value-type="float">
            <text:p>0.005668875295669</text:p>
          </table:table-cell>
          <table:table-cell office:value-type="float" office:value="0.0815901979804039" calcext:value-type="float">
            <text:p>0.081590197980404</text:p>
          </table:table-cell>
          <table:table-cell office:value-type="float" office:value="0.0535786747932434" calcext:value-type="float">
            <text:p>0.053578674793244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86598333716393" calcext:value-type="float">
            <text:p>0.038659833371639</text:p>
          </table:table-cell>
          <table:table-cell office:value-type="float" office:value="0.0444893687963486" calcext:value-type="float">
            <text:p>0.044489368796349</text:p>
          </table:table-cell>
          <table:table-cell office:value-type="float" office:value="0.0555216036736965" calcext:value-type="float">
            <text:p>0.055521603673697</text:p>
          </table:table-cell>
          <table:table-cell office:value-type="float" office:value="0.00601758249104023" calcext:value-type="float">
            <text:p>0.00601758249104</text:p>
          </table:table-cell>
          <table:table-cell office:value-type="float" office:value="0.0688731148838997" calcext:value-type="float">
            <text:p>0.0688731148839</text:p>
          </table:table-cell>
          <table:table-cell office:value-type="float" office:value="0.0431573502719402" calcext:value-type="float">
            <text:p>0.04315735027194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20920662581921" calcext:value-type="float">
            <text:p>0.042092066258192</text:p>
          </table:table-cell>
          <table:table-cell office:value-type="float" office:value="0.0574064143002033" calcext:value-type="float">
            <text:p>0.057406414300203</text:p>
          </table:table-cell>
          <table:table-cell office:value-type="float" office:value="0.06412323564291" calcext:value-type="float">
            <text:p>0.06412323564291</text:p>
          </table:table-cell>
          <table:table-cell office:value-type="float" office:value="0.00725416466593742" calcext:value-type="float">
            <text:p>0.007254164665937</text:p>
          </table:table-cell>
          <table:table-cell office:value-type="float" office:value="0.0707504898309708" calcext:value-type="float">
            <text:p>0.070750489830971</text:p>
          </table:table-cell>
          <table:table-cell office:value-type="float" office:value="0.0428085252642632" calcext:value-type="float">
            <text:p>0.042808525264263</text:p>
          </table:table-cell>
          <table:table-cell table:number-columns-repeated="1018"/>
        </table:table-row>
        <table:table-row table:style-name="ro1">
          <table:table-cell office:value-type="float" office:value="0.039810799062252" calcext:value-type="float">
            <text:p>0.039810799062252</text:p>
          </table:table-cell>
          <table:table-cell office:value-type="float" office:value="0.0461781024932861" calcext:value-type="float">
            <text:p>0.046178102493286</text:p>
          </table:table-cell>
          <table:table-cell office:value-type="float" office:value="0.0528789311647415" calcext:value-type="float">
            <text:p>0.052878931164742</text:p>
          </table:table-cell>
          <table:table-cell office:value-type="float" office:value="0.00700403237715364" calcext:value-type="float">
            <text:p>0.007004032377154</text:p>
          </table:table-cell>
          <table:table-cell office:value-type="float" office:value="0.077286921441555" calcext:value-type="float">
            <text:p>0.077286921441555</text:p>
          </table:table-cell>
          <table:table-cell office:value-type="float" office:value="0.0451775267720223" calcext:value-type="float">
            <text:p>0.045177526772022</text:p>
          </table:table-cell>
          <table:table-cell table:number-columns-repeated="1018"/>
        </table:table-row>
        <table:table-row table:style-name="ro1">
          <table:table-cell office:value-type="float" office:value="0.0497107543051243" calcext:value-type="float">
            <text:p>0.049710754305124</text:p>
          </table:table-cell>
          <table:table-cell office:value-type="float" office:value="0.052652221173048" calcext:value-type="float">
            <text:p>0.052652221173048</text:p>
          </table:table-cell>
          <table:table-cell office:value-type="float" office:value="0.0470634363591671" calcext:value-type="float">
            <text:p>0.047063436359167</text:p>
          </table:table-cell>
          <table:table-cell office:value-type="float" office:value="0.00549073424190283" calcext:value-type="float">
            <text:p>0.005490734241903</text:p>
          </table:table-cell>
          <table:table-cell office:value-type="float" office:value="0.0858417451381683" calcext:value-type="float">
            <text:p>0.085841745138168</text:p>
          </table:table-cell>
          <table:table-cell office:value-type="float" office:value="0.0534856356680393" calcext:value-type="float">
            <text:p>0.053485635668039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503885075449944" calcext:value-type="float">
            <text:p>0.050388507544994</text:p>
          </table:table-cell>
          <table:table-cell office:value-type="float" office:value="0.0674593821167946" calcext:value-type="float">
            <text:p>0.067459382116795</text:p>
          </table:table-cell>
          <table:table-cell office:value-type="float" office:value="0.0789969339966774" calcext:value-type="float">
            <text:p>0.078996933996677</text:p>
          </table:table-cell>
          <table:table-cell office:value-type="float" office:value="0.0149517301470041" calcext:value-type="float">
            <text:p>0.014951730147004</text:p>
          </table:table-cell>
          <table:table-cell office:value-type="float" office:value="0.057452317327261" calcext:value-type="float">
            <text:p>0.057452317327261</text:p>
          </table:table-cell>
          <table:table-cell office:value-type="float" office:value="0.0466211438179016" calcext:value-type="float">
            <text:p>0.046621143817902</text:p>
          </table:table-cell>
          <table:table-cell table:number-columns-repeated="1018"/>
        </table:table-row>
        <table:table-row table:style-name="ro1">
          <table:table-cell office:value-type="float" office:value="0.0254693776369095" calcext:value-type="float">
            <text:p>0.02546937763691</text:p>
          </table:table-cell>
          <table:table-cell office:value-type="float" office:value="0.0285518579185009" calcext:value-type="float">
            <text:p>0.028551857918501</text:p>
          </table:table-cell>
          <table:table-cell office:value-type="float" office:value="0.0439642556011677" calcext:value-type="float">
            <text:p>0.043964255601168</text:p>
          </table:table-cell>
          <table:table-cell office:value-type="float" office:value="0.00395429227501154" calcext:value-type="float">
            <text:p>0.003954292275012</text:p>
          </table:table-cell>
          <table:table-cell office:value-type="float" office:value="0.0726406574249268" calcext:value-type="float">
            <text:p>0.072640657424927</text:p>
          </table:table-cell>
          <table:table-cell office:value-type="float" office:value="0.0458324253559113" calcext:value-type="float">
            <text:p>0.045832425355911</text:p>
          </table:table-cell>
          <table:table-cell table:number-columns-repeated="1018"/>
        </table:table-row>
        <table:table-row table:style-name="ro1">
          <table:table-cell office:value-type="float" office:value="0.0455559827387333" calcext:value-type="float">
            <text:p>0.045555982738733</text:p>
          </table:table-cell>
          <table:table-cell office:value-type="float" office:value="0.0482930392026901" calcext:value-type="float">
            <text:p>0.04829303920269</text:p>
          </table:table-cell>
          <table:table-cell office:value-type="float" office:value="0.0512766800820828" calcext:value-type="float">
            <text:p>0.051276680082083</text:p>
          </table:table-cell>
          <table:table-cell office:value-type="float" office:value="0.00752074411138892" calcext:value-type="float">
            <text:p>0.007520744111389</text:p>
          </table:table-cell>
          <table:table-cell office:value-type="float" office:value="0.0866858214139939" calcext:value-type="float">
            <text:p>0.086685821413994</text:p>
          </table:table-cell>
          <table:table-cell office:value-type="float" office:value="0.0582056269049645" calcext:value-type="float">
            <text:p>0.058205626904965</text:p>
          </table:table-cell>
          <table:table-cell table:number-columns-repeated="1018"/>
        </table:table-row>
        <table:table-row table:style-name="ro1">
          <table:table-cell office:value-type="float" office:value="0.0163882002234459" calcext:value-type="float">
            <text:p>0.016388200223446</text:p>
          </table:table-cell>
          <table:table-cell office:value-type="float" office:value="0.0371021740138531" calcext:value-type="float">
            <text:p>0.037102174013853</text:p>
          </table:table-cell>
          <table:table-cell office:value-type="float" office:value="0.0560574159026146" calcext:value-type="float">
            <text:p>0.056057415902615</text:p>
          </table:table-cell>
          <table:table-cell office:value-type="float" office:value="0.00424583209678531" calcext:value-type="float">
            <text:p>0.004245832096785</text:p>
          </table:table-cell>
          <table:table-cell office:value-type="float" office:value="0.131167784333229" calcext:value-type="float">
            <text:p>0.131167784333229</text:p>
          </table:table-cell>
          <table:table-cell office:value-type="float" office:value="0.0888693481683731" calcext:value-type="float">
            <text:p>0.088869348168373</text:p>
          </table:table-cell>
          <table:table-cell table:number-columns-repeated="1018"/>
        </table:table-row>
        <table:table-row table:style-name="ro1">
          <table:table-cell office:value-type="float" office:value="0.0267247036099434" calcext:value-type="float">
            <text:p>0.026724703609943</text:p>
          </table:table-cell>
          <table:table-cell office:value-type="float" office:value="0.0278011802583933" calcext:value-type="float">
            <text:p>0.027801180258393</text:p>
          </table:table-cell>
          <table:table-cell office:value-type="float" office:value="0.0476457923650742" calcext:value-type="float">
            <text:p>0.047645792365074</text:p>
          </table:table-cell>
          <table:table-cell office:value-type="float" office:value="0.00519516970962286" calcext:value-type="float">
            <text:p>0.005195169709623</text:p>
          </table:table-cell>
          <table:table-cell office:value-type="float" office:value="0.0820930451154709" calcext:value-type="float">
            <text:p>0.082093045115471</text:p>
          </table:table-cell>
          <table:table-cell office:value-type="float" office:value="0.049798745661974" calcext:value-type="float">
            <text:p>0.049798745661974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5574521869421" calcext:value-type="float">
            <text:p>0.035574521869421</text:p>
          </table:table-cell>
          <table:table-cell office:value-type="float" office:value="0.0380981415510178" calcext:value-type="float">
            <text:p>0.038098141551018</text:p>
          </table:table-cell>
          <table:table-cell office:value-type="float" office:value="0.0412069484591484" calcext:value-type="float">
            <text:p>0.041206948459149</text:p>
          </table:table-cell>
          <table:table-cell office:value-type="float" office:value="0.00583968311548233" calcext:value-type="float">
            <text:p>0.005839683115482</text:p>
          </table:table-cell>
          <table:table-cell office:value-type="float" office:value="0.0741237476468086" calcext:value-type="float">
            <text:p>0.074123747646809</text:p>
          </table:table-cell>
          <table:table-cell office:value-type="float" office:value="0.0483754947781563" calcext:value-type="float">
            <text:p>0.048375494778156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19309942424297" calcext:value-type="float">
            <text:p>0.03193099424243</text:p>
          </table:table-cell>
          <table:table-cell office:value-type="float" office:value="0.0446428582072258" calcext:value-type="float">
            <text:p>0.044642858207226</text:p>
          </table:table-cell>
          <table:table-cell office:value-type="float" office:value="0.042221549898386" calcext:value-type="float">
            <text:p>0.042221549898386</text:p>
          </table:table-cell>
          <table:table-cell office:value-type="float" office:value="0.00348062976263464" calcext:value-type="float">
            <text:p>0.003480629762635</text:p>
          </table:table-cell>
          <table:table-cell office:value-type="float" office:value="0.0867130756378174" calcext:value-type="float">
            <text:p>0.086713075637817</text:p>
          </table:table-cell>
          <table:table-cell office:value-type="float" office:value="0.0685532689094544" calcext:value-type="float">
            <text:p>0.068553268909454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45217883586884" calcext:value-type="float">
            <text:p>0.034521788358688</text:p>
          </table:table-cell>
          <table:table-cell office:value-type="float" office:value="0.0367855131626129" calcext:value-type="float">
            <text:p>0.036785513162613</text:p>
          </table:table-cell>
          <table:table-cell office:value-type="float" office:value="0.0445953607559204" calcext:value-type="float">
            <text:p>0.04459536075592</text:p>
          </table:table-cell>
          <table:table-cell office:value-type="float" office:value="0.00622524041682482" calcext:value-type="float">
            <text:p>0.006225240416825</text:p>
          </table:table-cell>
          <table:table-cell office:value-type="float" office:value="0.0707413703203201" calcext:value-type="float">
            <text:p>0.07074137032032</text:p>
          </table:table-cell>
          <table:table-cell office:value-type="float" office:value="0.0449349172413349" calcext:value-type="float">
            <text:p>0.04493491724133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42467890679836" calcext:value-type="float">
            <text:p>0.044246789067984</text:p>
          </table:table-cell>
          <table:table-cell office:value-type="float" office:value="0.0458828173577786" calcext:value-type="float">
            <text:p>0.045882817357779</text:p>
          </table:table-cell>
          <table:table-cell office:value-type="float" office:value="0.0531589798629284" calcext:value-type="float">
            <text:p>0.053158979862928</text:p>
          </table:table-cell>
          <table:table-cell office:value-type="float" office:value="0.00794302299618721" calcext:value-type="float">
            <text:p>0.007943022996187</text:p>
          </table:table-cell>
          <table:table-cell office:value-type="float" office:value="0.0766057223081589" calcext:value-type="float">
            <text:p>0.076605722308159</text:p>
          </table:table-cell>
          <table:table-cell office:value-type="float" office:value="0.0552010498940945" calcext:value-type="float">
            <text:p>0.05520104989409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0234599262476" calcext:value-type="float">
            <text:p>0.040234599262476</text:p>
          </table:table-cell>
          <table:table-cell office:value-type="float" office:value="0.0391272269189358" calcext:value-type="float">
            <text:p>0.039127226918936</text:p>
          </table:table-cell>
          <table:table-cell office:value-type="float" office:value="0.0427159406244755" calcext:value-type="float">
            <text:p>0.042715940624476</text:p>
          </table:table-cell>
          <table:table-cell office:value-type="float" office:value="0.00660323211923242" calcext:value-type="float">
            <text:p>0.006603232119232</text:p>
          </table:table-cell>
          <table:table-cell office:value-type="float" office:value="0.0896563082933426" calcext:value-type="float">
            <text:p>0.089656308293343</text:p>
          </table:table-cell>
          <table:table-cell office:value-type="float" office:value="0.0568452142179012" calcext:value-type="float">
            <text:p>0.056845214217901</text:p>
          </table:table-cell>
          <table:table-cell table:number-columns-repeated="1018"/>
        </table:table-row>
        <table:table-row table:style-name="ro1">
          <table:table-cell office:value-type="float" office:value="0.0204281695187092" calcext:value-type="float">
            <text:p>0.020428169518709</text:p>
          </table:table-cell>
          <table:table-cell office:value-type="float" office:value="0.0237850043922663" calcext:value-type="float">
            <text:p>0.023785004392266</text:p>
          </table:table-cell>
          <table:table-cell office:value-type="float" office:value="0.0509763509035111" calcext:value-type="float">
            <text:p>0.050976350903511</text:p>
          </table:table-cell>
          <table:table-cell office:value-type="float" office:value="0.0037331166677177" calcext:value-type="float">
            <text:p>0.003733116667718</text:p>
          </table:table-cell>
          <table:table-cell office:value-type="float" office:value="0.0626014918088913" calcext:value-type="float">
            <text:p>0.062601491808891</text:p>
          </table:table-cell>
          <table:table-cell office:value-type="float" office:value="0.0382421649992466" calcext:value-type="float">
            <text:p>0.038242164999247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67054382711649" calcext:value-type="float">
            <text:p>0.026705438271165</text:p>
          </table:table-cell>
          <table:table-cell office:value-type="float" office:value="0.0254834461957216" calcext:value-type="float">
            <text:p>0.025483446195722</text:p>
          </table:table-cell>
          <table:table-cell office:value-type="float" office:value="0.0490313284099102" calcext:value-type="float">
            <text:p>0.04903132840991</text:p>
          </table:table-cell>
          <table:table-cell office:value-type="float" office:value="0.00580669334158301" calcext:value-type="float">
            <text:p>0.005806693341583</text:p>
          </table:table-cell>
          <table:table-cell office:value-type="float" office:value="0.115482732653618" calcext:value-type="float">
            <text:p>0.115482732653618</text:p>
          </table:table-cell>
          <table:table-cell office:value-type="float" office:value="0.0922202840447426" calcext:value-type="float">
            <text:p>0.092220284044743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38829012960196" calcext:value-type="float">
            <text:p>0.02388290129602</text:p>
          </table:table-cell>
          <table:table-cell office:value-type="float" office:value="0.0446534678339958" calcext:value-type="float">
            <text:p>0.044653467833996</text:p>
          </table:table-cell>
          <table:table-cell office:value-type="float" office:value="0.0307414438575506" calcext:value-type="float">
            <text:p>0.030741443857551</text:p>
          </table:table-cell>
          <table:table-cell office:value-type="float" office:value="0.00144809146877378" calcext:value-type="float">
            <text:p>0.001448091468774</text:p>
          </table:table-cell>
          <table:table-cell office:value-type="float" office:value="0.111499071121216" calcext:value-type="float">
            <text:p>0.111499071121216</text:p>
          </table:table-cell>
          <table:table-cell office:value-type="float" office:value="0.0787194222211838" calcext:value-type="float">
            <text:p>0.078719422221184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33405902981758" calcext:value-type="float">
            <text:p>0.023340590298176</text:p>
          </table:table-cell>
          <table:table-cell office:value-type="float" office:value="0.0446677729487419" calcext:value-type="float">
            <text:p>0.044667772948742</text:p>
          </table:table-cell>
          <table:table-cell office:value-type="float" office:value="0.0303444880992174" calcext:value-type="float">
            <text:p>0.030344488099218</text:p>
          </table:table-cell>
          <table:table-cell office:value-type="float" office:value="0.00132219365332276" calcext:value-type="float">
            <text:p>0.001322193653323</text:p>
          </table:table-cell>
          <table:table-cell office:value-type="float" office:value="0.113394595682621" calcext:value-type="float">
            <text:p>0.113394595682621</text:p>
          </table:table-cell>
          <table:table-cell office:value-type="float" office:value="0.0800386071205139" calcext:value-type="float">
            <text:p>0.080038607120514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06862685829401" calcext:value-type="float">
            <text:p>0.03068626858294</text:p>
          </table:table-cell>
          <table:table-cell office:value-type="float" office:value="0.0379268489778042" calcext:value-type="float">
            <text:p>0.037926848977804</text:p>
          </table:table-cell>
          <table:table-cell office:value-type="float" office:value="0.0460362993180752" calcext:value-type="float">
            <text:p>0.046036299318075</text:p>
          </table:table-cell>
          <table:table-cell office:value-type="float" office:value="0.00711645605042577" calcext:value-type="float">
            <text:p>0.007116456050426</text:p>
          </table:table-cell>
          <table:table-cell office:value-type="float" office:value="0.0864456295967102" calcext:value-type="float">
            <text:p>0.08644562959671</text:p>
          </table:table-cell>
          <table:table-cell office:value-type="float" office:value="0.0545043274760246" calcext:value-type="float">
            <text:p>0.05450432747602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13573181629181" calcext:value-type="float">
            <text:p>0.031357318162918</text:p>
          </table:table-cell>
          <table:table-cell office:value-type="float" office:value="0.0350322537124157" calcext:value-type="float">
            <text:p>0.035032253712416</text:p>
          </table:table-cell>
          <table:table-cell office:value-type="float" office:value="0.0355136878788471" calcext:value-type="float">
            <text:p>0.035513687878847</text:p>
          </table:table-cell>
          <table:table-cell office:value-type="float" office:value="0.00328979035839438" calcext:value-type="float">
            <text:p>0.003289790358394</text:p>
          </table:table-cell>
          <table:table-cell office:value-type="float" office:value="0.0828545689582825" calcext:value-type="float">
            <text:p>0.082854568958283</text:p>
          </table:table-cell>
          <table:table-cell office:value-type="float" office:value="0.0533748418092728" calcext:value-type="float">
            <text:p>0.053374841809273</text:p>
          </table:table-cell>
          <table:table-cell table:number-columns-repeated="1018"/>
        </table:table-row>
        <table:table-row table:style-name="ro1">
          <table:table-cell office:value-type="float" office:value="0.0223856084048748" calcext:value-type="float">
            <text:p>0.022385608404875</text:p>
          </table:table-cell>
          <table:table-cell office:value-type="float" office:value="0.0422218218445778" calcext:value-type="float">
            <text:p>0.042221821844578</text:p>
          </table:table-cell>
          <table:table-cell office:value-type="float" office:value="0.0436236932873726" calcext:value-type="float">
            <text:p>0.043623693287373</text:p>
          </table:table-cell>
          <table:table-cell office:value-type="float" office:value="0.00242961780168116" calcext:value-type="float">
            <text:p>0.002429617801681</text:p>
          </table:table-cell>
          <table:table-cell office:value-type="float" office:value="0.107944242656231" calcext:value-type="float">
            <text:p>0.107944242656231</text:p>
          </table:table-cell>
          <table:table-cell office:value-type="float" office:value="0.074544757604599" calcext:value-type="float">
            <text:p>0.074544757604599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159230921417475" calcext:value-type="float">
            <text:p>0.015923092141748</text:p>
          </table:table-cell>
          <table:table-cell office:value-type="float" office:value="0.0312450956553221" calcext:value-type="float">
            <text:p>0.031245095655322</text:p>
          </table:table-cell>
          <table:table-cell office:value-type="float" office:value="0.0418311357498169" calcext:value-type="float">
            <text:p>0.041831135749817</text:p>
          </table:table-cell>
          <table:table-cell office:value-type="float" office:value="0.00412721652537584" calcext:value-type="float">
            <text:p>0.004127216525376</text:p>
          </table:table-cell>
          <table:table-cell office:value-type="float" office:value="0.110814608633518" calcext:value-type="float">
            <text:p>0.110814608633518</text:p>
          </table:table-cell>
          <table:table-cell office:value-type="float" office:value="0.0799600332975388" calcext:value-type="float">
            <text:p>0.079960033297539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61150242388248" calcext:value-type="float">
            <text:p>0.036115024238825</text:p>
          </table:table-cell>
          <table:table-cell office:value-type="float" office:value="0.031822107732296" calcext:value-type="float">
            <text:p>0.031822107732296</text:p>
          </table:table-cell>
          <table:table-cell office:value-type="float" office:value="0.0453141331672669" calcext:value-type="float">
            <text:p>0.045314133167267</text:p>
          </table:table-cell>
          <table:table-cell office:value-type="float" office:value="0.00570117682218552" calcext:value-type="float">
            <text:p>0.005701176822186</text:p>
          </table:table-cell>
          <table:table-cell office:value-type="float" office:value="0.109730616211891" calcext:value-type="float">
            <text:p>0.109730616211891</text:p>
          </table:table-cell>
          <table:table-cell office:value-type="float" office:value="0.0769545286893845" calcext:value-type="float">
            <text:p>0.07695452868938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10171656310558" calcext:value-type="float">
            <text:p>0.031017165631056</text:p>
          </table:table-cell>
          <table:table-cell office:value-type="float" office:value="0.035363432019949" calcext:value-type="float">
            <text:p>0.035363432019949</text:p>
          </table:table-cell>
          <table:table-cell office:value-type="float" office:value="0.0496716164052486" calcext:value-type="float">
            <text:p>0.049671616405249</text:p>
          </table:table-cell>
          <table:table-cell office:value-type="float" office:value="0.00543628260493279" calcext:value-type="float">
            <text:p>0.005436282604933</text:p>
          </table:table-cell>
          <table:table-cell office:value-type="float" office:value="0.0746316015720367" calcext:value-type="float">
            <text:p>0.074631601572037</text:p>
          </table:table-cell>
          <table:table-cell office:value-type="float" office:value="0.0422622673213482" calcext:value-type="float">
            <text:p>0.042262267321348</text:p>
          </table:table-cell>
          <table:table-cell table:number-columns-repeated="1018"/>
        </table:table-row>
        <table:table-row table:style-name="ro1">
          <table:table-cell office:value-type="float" office:value="0.0426614843308926" calcext:value-type="float">
            <text:p>0.042661484330893</text:p>
          </table:table-cell>
          <table:table-cell office:value-type="float" office:value="0.0460770837962627" calcext:value-type="float">
            <text:p>0.046077083796263</text:p>
          </table:table-cell>
          <table:table-cell office:value-type="float" office:value="0.0322807468473911" calcext:value-type="float">
            <text:p>0.032280746847391</text:p>
          </table:table-cell>
          <table:table-cell office:value-type="float" office:value="0.0062954155728221" calcext:value-type="float">
            <text:p>0.006295415572822</text:p>
          </table:table-cell>
          <table:table-cell office:value-type="float" office:value="0.101965636014938" calcext:value-type="float">
            <text:p>0.101965636014938</text:p>
          </table:table-cell>
          <table:table-cell office:value-type="float" office:value="0.0674747973680496" calcext:value-type="float">
            <text:p>0.0674747973680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22513692080975" calcext:value-type="float">
            <text:p>0.032251369208098</text:p>
          </table:table-cell>
          <table:table-cell office:value-type="float" office:value="0.0312433615326881" calcext:value-type="float">
            <text:p>0.031243361532688</text:p>
          </table:table-cell>
          <table:table-cell office:value-type="float" office:value="0.0524461530148983" calcext:value-type="float">
            <text:p>0.052446153014898</text:p>
          </table:table-cell>
          <table:table-cell office:value-type="float" office:value="0.00826666783541441" calcext:value-type="float">
            <text:p>0.008266667835414</text:p>
          </table:table-cell>
          <table:table-cell office:value-type="float" office:value="0.0824492648243904" calcext:value-type="float">
            <text:p>0.08244926482439</text:p>
          </table:table-cell>
          <table:table-cell office:value-type="float" office:value="0.0543238185346127" calcext:value-type="float">
            <text:p>0.054323818534613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36751395463944" calcext:value-type="float">
            <text:p>0.043675139546394</text:p>
          </table:table-cell>
          <table:table-cell office:value-type="float" office:value="0.0446976348757744" calcext:value-type="float">
            <text:p>0.044697634875774</text:p>
          </table:table-cell>
          <table:table-cell office:value-type="float" office:value="0.0490067191421986" calcext:value-type="float">
            <text:p>0.049006719142199</text:p>
          </table:table-cell>
          <table:table-cell office:value-type="float" office:value="0.00642711063846946" calcext:value-type="float">
            <text:p>0.006427110638469</text:p>
          </table:table-cell>
          <table:table-cell office:value-type="float" office:value="0.0836254730820656" calcext:value-type="float">
            <text:p>0.083625473082066</text:p>
          </table:table-cell>
          <table:table-cell office:value-type="float" office:value="0.0615688003599644" calcext:value-type="float">
            <text:p>0.061568800359964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82751093804836" calcext:value-type="float">
            <text:p>0.048275109380484</text:p>
          </table:table-cell>
          <table:table-cell office:value-type="float" office:value="0.0463117584586144" calcext:value-type="float">
            <text:p>0.046311758458614</text:p>
          </table:table-cell>
          <table:table-cell office:value-type="float" office:value="0.050859060138464" calcext:value-type="float">
            <text:p>0.050859060138464</text:p>
          </table:table-cell>
          <table:table-cell office:value-type="float" office:value="0.00900809373706579" calcext:value-type="float">
            <text:p>0.009008093737066</text:p>
          </table:table-cell>
          <table:table-cell office:value-type="float" office:value="0.0874593779444695" calcext:value-type="float">
            <text:p>0.08745937794447</text:p>
          </table:table-cell>
          <table:table-cell office:value-type="float" office:value="0.0564707815647125" calcext:value-type="float">
            <text:p>0.056470781564713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18586453795433" calcext:value-type="float">
            <text:p>0.031858645379543</text:p>
          </table:table-cell>
          <table:table-cell office:value-type="float" office:value="0.0343938879668713" calcext:value-type="float">
            <text:p>0.034393887966871</text:p>
          </table:table-cell>
          <table:table-cell office:value-type="float" office:value="0.0427559949457645" calcext:value-type="float">
            <text:p>0.042755994945765</text:p>
          </table:table-cell>
          <table:table-cell office:value-type="float" office:value="0.00471331458538771" calcext:value-type="float">
            <text:p>0.004713314585388</text:p>
          </table:table-cell>
          <table:table-cell office:value-type="float" office:value="0.0682975351810455" calcext:value-type="float">
            <text:p>0.068297535181046</text:p>
          </table:table-cell>
          <table:table-cell office:value-type="float" office:value="0.0390371680259705" calcext:value-type="float">
            <text:p>0.039037168025971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60112583637238" calcext:value-type="float">
            <text:p>0.026011258363724</text:p>
          </table:table-cell>
          <table:table-cell office:value-type="float" office:value="0.0274603106081486" calcext:value-type="float">
            <text:p>0.027460310608149</text:p>
          </table:table-cell>
          <table:table-cell office:value-type="float" office:value="0.0538065657019615" calcext:value-type="float">
            <text:p>0.053806565701962</text:p>
          </table:table-cell>
          <table:table-cell office:value-type="float" office:value="0.00744937267154455" calcext:value-type="float">
            <text:p>0.007449372671545</text:p>
          </table:table-cell>
          <table:table-cell office:value-type="float" office:value="0.0883672311902046" calcext:value-type="float">
            <text:p>0.088367231190205</text:p>
          </table:table-cell>
          <table:table-cell office:value-type="float" office:value="0.0712621808052063" calcext:value-type="float">
            <text:p>0.071262180805206</text:p>
          </table:table-cell>
          <table:table-cell table:number-columns-repeated="1018"/>
        </table:table-row>
        <table:table-row table:style-name="ro1">
          <table:table-cell office:value-type="float" office:value="0.0294281858950853" calcext:value-type="float">
            <text:p>0.029428185895085</text:p>
          </table:table-cell>
          <table:table-cell office:value-type="float" office:value="0.0297538731247187" calcext:value-type="float">
            <text:p>0.029753873124719</text:p>
          </table:table-cell>
          <table:table-cell office:value-type="float" office:value="0.0508421361446381" calcext:value-type="float">
            <text:p>0.050842136144638</text:p>
          </table:table-cell>
          <table:table-cell office:value-type="float" office:value="0.00695575308054686" calcext:value-type="float">
            <text:p>0.006955753080547</text:p>
          </table:table-cell>
          <table:table-cell office:value-type="float" office:value="0.0767691805958748" calcext:value-type="float">
            <text:p>0.076769180595875</text:p>
          </table:table-cell>
          <table:table-cell office:value-type="float" office:value="0.0497371256351471" calcext:value-type="float">
            <text:p>0.049737125635147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25186774134636" calcext:value-type="float">
            <text:p>0.032518677413464</text:p>
          </table:table-cell>
          <table:table-cell office:value-type="float" office:value="0.0349414348602295" calcext:value-type="float">
            <text:p>0.03494143486023</text:p>
          </table:table-cell>
          <table:table-cell office:value-type="float" office:value="0.0577737987041474" calcext:value-type="float">
            <text:p>0.057773798704147</text:p>
          </table:table-cell>
          <table:table-cell office:value-type="float" office:value="0.00725884363055229" calcext:value-type="float">
            <text:p>0.007258843630552</text:p>
          </table:table-cell>
          <table:table-cell office:value-type="float" office:value="0.0647404044866562" calcext:value-type="float">
            <text:p>0.064740404486656</text:p>
          </table:table-cell>
          <table:table-cell office:value-type="float" office:value="0.0367514304816723" calcext:value-type="float">
            <text:p>0.036751430481672</text:p>
          </table:table-cell>
          <table:table-cell table:number-columns-repeated="1018"/>
        </table:table-row>
        <table:table-row table:style-name="ro1">
          <table:table-cell office:value-type="float" office:value="0.0218498632311821" calcext:value-type="float">
            <text:p>0.021849863231182</text:p>
          </table:table-cell>
          <table:table-cell office:value-type="float" office:value="0.0279455557465553" calcext:value-type="float">
            <text:p>0.027945555746555</text:p>
          </table:table-cell>
          <table:table-cell office:value-type="float" office:value="0.0460934676229954" calcext:value-type="float">
            <text:p>0.046093467622995</text:p>
          </table:table-cell>
          <table:table-cell office:value-type="float" office:value="0.00428646989166737" calcext:value-type="float">
            <text:p>0.004286469891667</text:p>
          </table:table-cell>
          <table:table-cell office:value-type="float" office:value="0.0729256570339203" calcext:value-type="float">
            <text:p>0.07292565703392</text:p>
          </table:table-cell>
          <table:table-cell office:value-type="float" office:value="0.0455646179616451" calcext:value-type="float">
            <text:p>0.045564617961645</text:p>
          </table:table-cell>
          <table:table-cell table:number-columns-repeated="1018"/>
        </table:table-row>
        <table:table-row table:style-name="ro1">
          <table:table-cell office:value-type="float" office:value="0.0311595443636179" calcext:value-type="float">
            <text:p>0.031159544363618</text:p>
          </table:table-cell>
          <table:table-cell office:value-type="float" office:value="0.0321811698377132" calcext:value-type="float">
            <text:p>0.032181169837713</text:p>
          </table:table-cell>
          <table:table-cell office:value-type="float" office:value="0.0574663728475571" calcext:value-type="float">
            <text:p>0.057466372847557</text:p>
          </table:table-cell>
          <table:table-cell office:value-type="float" office:value="0.00808786042034626" calcext:value-type="float">
            <text:p>0.008087860420346</text:p>
          </table:table-cell>
          <table:table-cell office:value-type="float" office:value="0.102162443101406" calcext:value-type="float">
            <text:p>0.102162443101406</text:p>
          </table:table-cell>
          <table:table-cell office:value-type="float" office:value="0.0721947923302651" calcext:value-type="float">
            <text:p>0.07219479233026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02365124225616" calcext:value-type="float">
            <text:p>0.030236512422562</text:p>
          </table:table-cell>
          <table:table-cell office:value-type="float" office:value="0.0309888049960136" calcext:value-type="float">
            <text:p>0.030988804996014</text:p>
          </table:table-cell>
          <table:table-cell office:value-type="float" office:value="0.0585216581821442" calcext:value-type="float">
            <text:p>0.058521658182144</text:p>
          </table:table-cell>
          <table:table-cell office:value-type="float" office:value="0.00820458121597767" calcext:value-type="float">
            <text:p>0.008204581215978</text:p>
          </table:table-cell>
          <table:table-cell office:value-type="float" office:value="0.091234028339386" calcext:value-type="float">
            <text:p>0.091234028339386</text:p>
          </table:table-cell>
          <table:table-cell office:value-type="float" office:value="0.0708815082907677" calcext:value-type="float">
            <text:p>0.070881508290768</text:p>
          </table:table-cell>
          <table:table-cell table:number-columns-repeated="1018"/>
        </table:table-row>
        <table:table-row table:style-name="ro1">
          <table:table-cell office:value-type="float" office:value="0.0414350032806397" calcext:value-type="float">
            <text:p>0.04143500328064</text:p>
          </table:table-cell>
          <table:table-cell office:value-type="float" office:value="0.053680170327425" calcext:value-type="float">
            <text:p>0.053680170327425</text:p>
          </table:table-cell>
          <table:table-cell office:value-type="float" office:value="0.0580487176775932" calcext:value-type="float">
            <text:p>0.058048717677593</text:p>
          </table:table-cell>
          <table:table-cell office:value-type="float" office:value="0.00628805952146649" calcext:value-type="float">
            <text:p>0.006288059521467</text:p>
          </table:table-cell>
          <table:table-cell office:value-type="float" office:value="0.0845247581601143" calcext:value-type="float">
            <text:p>0.084524758160114</text:p>
          </table:table-cell>
          <table:table-cell office:value-type="float" office:value="0.0489144846796989" calcext:value-type="float">
            <text:p>0.048914484679699</text:p>
          </table:table-cell>
          <table:table-cell table:number-columns-repeated="1018"/>
        </table:table-row>
        <table:table-row table:style-name="ro1">
          <table:table-cell office:value-type="float" office:value="0.0407012403011322" calcext:value-type="float">
            <text:p>0.040701240301132</text:p>
          </table:table-cell>
          <table:table-cell office:value-type="float" office:value="0.0422949641942978" calcext:value-type="float">
            <text:p>0.042294964194298</text:p>
          </table:table-cell>
          <table:table-cell office:value-type="float" office:value="0.0389849208295345" calcext:value-type="float">
            <text:p>0.038984920829535</text:p>
          </table:table-cell>
          <table:table-cell office:value-type="float" office:value="0.00539414025843144" calcext:value-type="float">
            <text:p>0.005394140258431</text:p>
          </table:table-cell>
          <table:table-cell office:value-type="float" office:value="0.0662008076906204" calcext:value-type="float">
            <text:p>0.066200807690621</text:p>
          </table:table-cell>
          <table:table-cell office:value-type="float" office:value="0.0491602309048176" calcext:value-type="float">
            <text:p>0.049160230904818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41049509495497" calcext:value-type="float">
            <text:p>0.02410495094955</text:p>
          </table:table-cell>
          <table:table-cell office:value-type="float" office:value="0.0249057319015264" calcext:value-type="float">
            <text:p>0.024905731901527</text:p>
          </table:table-cell>
          <table:table-cell office:value-type="float" office:value="0.0508791729807854" calcext:value-type="float">
            <text:p>0.050879172980785</text:p>
          </table:table-cell>
          <table:table-cell office:value-type="float" office:value="0.00772122666239739" calcext:value-type="float">
            <text:p>0.007721226662397</text:p>
          </table:table-cell>
          <table:table-cell office:value-type="float" office:value="0.0925732329487801" calcext:value-type="float">
            <text:p>0.09257323294878</text:p>
          </table:table-cell>
          <table:table-cell office:value-type="float" office:value="0.0743041634559631" calcext:value-type="float">
            <text:p>0.074304163455963</text:p>
          </table:table-cell>
          <table:table-cell table:number-columns-repeated="1018"/>
        </table:table-row>
        <table:table-row table:style-name="ro1">
          <table:table-cell office:value-type="float" office:value="0.0411667600274086" calcext:value-type="float">
            <text:p>0.041166760027409</text:p>
          </table:table-cell>
          <table:table-cell office:value-type="float" office:value="0.0408365465700626" calcext:value-type="float">
            <text:p>0.040836546570063</text:p>
          </table:table-cell>
          <table:table-cell office:value-type="float" office:value="0.0576114505529404" calcext:value-type="float">
            <text:p>0.05761145055294</text:p>
          </table:table-cell>
          <table:table-cell office:value-type="float" office:value="0.0121739134192467" calcext:value-type="float">
            <text:p>0.012173913419247</text:p>
          </table:table-cell>
          <table:table-cell office:value-type="float" office:value="0.0924380868673325" calcext:value-type="float">
            <text:p>0.092438086867333</text:p>
          </table:table-cell>
          <table:table-cell office:value-type="float" office:value="0.0664171725511551" calcext:value-type="float">
            <text:p>0.066417172551155</text:p>
          </table:table-cell>
          <table:table-cell table:number-columns-repeated="1018"/>
        </table:table-row>
        <table:table-row table:style-name="ro1">
          <table:table-cell office:value-type="float" office:value="0.0256812106817961" calcext:value-type="float">
            <text:p>0.025681210681796</text:p>
          </table:table-cell>
          <table:table-cell office:value-type="float" office:value="0.0197257902473211" calcext:value-type="float">
            <text:p>0.019725790247321</text:p>
          </table:table-cell>
          <table:table-cell office:value-type="float" office:value="0.0390500910580158" calcext:value-type="float">
            <text:p>0.039050091058016</text:p>
          </table:table-cell>
          <table:table-cell office:value-type="float" office:value="0.00531444698572159" calcext:value-type="float">
            <text:p>0.005314446985722</text:p>
          </table:table-cell>
          <table:table-cell office:value-type="float" office:value="0.0770718082785607" calcext:value-type="float">
            <text:p>0.077071808278561</text:p>
          </table:table-cell>
          <table:table-cell office:value-type="float" office:value="0.0529155507683754" calcext:value-type="float">
            <text:p>0.052915550768375</text:p>
          </table:table-cell>
          <table:table-cell table:number-columns-repeated="1018"/>
        </table:table-row>
        <table:table-row table:style-name="ro1">
          <table:table-cell office:value-type="float" office:value="0.0258366018533707" calcext:value-type="float">
            <text:p>0.025836601853371</text:p>
          </table:table-cell>
          <table:table-cell office:value-type="float" office:value="0.0442452095448971" calcext:value-type="float">
            <text:p>0.044245209544897</text:p>
          </table:table-cell>
          <table:table-cell office:value-type="float" office:value="0.0352494232356548" calcext:value-type="float">
            <text:p>0.035249423235655</text:p>
          </table:table-cell>
          <table:table-cell office:value-type="float" office:value="0.0021310904994607" calcext:value-type="float">
            <text:p>0.002131090499461</text:p>
          </table:table-cell>
          <table:table-cell office:value-type="float" office:value="0.11264681071043" calcext:value-type="float">
            <text:p>0.11264681071043</text:p>
          </table:table-cell>
          <table:table-cell office:value-type="float" office:value="0.0806925371289253" calcext:value-type="float">
            <text:p>0.08069253712892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70989127457142" calcext:value-type="float">
            <text:p>0.027098912745714</text:p>
          </table:table-cell>
          <table:table-cell office:value-type="float" office:value="0.0297882780432701" calcext:value-type="float">
            <text:p>0.02978827804327</text:p>
          </table:table-cell>
          <table:table-cell office:value-type="float" office:value="0.0574627257883549" calcext:value-type="float">
            <text:p>0.057462725788355</text:p>
          </table:table-cell>
          <table:table-cell office:value-type="float" office:value="0.00686201080679894" calcext:value-type="float">
            <text:p>0.006862010806799</text:p>
          </table:table-cell>
          <table:table-cell office:value-type="float" office:value="0.088201068341732" calcext:value-type="float">
            <text:p>0.088201068341732</text:p>
          </table:table-cell>
          <table:table-cell office:value-type="float" office:value="0.063118651509285" calcext:value-type="float">
            <text:p>0.063118651509285</text:p>
          </table:table-cell>
          <table:table-cell table:number-columns-repeated="1018"/>
        </table:table-row>
        <table:table-row table:style-name="ro1">
          <table:table-cell office:value-type="float" office:value="0.0224406011402607" calcext:value-type="float">
            <text:p>0.022440601140261</text:p>
          </table:table-cell>
          <table:table-cell office:value-type="float" office:value="0.0234358329325914" calcext:value-type="float">
            <text:p>0.023435832932592</text:p>
          </table:table-cell>
          <table:table-cell office:value-type="float" office:value="0.0572800673544407" calcext:value-type="float">
            <text:p>0.057280067354441</text:p>
          </table:table-cell>
          <table:table-cell office:value-type="float" office:value="0.00647858204320073" calcext:value-type="float">
            <text:p>0.006478582043201</text:p>
          </table:table-cell>
          <table:table-cell office:value-type="float" office:value="0.0865378081798554" calcext:value-type="float">
            <text:p>0.086537808179855</text:p>
          </table:table-cell>
          <table:table-cell office:value-type="float" office:value="0.0654335469007492" calcext:value-type="float">
            <text:p>0.065433546900749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73956712335348" calcext:value-type="float">
            <text:p>0.027395671233535</text:p>
          </table:table-cell>
          <table:table-cell office:value-type="float" office:value="0.027098523452878" calcext:value-type="float">
            <text:p>0.027098523452878</text:p>
          </table:table-cell>
          <table:table-cell office:value-type="float" office:value="0.047601792961359" calcext:value-type="float">
            <text:p>0.047601792961359</text:p>
          </table:table-cell>
          <table:table-cell office:value-type="float" office:value="0.00826943386346102" calcext:value-type="float">
            <text:p>0.008269433863461</text:p>
          </table:table-cell>
          <table:table-cell office:value-type="float" office:value="0.0755555257201195" calcext:value-type="float">
            <text:p>0.07555552572012</text:p>
          </table:table-cell>
          <table:table-cell office:value-type="float" office:value="0.04916001111269" calcext:value-type="float">
            <text:p>0.04916001111269</text:p>
          </table:table-cell>
          <table:table-cell table:number-columns-repeated="1018"/>
        </table:table-row>
        <table:table-row table:style-name="ro1">
          <table:table-cell office:value-type="float" office:value="0.0196113754063845" calcext:value-type="float">
            <text:p>0.019611375406385</text:p>
          </table:table-cell>
          <table:table-cell office:value-type="float" office:value="0.0208726488053799" calcext:value-type="float">
            <text:p>0.02087264880538</text:p>
          </table:table-cell>
          <table:table-cell office:value-type="float" office:value="0.0586855560541153" calcext:value-type="float">
            <text:p>0.058685556054115</text:p>
          </table:table-cell>
          <table:table-cell office:value-type="float" office:value="0.00571524305269122" calcext:value-type="float">
            <text:p>0.005715243052691</text:p>
          </table:table-cell>
          <table:table-cell office:value-type="float" office:value="0.0837371572852135" calcext:value-type="float">
            <text:p>0.083737157285214</text:p>
          </table:table-cell>
          <table:table-cell office:value-type="float" office:value="0.0638507679104805" calcext:value-type="float">
            <text:p>0.063850767910481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70018966495991" calcext:value-type="float">
            <text:p>0.037001896649599</text:p>
          </table:table-cell>
          <table:table-cell office:value-type="float" office:value="0.0385266989469528" calcext:value-type="float">
            <text:p>0.038526698946953</text:p>
          </table:table-cell>
          <table:table-cell office:value-type="float" office:value="0.0511656254529953" calcext:value-type="float">
            <text:p>0.051165625452995</text:p>
          </table:table-cell>
          <table:table-cell office:value-type="float" office:value="0.00833559222519398" calcext:value-type="float">
            <text:p>0.008335592225194</text:p>
          </table:table-cell>
          <table:table-cell office:value-type="float" office:value="0.093284085392952" calcext:value-type="float">
            <text:p>0.093284085392952</text:p>
          </table:table-cell>
          <table:table-cell office:value-type="float" office:value="0.0637367814779282" calcext:value-type="float">
            <text:p>0.063736781477928</text:p>
          </table:table-cell>
          <table:table-cell table:number-columns-repeated="1018"/>
        </table:table-row>
        <table:table-row table:style-name="ro1">
          <table:table-cell office:value-type="float" office:value="0.0359654687345028" calcext:value-type="float">
            <text:p>0.035965468734503</text:p>
          </table:table-cell>
          <table:table-cell office:value-type="float" office:value="0.0291582606732845" calcext:value-type="float">
            <text:p>0.029158260673285</text:p>
          </table:table-cell>
          <table:table-cell office:value-type="float" office:value="0.0554517544806004" calcext:value-type="float">
            <text:p>0.0554517544806</text:p>
          </table:table-cell>
          <table:table-cell office:value-type="float" office:value="0.00878859683871269" calcext:value-type="float">
            <text:p>0.008788596838713</text:p>
          </table:table-cell>
          <table:table-cell office:value-type="float" office:value="0.0854278728365898" calcext:value-type="float">
            <text:p>0.08542787283659</text:p>
          </table:table-cell>
          <table:table-cell office:value-type="float" office:value="0.0688492804765701" calcext:value-type="float">
            <text:p>0.06884928047657</text:p>
          </table:table-cell>
          <table:table-cell table:number-columns-repeated="1018"/>
        </table:table-row>
        <table:table-row table:style-name="ro1">
          <table:table-cell office:value-type="float" office:value="0.028114402666688" calcext:value-type="float">
            <text:p>0.028114402666688</text:p>
          </table:table-cell>
          <table:table-cell office:value-type="float" office:value="0.0262155141681433" calcext:value-type="float">
            <text:p>0.026215514168143</text:p>
          </table:table-cell>
          <table:table-cell office:value-type="float" office:value="0.0544528923928738" calcext:value-type="float">
            <text:p>0.054452892392874</text:p>
          </table:table-cell>
          <table:table-cell office:value-type="float" office:value="0.00779086910188198" calcext:value-type="float">
            <text:p>0.007790869101882</text:p>
          </table:table-cell>
          <table:table-cell office:value-type="float" office:value="0.0782432556152344" calcext:value-type="float">
            <text:p>0.078243255615234</text:p>
          </table:table-cell>
          <table:table-cell office:value-type="float" office:value="0.0551003254950047" calcext:value-type="float">
            <text:p>0.055100325495005</text:p>
          </table:table-cell>
          <table:table-cell table:number-columns-repeated="1018"/>
        </table:table-row>
        <table:table-row table:style-name="ro1">
          <table:table-cell office:value-type="float" office:value="0.022277569398284" calcext:value-type="float">
            <text:p>0.022277569398284</text:p>
          </table:table-cell>
          <table:table-cell office:value-type="float" office:value="0.0433400273323059" calcext:value-type="float">
            <text:p>0.043340027332306</text:p>
          </table:table-cell>
          <table:table-cell office:value-type="float" office:value="0.0350695252418518" calcext:value-type="float">
            <text:p>0.035069525241852</text:p>
          </table:table-cell>
          <table:table-cell office:value-type="float" office:value="0.00189155014231801" calcext:value-type="float">
            <text:p>0.001891550142318</text:p>
          </table:table-cell>
          <table:table-cell office:value-type="float" office:value="0.115282393991947" calcext:value-type="float">
            <text:p>0.115282393991947</text:p>
          </table:table-cell>
          <table:table-cell office:value-type="float" office:value="0.0835764855146408" calcext:value-type="float">
            <text:p>0.083576485514641</text:p>
          </table:table-cell>
          <table:table-cell table:number-columns-repeated="1018"/>
        </table:table-row>
        <table:table-row table:style-name="ro1">
          <table:table-cell office:value-type="float" office:value="0.0268707349896431" calcext:value-type="float">
            <text:p>0.026870734989643</text:p>
          </table:table-cell>
          <table:table-cell office:value-type="float" office:value="0.0260639041662216" calcext:value-type="float">
            <text:p>0.026063904166222</text:p>
          </table:table-cell>
          <table:table-cell office:value-type="float" office:value="0.044184647500515" calcext:value-type="float">
            <text:p>0.044184647500515</text:p>
          </table:table-cell>
          <table:table-cell office:value-type="float" office:value="0.00654190964996815" calcext:value-type="float">
            <text:p>0.006541909649968</text:p>
          </table:table-cell>
          <table:table-cell office:value-type="float" office:value="0.0693165808916092" calcext:value-type="float">
            <text:p>0.069316580891609</text:p>
          </table:table-cell>
          <table:table-cell office:value-type="float" office:value="0.0461638532578945" calcext:value-type="float">
            <text:p>0.046163853257895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78864689171314" calcext:value-type="float">
            <text:p>0.027886468917132</text:p>
          </table:table-cell>
          <table:table-cell office:value-type="float" office:value="0.0287465415894985" calcext:value-type="float">
            <text:p>0.028746541589499</text:p>
          </table:table-cell>
          <table:table-cell office:value-type="float" office:value="0.0493727661669254" calcext:value-type="float">
            <text:p>0.049372766166926</text:p>
          </table:table-cell>
          <table:table-cell office:value-type="float" office:value="0.00800409074872732" calcext:value-type="float">
            <text:p>0.008004090748727</text:p>
          </table:table-cell>
          <table:table-cell office:value-type="float" office:value="0.0661170408129692" calcext:value-type="float">
            <text:p>0.066117040812969</text:p>
          </table:table-cell>
          <table:table-cell office:value-type="float" office:value="0.0421667583286762" calcext:value-type="float">
            <text:p>0.042166758328676</text:p>
          </table:table-cell>
          <table:table-cell table:number-columns-repeated="1018"/>
        </table:table-row>
        <table:table-row table:style-name="ro1">
          <table:table-cell office:value-type="float" office:value="0.0302104558795691" calcext:value-type="float">
            <text:p>0.030210455879569</text:p>
          </table:table-cell>
          <table:table-cell office:value-type="float" office:value="0.0286814700812101" calcext:value-type="float">
            <text:p>0.02868147008121</text:p>
          </table:table-cell>
          <table:table-cell office:value-type="float" office:value="0.0459184274077416" calcext:value-type="float">
            <text:p>0.045918427407742</text:p>
          </table:table-cell>
          <table:table-cell office:value-type="float" office:value="0.00767850363627076" calcext:value-type="float">
            <text:p>0.007678503636271</text:p>
          </table:table-cell>
          <table:table-cell office:value-type="float" office:value="0.067891888320446" calcext:value-type="float">
            <text:p>0.067891888320446</text:p>
          </table:table-cell>
          <table:table-cell office:value-type="float" office:value="0.0467607453465462" calcext:value-type="float">
            <text:p>0.046760745346546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75110211223364" calcext:value-type="float">
            <text:p>0.027511021122336</text:p>
          </table:table-cell>
          <table:table-cell office:value-type="float" office:value="0.0385571122169495" calcext:value-type="float">
            <text:p>0.03855711221695</text:p>
          </table:table-cell>
          <table:table-cell office:value-type="float" office:value="0.0556953884661198" calcext:value-type="float">
            <text:p>0.05569538846612</text:p>
          </table:table-cell>
          <table:table-cell office:value-type="float" office:value="0.00424849707633257" calcext:value-type="float">
            <text:p>0.004248497076333</text:p>
          </table:table-cell>
          <table:table-cell office:value-type="float" office:value="0.0761042088270187" calcext:value-type="float">
            <text:p>0.076104208827019</text:p>
          </table:table-cell>
          <table:table-cell office:value-type="float" office:value="0.0456219092011452" calcext:value-type="float">
            <text:p>0.045621909201145</text:p>
          </table:table-cell>
          <table:table-cell table:number-columns-repeated="1018"/>
        </table:table-row>
        <table:table-row table:style-name="ro1">
          <table:table-cell office:value-type="float" office:value="0.0238873176276684" calcext:value-type="float">
            <text:p>0.023887317627668</text:p>
          </table:table-cell>
          <table:table-cell office:value-type="float" office:value="0.0331387594342232" calcext:value-type="float">
            <text:p>0.033138759434223</text:p>
          </table:table-cell>
          <table:table-cell office:value-type="float" office:value="0.0521556101739407" calcext:value-type="float">
            <text:p>0.052155610173941</text:p>
          </table:table-cell>
          <table:table-cell office:value-type="float" office:value="0.00648579839617014" calcext:value-type="float">
            <text:p>0.00648579839617</text:p>
          </table:table-cell>
          <table:table-cell office:value-type="float" office:value="0.0918535962700844" calcext:value-type="float">
            <text:p>0.091853596270084</text:p>
          </table:table-cell>
          <table:table-cell office:value-type="float" office:value="0.0566222444176674" calcext:value-type="float">
            <text:p>0.056622244417667</text:p>
          </table:table-cell>
          <table:table-cell table:number-columns-repeated="1018"/>
        </table:table-row>
        <table:table-row table:style-name="ro1">
          <table:table-cell office:value-type="float" office:value="0.027281204238534" calcext:value-type="float">
            <text:p>0.027281204238534</text:p>
          </table:table-cell>
          <table:table-cell office:value-type="float" office:value="0.0316084958612919" calcext:value-type="float">
            <text:p>0.031608495861292</text:p>
          </table:table-cell>
          <table:table-cell office:value-type="float" office:value="0.0568425953388214" calcext:value-type="float">
            <text:p>0.056842595338821</text:p>
          </table:table-cell>
          <table:table-cell office:value-type="float" office:value="0.00702298432588577" calcext:value-type="float">
            <text:p>0.007022984325886</text:p>
          </table:table-cell>
          <table:table-cell office:value-type="float" office:value="0.0768879950046539" calcext:value-type="float">
            <text:p>0.076887995004654</text:p>
          </table:table-cell>
          <table:table-cell office:value-type="float" office:value="0.0507418215274811" calcext:value-type="float">
            <text:p>0.050741821527481</text:p>
          </table:table-cell>
          <table:table-cell table:number-columns-repeated="1018"/>
        </table:table-row>
        <table:table-row table:style-name="ro1">
          <table:table-cell office:value-type="float" office:value="0.0308969933539629" calcext:value-type="float">
            <text:p>0.030896993353963</text:p>
          </table:table-cell>
          <table:table-cell office:value-type="float" office:value="0.0291327275335789" calcext:value-type="float">
            <text:p>0.029132727533579</text:p>
          </table:table-cell>
          <table:table-cell office:value-type="float" office:value="0.0415670648217201" calcext:value-type="float">
            <text:p>0.04156706482172</text:p>
          </table:table-cell>
          <table:table-cell office:value-type="float" office:value="0.00658990070223808" calcext:value-type="float">
            <text:p>0.006589900702238</text:p>
          </table:table-cell>
          <table:table-cell office:value-type="float" office:value="0.0666394978761673" calcext:value-type="float">
            <text:p>0.066639497876167</text:p>
          </table:table-cell>
          <table:table-cell office:value-type="float" office:value="0.0440519452095032" calcext:value-type="float">
            <text:p>0.044051945209503</text:p>
          </table:table-cell>
          <table:table-cell table:number-columns-repeated="1018"/>
        </table:table-row>
        <table:table-row table:style-name="ro1">
          <table:table-cell office:value-type="float" office:value="0.025994012132287" calcext:value-type="float">
            <text:p>0.025994012132287</text:p>
          </table:table-cell>
          <table:table-cell office:value-type="float" office:value="0.026300510391593" calcext:value-type="float">
            <text:p>0.026300510391593</text:p>
          </table:table-cell>
          <table:table-cell office:value-type="float" office:value="0.0487235710024834" calcext:value-type="float">
            <text:p>0.048723571002483</text:p>
          </table:table-cell>
          <table:table-cell office:value-type="float" office:value="0.00643971702083945" calcext:value-type="float">
            <text:p>0.006439717020839</text:p>
          </table:table-cell>
          <table:table-cell office:value-type="float" office:value="0.0776949971914292" calcext:value-type="float">
            <text:p>0.077694997191429</text:p>
          </table:table-cell>
          <table:table-cell office:value-type="float" office:value="0.0540378354489803" calcext:value-type="float">
            <text:p>0.05403783544898</text:p>
          </table:table-cell>
          <table:table-cell table:number-columns-repeated="1018"/>
        </table:table-row>
        <table:table-row table:style-name="ro1">
          <table:table-cell office:value-type="float" office:value="0.0211894679814577" calcext:value-type="float">
            <text:p>0.021189467981458</text:p>
          </table:table-cell>
          <table:table-cell office:value-type="float" office:value="0.0283416826277971" calcext:value-type="float">
            <text:p>0.028341682627797</text:p>
          </table:table-cell>
          <table:table-cell office:value-type="float" office:value="0.0543095692992211" calcext:value-type="float">
            <text:p>0.054309569299221</text:p>
          </table:table-cell>
          <table:table-cell office:value-type="float" office:value="0.00613487511873245" calcext:value-type="float">
            <text:p>0.006134875118732</text:p>
          </table:table-cell>
          <table:table-cell office:value-type="float" office:value="0.0819216445088387" calcext:value-type="float">
            <text:p>0.081921644508839</text:p>
          </table:table-cell>
          <table:table-cell office:value-type="float" office:value="0.0526602454483509" calcext:value-type="float">
            <text:p>0.052660245448351</text:p>
          </table:table-cell>
          <table:table-cell table:number-columns-repeated="1018"/>
        </table:table-row>
        <table:table-row table:style-name="ro1">
          <table:table-cell office:value-type="float" office:value="0.0374464131891727" calcext:value-type="float">
            <text:p>0.037446413189173</text:p>
          </table:table-cell>
          <table:table-cell office:value-type="float" office:value="0.0328579060733318" calcext:value-type="float">
            <text:p>0.032857906073332</text:p>
          </table:table-cell>
          <table:table-cell office:value-type="float" office:value="0.0510687679052353" calcext:value-type="float">
            <text:p>0.051068767905235</text:p>
          </table:table-cell>
          <table:table-cell office:value-type="float" office:value="0.00573374610394239" calcext:value-type="float">
            <text:p>0.005733746103942</text:p>
          </table:table-cell>
          <table:table-cell office:value-type="float" office:value="0.0626944825053215" calcext:value-type="float">
            <text:p>0.062694482505322</text:p>
          </table:table-cell>
          <table:table-cell office:value-type="float" office:value="0.0469323322176933" calcext:value-type="float">
            <text:p>0.046932332217693</text:p>
          </table:table-cell>
          <table:table-cell table:number-columns-repeated="1018"/>
        </table:table-row>
        <table:table-row table:style-name="ro1">
          <table:table-cell office:value-type="float" office:value="0.0272476654499769" calcext:value-type="float">
            <text:p>0.027247665449977</text:p>
          </table:table-cell>
          <table:table-cell office:value-type="float" office:value="0.0233056768774986" calcext:value-type="float">
            <text:p>0.023305676877499</text:p>
          </table:table-cell>
          <table:table-cell office:value-type="float" office:value="0.0426294133067131" calcext:value-type="float">
            <text:p>0.042629413306713</text:p>
          </table:table-cell>
          <table:table-cell office:value-type="float" office:value="0.00448134867474437" calcext:value-type="float">
            <text:p>0.004481348674744</text:p>
          </table:table-cell>
          <table:table-cell office:value-type="float" office:value="0.0609876289963722" calcext:value-type="float">
            <text:p>0.060987628996372</text:p>
          </table:table-cell>
          <table:table-cell office:value-type="float" office:value="0.0367896780371666" calcext:value-type="float">
            <text:p>0.036789678037167</text:p>
          </table:table-cell>
          <table:table-cell table:number-columns-repeated="1018"/>
        </table:table-row>
        <table:table-row table:style-name="ro1">
          <table:table-cell office:value-type="float" office:value="0.0325630009174347" calcext:value-type="float">
            <text:p>0.032563000917435</text:p>
          </table:table-cell>
          <table:table-cell office:value-type="float" office:value="0.0328684560954571" calcext:value-type="float">
            <text:p>0.032868456095457</text:p>
          </table:table-cell>
          <table:table-cell office:value-type="float" office:value="0.0427394397556782" calcext:value-type="float">
            <text:p>0.042739439755678</text:p>
          </table:table-cell>
          <table:table-cell office:value-type="float" office:value="0.00676017859950662" calcext:value-type="float">
            <text:p>0.006760178599507</text:p>
          </table:table-cell>
          <table:table-cell office:value-type="float" office:value="0.0582050569355488" calcext:value-type="float">
            <text:p>0.058205056935549</text:p>
          </table:table-cell>
          <table:table-cell office:value-type="float" office:value="0.0368232801556587" calcext:value-type="float">
            <text:p>0.036823280155659</text:p>
          </table:table-cell>
          <table:table-cell table:number-columns-repeated="1018"/>
        </table:table-row>
        <table:table-row table:style-name="ro1">
          <table:table-cell office:value-type="float" office:value="0.0286311656236649" calcext:value-type="float">
            <text:p>0.028631165623665</text:p>
          </table:table-cell>
          <table:table-cell office:value-type="float" office:value="0.0321560651063919" calcext:value-type="float">
            <text:p>0.032156065106392</text:p>
          </table:table-cell>
          <table:table-cell office:value-type="float" office:value="0.0489511713385582" calcext:value-type="float">
            <text:p>0.048951171338558</text:p>
          </table:table-cell>
          <table:table-cell office:value-type="float" office:value="0.0062722465954721" calcext:value-type="float">
            <text:p>0.006272246595472</text:p>
          </table:table-cell>
          <table:table-cell office:value-type="float" office:value="0.07594083994627" calcext:value-type="float">
            <text:p>0.07594083994627</text:p>
          </table:table-cell>
          <table:table-cell office:value-type="float" office:value="0.0432145707309246" calcext:value-type="float">
            <text:p>0.043214570730925</text:p>
          </table:table-cell>
          <table:table-cell table:number-columns-repeated="1018"/>
        </table:table-row>
        <table:table-row table:style-name="ro1">
          <table:table-cell office:value-type="float" office:value="0.0373392067849636" calcext:value-type="float">
            <text:p>0.037339206784964</text:p>
          </table:table-cell>
          <table:table-cell office:value-type="float" office:value="0.0318201668560505" calcext:value-type="float">
            <text:p>0.031820166856051</text:p>
          </table:table-cell>
          <table:table-cell office:value-type="float" office:value="0.0462947897613049" calcext:value-type="float">
            <text:p>0.046294789761305</text:p>
          </table:table-cell>
          <table:table-cell office:value-type="float" office:value="0.00731872441247106" calcext:value-type="float">
            <text:p>0.007318724412471</text:p>
          </table:table-cell>
          <table:table-cell office:value-type="float" office:value="0.0846366733312607" calcext:value-type="float">
            <text:p>0.084636673331261</text:p>
          </table:table-cell>
          <table:table-cell office:value-type="float" office:value="0.0580355972051621" calcext:value-type="float">
            <text:p>0.058035597205162</text:p>
          </table:table-cell>
          <table:table-cell table:number-columns-repeated="1018"/>
        </table:table-row>
        <table:table-row table:style-name="ro1">
          <table:table-cell office:value-type="float" office:value="0.02876116335392" calcext:value-type="float">
            <text:p>0.02876116335392</text:p>
          </table:table-cell>
          <table:table-cell office:value-type="float" office:value="0.0289593953639269" calcext:value-type="float">
            <text:p>0.028959395363927</text:p>
          </table:table-cell>
          <table:table-cell office:value-type="float" office:value="0.0470755361020565" calcext:value-type="float">
            <text:p>0.047075536102057</text:p>
          </table:table-cell>
          <table:table-cell office:value-type="float" office:value="0.0070350100286305" calcext:value-type="float">
            <text:p>0.007035010028631</text:p>
          </table:table-cell>
          <table:table-cell office:value-type="float" office:value="0.0721672177314758" calcext:value-type="float">
            <text:p>0.072167217731476</text:p>
          </table:table-cell>
          <table:table-cell office:value-type="float" office:value="0.0477164834737778" calcext:value-type="float">
            <text:p>0.047716483473778</text:p>
          </table:table-cell>
          <table:table-cell table:number-columns-repeated="1018"/>
        </table:table-row>
        <table:table-row table:style-name="ro1">
          <table:table-cell office:value-type="float" office:value="0.0276664420962334" calcext:value-type="float">
            <text:p>0.027666442096233</text:p>
          </table:table-cell>
          <table:table-cell office:value-type="float" office:value="0.0293478295207024" calcext:value-type="float">
            <text:p>0.029347829520702</text:p>
          </table:table-cell>
          <table:table-cell office:value-type="float" office:value="0.0569759160280228" calcext:value-type="float">
            <text:p>0.056975916028023</text:p>
          </table:table-cell>
          <table:table-cell office:value-type="float" office:value="0.00607746886089444" calcext:value-type="float">
            <text:p>0.006077468860894</text:p>
          </table:table-cell>
          <table:table-cell office:value-type="float" office:value="0.0839756727218628" calcext:value-type="float">
            <text:p>0.083975672721863</text:p>
          </table:table-cell>
          <table:table-cell office:value-type="float" office:value="0.060018315911293" calcext:value-type="float">
            <text:p>0.060018315911293</text:p>
          </table:table-cell>
          <table:table-cell table:number-columns-repeated="1018"/>
        </table:table-row>
        <table:table-row table:style-name="ro1">
          <table:table-cell office:value-type="float" office:value="0.0189735163003206" calcext:value-type="float">
            <text:p>0.018973516300321</text:p>
          </table:table-cell>
          <table:table-cell office:value-type="float" office:value="0.0200296677649021" calcext:value-type="float">
            <text:p>0.020029667764902</text:p>
          </table:table-cell>
          <table:table-cell office:value-type="float" office:value="0.0429589487612248" calcext:value-type="float">
            <text:p>0.042958948761225</text:p>
          </table:table-cell>
          <table:table-cell office:value-type="float" office:value="0.00516673969104886" calcext:value-type="float">
            <text:p>0.005166739691049</text:p>
          </table:table-cell>
          <table:table-cell office:value-type="float" office:value="0.0621112920343876" calcext:value-type="float">
            <text:p>0.062111292034388</text:p>
          </table:table-cell>
          <table:table-cell office:value-type="float" office:value="0.0439442917704582" calcext:value-type="float">
            <text:p>0.043944291770458</text:p>
          </table:table-cell>
          <table:table-cell table:number-columns-repeated="1018"/>
        </table:table-row>
        <table:table-row table:style-name="ro1">
          <table:table-cell office:value-type="float" office:value="0.0270960386842489" calcext:value-type="float">
            <text:p>0.027096038684249</text:p>
          </table:table-cell>
          <table:table-cell office:value-type="float" office:value="0.0349665060639381" calcext:value-type="float">
            <text:p>0.034966506063938</text:p>
          </table:table-cell>
          <table:table-cell office:value-type="float" office:value="0.0455706082284451" calcext:value-type="float">
            <text:p>0.045570608228445</text:p>
          </table:table-cell>
          <table:table-cell office:value-type="float" office:value="0.00483643263578415" calcext:value-type="float">
            <text:p>0.004836432635784</text:p>
          </table:table-cell>
          <table:table-cell office:value-type="float" office:value="0.0802967920899391" calcext:value-type="float">
            <text:p>0.080296792089939</text:p>
          </table:table-cell>
          <table:table-cell office:value-type="float" office:value="0.0522695183753967" calcext:value-type="float">
            <text:p>0.052269518375397</text:p>
          </table:table-cell>
          <table:table-cell table:number-columns-repeated="1018"/>
        </table:table-row>
        <table:table-row table:style-name="ro1">
          <table:table-cell office:value-type="float" office:value="0.03164878860116" calcext:value-type="float">
            <text:p>0.03164878860116</text:p>
          </table:table-cell>
          <table:table-cell office:value-type="float" office:value="0.0328314788639545" calcext:value-type="float">
            <text:p>0.032831478863955</text:p>
          </table:table-cell>
          <table:table-cell office:value-type="float" office:value="0.0388691127300262" calcext:value-type="float">
            <text:p>0.038869112730026</text:p>
          </table:table-cell>
          <table:table-cell office:value-type="float" office:value="0.00620912341400981" calcext:value-type="float">
            <text:p>0.00620912341401</text:p>
          </table:table-cell>
          <table:table-cell office:value-type="float" office:value="0.0696486234664917" calcext:value-type="float">
            <text:p>0.069648623466492</text:p>
          </table:table-cell>
          <table:table-cell office:value-type="float" office:value="0.0448594391345978" calcext:value-type="float">
            <text:p>0.044859439134598</text:p>
          </table:table-cell>
          <table:table-cell table:number-columns-repeated="1018"/>
        </table:table-row>
        <table:table-row table:style-name="ro1">
          <table:table-cell office:value-type="float" office:value="0.0283101312816143" calcext:value-type="float">
            <text:p>0.028310131281614</text:p>
          </table:table-cell>
          <table:table-cell office:value-type="float" office:value="0.0295310597866774" calcext:value-type="float">
            <text:p>0.029531059786677</text:p>
          </table:table-cell>
          <table:table-cell office:value-type="float" office:value="0.0625269860029221" calcext:value-type="float">
            <text:p>0.062526986002922</text:p>
          </table:table-cell>
          <table:table-cell office:value-type="float" office:value="0.00886780023574829" calcext:value-type="float">
            <text:p>0.008867800235748</text:p>
          </table:table-cell>
          <table:table-cell office:value-type="float" office:value="0.0932224243879318" calcext:value-type="float">
            <text:p>0.093222424387932</text:p>
          </table:table-cell>
          <table:table-cell office:value-type="float" office:value="0.070232979953289" calcext:value-type="float">
            <text:p>0.070232979953289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29132603853941" calcext:value-type="float">
            <text:p>0.022913260385394</text:p>
          </table:table-cell>
          <table:table-cell office:value-type="float" office:value="0.0405030585825443" calcext:value-type="float">
            <text:p>0.040503058582544</text:p>
          </table:table-cell>
          <table:table-cell office:value-type="float" office:value="0.0376418605446816" calcext:value-type="float">
            <text:p>0.037641860544682</text:p>
          </table:table-cell>
          <table:table-cell office:value-type="float" office:value="0.00265877158381045" calcext:value-type="float">
            <text:p>0.00265877158381</text:p>
          </table:table-cell>
          <table:table-cell office:value-type="float" office:value="0.110889479517937" calcext:value-type="float">
            <text:p>0.110889479517937</text:p>
          </table:table-cell>
          <table:table-cell office:value-type="float" office:value="0.0774583294987679" calcext:value-type="float">
            <text:p>0.077458329498768</text:p>
          </table:table-cell>
          <table:table-cell table:number-columns-repeated="1018"/>
        </table:table-row>
        <table:table-row table:style-name="ro1">
          <table:table-cell office:value-type="float" office:value="0.0273479130119085" calcext:value-type="float">
            <text:p>0.027347913011909</text:p>
          </table:table-cell>
          <table:table-cell office:value-type="float" office:value="0.0284255594015121" calcext:value-type="float">
            <text:p>0.028425559401512</text:p>
          </table:table-cell>
          <table:table-cell office:value-type="float" office:value="0.0470587946474552" calcext:value-type="float">
            <text:p>0.047058794647455</text:p>
          </table:table-cell>
          <table:table-cell office:value-type="float" office:value="0.00535550666972995" calcext:value-type="float">
            <text:p>0.00535550666973</text:p>
          </table:table-cell>
          <table:table-cell office:value-type="float" office:value="0.0764357671141625" calcext:value-type="float">
            <text:p>0.076435767114163</text:p>
          </table:table-cell>
          <table:table-cell office:value-type="float" office:value="0.0479447580873966" calcext:value-type="float">
            <text:p>0.047944758087397</text:p>
          </table:table-cell>
          <table:table-cell table:number-columns-repeated="1018"/>
        </table:table-row>
        <table:table-row table:style-name="ro1">
          <table:table-cell office:value-type="float" office:value="0.0302593782544136" calcext:value-type="float">
            <text:p>0.030259378254414</text:p>
          </table:table-cell>
          <table:table-cell office:value-type="float" office:value="0.0313874892890453" calcext:value-type="float">
            <text:p>0.031387489289045</text:p>
          </table:table-cell>
          <table:table-cell office:value-type="float" office:value="0.0488645136356354" calcext:value-type="float">
            <text:p>0.048864513635635</text:p>
          </table:table-cell>
          <table:table-cell office:value-type="float" office:value="0.00708105880767107" calcext:value-type="float">
            <text:p>0.007081058807671</text:p>
          </table:table-cell>
          <table:table-cell office:value-type="float" office:value="0.0790457874536514" calcext:value-type="float">
            <text:p>0.079045787453652</text:p>
          </table:table-cell>
          <table:table-cell office:value-type="float" office:value="0.0511207319796085" calcext:value-type="float">
            <text:p>0.051120731979609</text:p>
          </table:table-cell>
          <table:table-cell table:number-columns-repeated="1018"/>
        </table:table-row>
        <table:table-row table:style-name="ro1">
          <table:table-cell office:value-type="float" office:value="0.0291222538799048" calcext:value-type="float">
            <text:p>0.029122253879905</text:p>
          </table:table-cell>
          <table:table-cell office:value-type="float" office:value="0.0314707010984421" calcext:value-type="float">
            <text:p>0.031470701098442</text:p>
          </table:table-cell>
          <table:table-cell office:value-type="float" office:value="0.0506509467959404" calcext:value-type="float">
            <text:p>0.05065094679594</text:p>
          </table:table-cell>
          <table:table-cell office:value-type="float" office:value="0.00718571525067091" calcext:value-type="float">
            <text:p>0.007185715250671</text:p>
          </table:table-cell>
          <table:table-cell office:value-type="float" office:value="0.0808848217129707" calcext:value-type="float">
            <text:p>0.080884821712971</text:p>
          </table:table-cell>
          <table:table-cell office:value-type="float" office:value="0.048511166125536" calcext:value-type="float">
            <text:p>0.048511166125536</text:p>
          </table:table-cell>
          <table:table-cell table:number-columns-repeated="1018"/>
        </table:table-row>
        <table:table-row table:style-name="ro1">
          <table:table-cell office:value-type="float" office:value="0.0312205962836742" calcext:value-type="float">
            <text:p>0.031220596283674</text:p>
          </table:table-cell>
          <table:table-cell office:value-type="float" office:value="0.0313245356082916" calcext:value-type="float">
            <text:p>0.031324535608292</text:p>
          </table:table-cell>
          <table:table-cell office:value-type="float" office:value="0.0444046929478645" calcext:value-type="float">
            <text:p>0.044404692947865</text:p>
          </table:table-cell>
          <table:table-cell office:value-type="float" office:value="0.0077353990636766" calcext:value-type="float">
            <text:p>0.007735399063677</text:p>
          </table:table-cell>
          <table:table-cell office:value-type="float" office:value="0.0660025402903557" calcext:value-type="float">
            <text:p>0.066002540290356</text:p>
          </table:table-cell>
          <table:table-cell office:value-type="float" office:value="0.0404275804758072" calcext:value-type="float">
            <text:p>0.040427580475807</text:p>
          </table:table-cell>
          <table:table-cell table:number-columns-repeated="1018"/>
        </table:table-row>
        <table:table-row table:style-name="ro1">
          <table:table-cell office:value-type="float" office:value="0.0409990102052689" calcext:value-type="float">
            <text:p>0.040999010205269</text:p>
          </table:table-cell>
          <table:table-cell office:value-type="float" office:value="0.0416010022163391" calcext:value-type="float">
            <text:p>0.041601002216339</text:p>
          </table:table-cell>
          <table:table-cell office:value-type="float" office:value="0.0442194193601608" calcext:value-type="float">
            <text:p>0.044219419360161</text:p>
          </table:table-cell>
          <table:table-cell office:value-type="float" office:value="0.00997445266693831" calcext:value-type="float">
            <text:p>0.009974452666938</text:p>
          </table:table-cell>
          <table:table-cell office:value-type="float" office:value="0.0545364692807198" calcext:value-type="float">
            <text:p>0.05453646928072</text:p>
          </table:table-cell>
          <table:table-cell office:value-type="float" office:value="0.0292283743619919" calcext:value-type="float">
            <text:p>0.029228374361992</text:p>
          </table:table-cell>
          <table:table-cell table:number-columns-repeated="1018"/>
        </table:table-row>
        <table:table-row table:style-name="ro1">
          <table:table-cell office:value-type="float" office:value="0.0240737348794937" calcext:value-type="float">
            <text:p>0.024073734879494</text:p>
          </table:table-cell>
          <table:table-cell office:value-type="float" office:value="0.0255410857498646" calcext:value-type="float">
            <text:p>0.025541085749865</text:p>
          </table:table-cell>
          <table:table-cell office:value-type="float" office:value="0.0486518703401089" calcext:value-type="float">
            <text:p>0.048651870340109</text:p>
          </table:table-cell>
          <table:table-cell office:value-type="float" office:value="0.00550256809219718" calcext:value-type="float">
            <text:p>0.005502568092197</text:p>
          </table:table-cell>
          <table:table-cell office:value-type="float" office:value="0.0718085095286369" calcext:value-type="float">
            <text:p>0.071808509528637</text:p>
          </table:table-cell>
          <table:table-cell office:value-type="float" office:value="0.0414068251848221" calcext:value-type="float">
            <text:p>0.041406825184822</text:p>
          </table:table-cell>
          <table:table-cell table:number-columns-repeated="1018"/>
        </table:table-row>
        <table:table-row table:style-name="ro1">
          <table:table-cell office:value-type="float" office:value="0.0289570279419422" calcext:value-type="float">
            <text:p>0.028957027941942</text:p>
          </table:table-cell>
          <table:table-cell office:value-type="float" office:value="0.030819159001112" calcext:value-type="float">
            <text:p>0.030819159001112</text:p>
          </table:table-cell>
          <table:table-cell office:value-type="float" office:value="0.0508387833833695" calcext:value-type="float">
            <text:p>0.05083878338337</text:p>
          </table:table-cell>
          <table:table-cell office:value-type="float" office:value="0.00574557296931744" calcext:value-type="float">
            <text:p>0.005745572969317</text:p>
          </table:table-cell>
          <table:table-cell office:value-type="float" office:value="0.0659361779689789" calcext:value-type="float">
            <text:p>0.065936177968979</text:p>
          </table:table-cell>
          <table:table-cell office:value-type="float" office:value="0.0442492812871933" calcext:value-type="float">
            <text:p>0.044249281287193</text:p>
          </table:table-cell>
          <table:table-cell table:number-columns-repeated="1018"/>
        </table:table-row>
        <table:table-row table:style-name="ro1">
          <table:table-cell office:value-type="float" office:value="0.0334396027028561" calcext:value-type="float">
            <text:p>0.033439602702856</text:p>
          </table:table-cell>
          <table:table-cell office:value-type="float" office:value="0.0315267890691757" calcext:value-type="float">
            <text:p>0.031526789069176</text:p>
          </table:table-cell>
          <table:table-cell office:value-type="float" office:value="0.0467381998896599" calcext:value-type="float">
            <text:p>0.04673819988966</text:p>
          </table:table-cell>
          <table:table-cell office:value-type="float" office:value="0.00676589040085673" calcext:value-type="float">
            <text:p>0.006765890400857</text:p>
          </table:table-cell>
          <table:table-cell office:value-type="float" office:value="0.0968320220708847" calcext:value-type="float">
            <text:p>0.096832022070885</text:p>
          </table:table-cell>
          <table:table-cell office:value-type="float" office:value="0.0648024380207062" calcext:value-type="float">
            <text:p>0.064802438020706</text:p>
          </table:table-cell>
          <table:table-cell table:number-columns-repeated="1018"/>
        </table:table-row>
        <table:table-row table:style-name="ro1">
          <table:table-cell office:value-type="float" office:value="0.0315755642950535" calcext:value-type="float">
            <text:p>0.031575564295054</text:p>
          </table:table-cell>
          <table:table-cell office:value-type="float" office:value="0.0362675823271275" calcext:value-type="float">
            <text:p>0.036267582327128</text:p>
          </table:table-cell>
          <table:table-cell office:value-type="float" office:value="0.0577509589493275" calcext:value-type="float">
            <text:p>0.057750958949328</text:p>
          </table:table-cell>
          <table:table-cell office:value-type="float" office:value="0.00918854121118784" calcext:value-type="float">
            <text:p>0.009188541211188</text:p>
          </table:table-cell>
          <table:table-cell office:value-type="float" office:value="0.0644718408584595" calcext:value-type="float">
            <text:p>0.06447184085846</text:p>
          </table:table-cell>
          <table:table-cell office:value-type="float" office:value="0.0372972227632999" calcext:value-type="float">
            <text:p>0.0372972227633</text:p>
          </table:table-cell>
          <table:table-cell table:number-columns-repeated="1018"/>
        </table:table-row>
        <table:table-row table:style-name="ro1">
          <table:table-cell office:value-type="float" office:value="0.0298905931413174" calcext:value-type="float">
            <text:p>0.029890593141317</text:p>
          </table:table-cell>
          <table:table-cell office:value-type="float" office:value="0.0338387787342072" calcext:value-type="float">
            <text:p>0.033838778734207</text:p>
          </table:table-cell>
          <table:table-cell office:value-type="float" office:value="0.0462589003145695" calcext:value-type="float">
            <text:p>0.04625890031457</text:p>
          </table:table-cell>
          <table:table-cell office:value-type="float" office:value="0.00709546450525522" calcext:value-type="float">
            <text:p>0.007095464505255</text:p>
          </table:table-cell>
          <table:table-cell office:value-type="float" office:value="0.0811851397156715" calcext:value-type="float">
            <text:p>0.081185139715672</text:p>
          </table:table-cell>
          <table:table-cell office:value-type="float" office:value="0.0491979978978634" calcext:value-type="float">
            <text:p>0.049197997897863</text:p>
          </table:table-cell>
          <table:table-cell table:number-columns-repeated="1018"/>
        </table:table-row>
        <table:table-row table:style-name="ro1">
          <table:table-cell office:value-type="float" office:value="0.0283046551048756" calcext:value-type="float">
            <text:p>0.028304655104876</text:p>
          </table:table-cell>
          <table:table-cell office:value-type="float" office:value="0.0305655486881733" calcext:value-type="float">
            <text:p>0.030565548688173</text:p>
          </table:table-cell>
          <table:table-cell office:value-type="float" office:value="0.0269568134099245" calcext:value-type="float">
            <text:p>0.026956813409925</text:p>
          </table:table-cell>
          <table:table-cell office:value-type="float" office:value="0.00413047941401601" calcext:value-type="float">
            <text:p>0.004130479414016</text:p>
          </table:table-cell>
          <table:table-cell office:value-type="float" office:value="0.0770225748419762" calcext:value-type="float">
            <text:p>0.077022574841976</text:p>
          </table:table-cell>
          <table:table-cell office:value-type="float" office:value="0.0508592464029789" calcext:value-type="float">
            <text:p>0.050859246402979</text:p>
          </table:table-cell>
          <table:table-cell table:number-columns-repeated="1018"/>
        </table:table-row>
        <table:table-row table:style-name="ro1">
          <table:table-cell office:value-type="float" office:value="0.0339803658425808" calcext:value-type="float">
            <text:p>0.033980365842581</text:p>
          </table:table-cell>
          <table:table-cell office:value-type="float" office:value="0.0332732200622559" calcext:value-type="float">
            <text:p>0.033273220062256</text:p>
          </table:table-cell>
          <table:table-cell office:value-type="float" office:value="0.0461564436554909" calcext:value-type="float">
            <text:p>0.046156443655491</text:p>
          </table:table-cell>
          <table:table-cell office:value-type="float" office:value="0.00723493099212647" calcext:value-type="float">
            <text:p>0.007234930992126</text:p>
          </table:table-cell>
          <table:table-cell office:value-type="float" office:value="0.0823222175240517" calcext:value-type="float">
            <text:p>0.082322217524052</text:p>
          </table:table-cell>
          <table:table-cell office:value-type="float" office:value="0.0536578856408596" calcext:value-type="float">
            <text:p>0.05365788564086</text:p>
          </table:table-cell>
          <table:table-cell table:number-columns-repeated="1018"/>
        </table:table-row>
        <table:table-row table:style-name="ro1">
          <table:table-cell office:value-type="float" office:value="0.029137933626771" calcext:value-type="float">
            <text:p>0.029137933626771</text:p>
          </table:table-cell>
          <table:table-cell office:value-type="float" office:value="0.0267610605806112" calcext:value-type="float">
            <text:p>0.026761060580611</text:p>
          </table:table-cell>
          <table:table-cell office:value-type="float" office:value="0.0439228229224682" calcext:value-type="float">
            <text:p>0.043922822922468</text:p>
          </table:table-cell>
          <table:table-cell office:value-type="float" office:value="0.00567864952608943" calcext:value-type="float">
            <text:p>0.005678649526089</text:p>
          </table:table-cell>
          <table:table-cell office:value-type="float" office:value="0.0811162814497948" calcext:value-type="float">
            <text:p>0.081116281449795</text:p>
          </table:table-cell>
          <table:table-cell office:value-type="float" office:value="0.0543722212314606" calcext:value-type="float">
            <text:p>0.054372221231461</text:p>
          </table:table-cell>
          <table:table-cell table:number-columns-repeated="1018"/>
        </table:table-row>
        <table:table-row table:style-name="ro1">
          <table:table-cell office:value-type="float" office:value="0.0264899618923664" calcext:value-type="float">
            <text:p>0.026489961892367</text:p>
          </table:table-cell>
          <table:table-cell office:value-type="float" office:value="0.0284824874252081" calcext:value-type="float">
            <text:p>0.028482487425208</text:p>
          </table:table-cell>
          <table:table-cell office:value-type="float" office:value="0.0473497211933136" calcext:value-type="float">
            <text:p>0.047349721193314</text:p>
          </table:table-cell>
          <table:table-cell office:value-type="float" office:value="0.00554825039580464" calcext:value-type="float">
            <text:p>0.005548250395805</text:p>
          </table:table-cell>
          <table:table-cell office:value-type="float" office:value="0.0619261078536511" calcext:value-type="float">
            <text:p>0.061926107853651</text:p>
          </table:table-cell>
          <table:table-cell office:value-type="float" office:value="0.0389955416321754" calcext:value-type="float">
            <text:p>0.038995541632176</text:p>
          </table:table-cell>
          <table:table-cell table:number-columns-repeated="1018"/>
        </table:table-row>
        <table:table-row table:style-name="ro1">
          <table:table-cell office:value-type="float" office:value="0.0280317924916744" calcext:value-type="float">
            <text:p>0.028031792491675</text:p>
          </table:table-cell>
          <table:table-cell office:value-type="float" office:value="0.0310154482722282" calcext:value-type="float">
            <text:p>0.031015448272228</text:p>
          </table:table-cell>
          <table:table-cell office:value-type="float" office:value="0.0531804710626602" calcext:value-type="float">
            <text:p>0.05318047106266</text:p>
          </table:table-cell>
          <table:table-cell office:value-type="float" office:value="0.00696018943563104" calcext:value-type="float">
            <text:p>0.006960189435631</text:p>
          </table:table-cell>
          <table:table-cell office:value-type="float" office:value="0.0766123533248901" calcext:value-type="float">
            <text:p>0.07661235332489</text:p>
          </table:table-cell>
          <table:table-cell office:value-type="float" office:value="0.046994473785162" calcext:value-type="float">
            <text:p>0.046994473785162</text:p>
          </table:table-cell>
          <table:table-cell table:number-columns-repeated="1018"/>
        </table:table-row>
        <table:table-row table:style-name="ro1">
          <table:table-cell office:value-type="float" office:value="0.0229988824576139" calcext:value-type="float">
            <text:p>0.022998882457614</text:p>
          </table:table-cell>
          <table:table-cell office:value-type="float" office:value="0.0227195639163256" calcext:value-type="float">
            <text:p>0.022719563916326</text:p>
          </table:table-cell>
          <table:table-cell office:value-type="float" office:value="0.0442969128489494" calcext:value-type="float">
            <text:p>0.04429691284895</text:p>
          </table:table-cell>
          <table:table-cell office:value-type="float" office:value="0.00505765900015831" calcext:value-type="float">
            <text:p>0.005057659000158</text:p>
          </table:table-cell>
          <table:table-cell office:value-type="float" office:value="0.0731963962316513" calcext:value-type="float">
            <text:p>0.073196396231651</text:p>
          </table:table-cell>
          <table:table-cell office:value-type="float" office:value="0.0501576140522957" calcext:value-type="float">
            <text:p>0.050157614052296</text:p>
          </table:table-cell>
          <table:table-cell table:number-columns-repeated="1018"/>
        </table:table-row>
        <table:table-row table:style-name="ro1">
          <table:table-cell office:value-type="float" office:value="0.0308214034885168" calcext:value-type="float">
            <text:p>0.030821403488517</text:p>
          </table:table-cell>
          <table:table-cell office:value-type="float" office:value="0.0256217047572136" calcext:value-type="float">
            <text:p>0.025621704757214</text:p>
          </table:table-cell>
          <table:table-cell office:value-type="float" office:value="0.0429691039025784" calcext:value-type="float">
            <text:p>0.042969103902578</text:p>
          </table:table-cell>
          <table:table-cell office:value-type="float" office:value="0.00608892273157835" calcext:value-type="float">
            <text:p>0.006088922731578</text:p>
          </table:table-cell>
          <table:table-cell office:value-type="float" office:value="0.0616201981902123" calcext:value-type="float">
            <text:p>0.061620198190212</text:p>
          </table:table-cell>
          <table:table-cell office:value-type="float" office:value="0.0442501902580261" calcext:value-type="float">
            <text:p>0.044250190258026</text:p>
          </table:table-cell>
          <table:table-cell table:number-columns-repeated="1018"/>
        </table:table-row>
        <table:table-row table:style-name="ro1">
          <table:table-cell office:value-type="float" office:value="0.0325063243508339" calcext:value-type="float">
            <text:p>0.032506324350834</text:p>
          </table:table-cell>
          <table:table-cell office:value-type="float" office:value="0.0337731800973415" calcext:value-type="float">
            <text:p>0.033773180097342</text:p>
          </table:table-cell>
          <table:table-cell office:value-type="float" office:value="0.0515638440847397" calcext:value-type="float">
            <text:p>0.05156384408474</text:p>
          </table:table-cell>
          <table:table-cell office:value-type="float" office:value="0.00687844213098288" calcext:value-type="float">
            <text:p>0.006878442130983</text:p>
          </table:table-cell>
          <table:table-cell office:value-type="float" office:value="0.0951666608452797" calcext:value-type="float">
            <text:p>0.09516666084528</text:p>
          </table:table-cell>
          <table:table-cell office:value-type="float" office:value="0.0669417232275009" calcext:value-type="float">
            <text:p>0.066941723227501</text:p>
          </table:table-cell>
          <table:table-cell table:number-columns-repeated="1018"/>
        </table:table-row>
        <table:table-row table:style-name="ro1">
          <table:table-cell office:value-type="float" office:value="0.0298920553177595" calcext:value-type="float">
            <text:p>0.02989205531776</text:p>
          </table:table-cell>
          <table:table-cell office:value-type="float" office:value="0.0299327578395605" calcext:value-type="float">
            <text:p>0.029932757839561</text:p>
          </table:table-cell>
          <table:table-cell office:value-type="float" office:value="0.0548265241086483" calcext:value-type="float">
            <text:p>0.054826524108648</text:p>
          </table:table-cell>
          <table:table-cell office:value-type="float" office:value="0.00925579108297825" calcext:value-type="float">
            <text:p>0.009255791082978</text:p>
          </table:table-cell>
          <table:table-cell office:value-type="float" office:value="0.0834812149405479" calcext:value-type="float">
            <text:p>0.083481214940548</text:p>
          </table:table-cell>
          <table:table-cell office:value-type="float" office:value="0.0557057000696659" calcext:value-type="float">
            <text:p>0.055705700069666</text:p>
          </table:table-cell>
          <table:table-cell table:number-columns-repeated="1018"/>
        </table:table-row>
        <table:table-row table:style-name="ro1">
          <table:table-cell office:value-type="float" office:value="0.0308572128415108" calcext:value-type="float">
            <text:p>0.030857212841511</text:p>
          </table:table-cell>
          <table:table-cell office:value-type="float" office:value="0.0342800542712212" calcext:value-type="float">
            <text:p>0.034280054271221</text:p>
          </table:table-cell>
          <table:table-cell office:value-type="float" office:value="0.050614845007658" calcext:value-type="float">
            <text:p>0.050614845007658</text:p>
          </table:table-cell>
          <table:table-cell office:value-type="float" office:value="0.00621651718392968" calcext:value-type="float">
            <text:p>0.00621651718393</text:p>
          </table:table-cell>
          <table:table-cell office:value-type="float" office:value="0.098065085709095" calcext:value-type="float">
            <text:p>0.098065085709095</text:p>
          </table:table-cell>
          <table:table-cell office:value-type="float" office:value="0.0662969946861267" calcext:value-type="float">
            <text:p>0.066296994686127</text:p>
          </table:table-cell>
          <table:table-cell table:number-columns-repeated="1018"/>
        </table:table-row>
        <table:table-row table:style-name="ro1">
          <table:table-cell office:value-type="float" office:value="0.0296613443642855" calcext:value-type="float">
            <text:p>0.029661344364286</text:p>
          </table:table-cell>
          <table:table-cell office:value-type="float" office:value="0.0303055122494698" calcext:value-type="float">
            <text:p>0.03030551224947</text:p>
          </table:table-cell>
          <table:table-cell office:value-type="float" office:value="0.0529993660748005" calcext:value-type="float">
            <text:p>0.052999366074801</text:p>
          </table:table-cell>
          <table:table-cell office:value-type="float" office:value="0.00814884621649981" calcext:value-type="float">
            <text:p>0.0081488462165</text:p>
          </table:table-cell>
          <table:table-cell office:value-type="float" office:value="0.0686119198799133" calcext:value-type="float">
            <text:p>0.068611919879913</text:p>
          </table:table-cell>
          <table:table-cell office:value-type="float" office:value="0.0445568896830082" calcext:value-type="float">
            <text:p>0.044556889683008</text:p>
          </table:table-cell>
          <table:table-cell table:number-columns-repeated="1018"/>
        </table:table-row>
        <table:table-row table:style-name="ro1">
          <table:table-cell office:value-type="float" office:value="0.0247295424342155" calcext:value-type="float">
            <text:p>0.024729542434216</text:p>
          </table:table-cell>
          <table:table-cell office:value-type="float" office:value="0.0273945853114128" calcext:value-type="float">
            <text:p>0.027394585311413</text:p>
          </table:table-cell>
          <table:table-cell office:value-type="float" office:value="0.042352307587862" calcext:value-type="float">
            <text:p>0.042352307587862</text:p>
          </table:table-cell>
          <table:table-cell office:value-type="float" office:value="0.0053486879914999" calcext:value-type="float">
            <text:p>0.0053486879915</text:p>
          </table:table-cell>
          <table:table-cell office:value-type="float" office:value="0.0663841962814331" calcext:value-type="float">
            <text:p>0.066384196281433</text:p>
          </table:table-cell>
          <table:table-cell office:value-type="float" office:value="0.0405104979872704" calcext:value-type="float">
            <text:p>0.04051049798727</text:p>
          </table:table-cell>
          <table:table-cell table:number-columns-repeated="1018"/>
        </table:table-row>
        <table:table-row table:style-name="ro1">
          <table:table-cell office:value-type="float" office:value="0.0321458429098129" calcext:value-type="float">
            <text:p>0.032145842909813</text:p>
          </table:table-cell>
          <table:table-cell office:value-type="float" office:value="0.0308212209492922" calcext:value-type="float">
            <text:p>0.030821220949292</text:p>
          </table:table-cell>
          <table:table-cell office:value-type="float" office:value="0.0593089610338211" calcext:value-type="float">
            <text:p>0.059308961033821</text:p>
          </table:table-cell>
          <table:table-cell office:value-type="float" office:value="0.0079130120575428" calcext:value-type="float">
            <text:p>0.007913012057543</text:p>
          </table:table-cell>
          <table:table-cell office:value-type="float" office:value="0.0774931013584137" calcext:value-type="float">
            <text:p>0.077493101358414</text:p>
          </table:table-cell>
          <table:table-cell office:value-type="float" office:value="0.0548144318163395" calcext:value-type="float">
            <text:p>0.05481443181634</text:p>
          </table:table-cell>
          <table:table-cell table:number-columns-repeated="1018"/>
        </table:table-row>
        <table:table-row table:style-name="ro1">
          <table:table-cell office:value-type="float" office:value="0.029460484161973" calcext:value-type="float">
            <text:p>0.029460484161973</text:p>
          </table:table-cell>
          <table:table-cell office:value-type="float" office:value="0.0293448604643345" calcext:value-type="float">
            <text:p>0.029344860464335</text:p>
          </table:table-cell>
          <table:table-cell office:value-type="float" office:value="0.0519410632550717" calcext:value-type="float">
            <text:p>0.051941063255072</text:p>
          </table:table-cell>
          <table:table-cell office:value-type="float" office:value="0.00835087336599827" calcext:value-type="float">
            <text:p>0.008350873365998</text:p>
          </table:table-cell>
          <table:table-cell office:value-type="float" office:value="0.0948870629072189" calcext:value-type="float">
            <text:p>0.094887062907219</text:p>
          </table:table-cell>
          <table:table-cell office:value-type="float" office:value="0.065384104847908" calcext:value-type="float">
            <text:p>0.065384104847908</text:p>
          </table:table-cell>
          <table:table-cell table:number-columns-repeated="1018"/>
        </table:table-row>
        <table:table-row table:style-name="ro1">
          <table:table-cell office:value-type="float" office:value="0.0293615087866783" calcext:value-type="float">
            <text:p>0.029361508786678</text:p>
          </table:table-cell>
          <table:table-cell office:value-type="float" office:value="0.0298131518065929" calcext:value-type="float">
            <text:p>0.029813151806593</text:p>
          </table:table-cell>
          <table:table-cell office:value-type="float" office:value="0.0577190518379211" calcext:value-type="float">
            <text:p>0.057719051837921</text:p>
          </table:table-cell>
          <table:table-cell office:value-type="float" office:value="0.00783506780862808" calcext:value-type="float">
            <text:p>0.007835067808628</text:p>
          </table:table-cell>
          <table:table-cell office:value-type="float" office:value="0.0955855622887612" calcext:value-type="float">
            <text:p>0.095585562288761</text:p>
          </table:table-cell>
          <table:table-cell office:value-type="float" office:value="0.0673051774501801" calcext:value-type="float">
            <text:p>0.06730517745018</text:p>
          </table:table-cell>
          <table:table-cell table:number-columns-repeated="1018"/>
        </table:table-row>
        <table:table-row table:style-name="ro1">
          <table:table-cell office:value-type="float" office:value="0.0243380442261696" calcext:value-type="float">
            <text:p>0.02433804422617</text:p>
          </table:table-cell>
          <table:table-cell office:value-type="float" office:value="0.0314413942396641" calcext:value-type="float">
            <text:p>0.031441394239664</text:p>
          </table:table-cell>
          <table:table-cell office:value-type="float" office:value="0.0544380769133568" calcext:value-type="float">
            <text:p>0.054438076913357</text:p>
          </table:table-cell>
          <table:table-cell office:value-type="float" office:value="0.00598955946043134" calcext:value-type="float">
            <text:p>0.005989559460431</text:p>
          </table:table-cell>
          <table:table-cell office:value-type="float" office:value="0.0810434594750405" calcext:value-type="float">
            <text:p>0.081043459475041</text:p>
          </table:table-cell>
          <table:table-cell office:value-type="float" office:value="0.0518102906644344" calcext:value-type="float">
            <text:p>0.051810290664435</text:p>
          </table:table-cell>
          <table:table-cell table:number-columns-repeated="1018"/>
        </table:table-row>
        <table:table-row table:style-name="ro1">
          <table:table-cell office:value-type="float" office:value="0.0297268200665712" calcext:value-type="float">
            <text:p>0.029726820066571</text:p>
          </table:table-cell>
          <table:table-cell office:value-type="float" office:value="0.0271933637559414" calcext:value-type="float">
            <text:p>0.027193363755941</text:p>
          </table:table-cell>
          <table:table-cell office:value-type="float" office:value="0.0582536719739437" calcext:value-type="float">
            <text:p>0.058253671973944</text:p>
          </table:table-cell>
          <table:table-cell office:value-type="float" office:value="0.00982812233269215" calcext:value-type="float">
            <text:p>0.009828122332692</text:p>
          </table:table-cell>
          <table:table-cell office:value-type="float" office:value="0.119365833699703" calcext:value-type="float">
            <text:p>0.119365833699703</text:p>
          </table:table-cell>
          <table:table-cell office:value-type="float" office:value="0.0883037596940994" calcext:value-type="float">
            <text:p>0.0883037596941</text:p>
          </table:table-cell>
          <table:table-cell table:number-columns-repeated="1018"/>
        </table:table-row>
        <table:table-row table:style-name="ro1">
          <table:table-cell office:value-type="float" office:value="0.0254493746906519" calcext:value-type="float">
            <text:p>0.025449374690652</text:p>
          </table:table-cell>
          <table:table-cell office:value-type="float" office:value="0.0309558100998402" calcext:value-type="float">
            <text:p>0.03095581009984</text:p>
          </table:table-cell>
          <table:table-cell office:value-type="float" office:value="0.0578732118010521" calcext:value-type="float">
            <text:p>0.057873211801052</text:p>
          </table:table-cell>
          <table:table-cell office:value-type="float" office:value="0.00638972548767924" calcext:value-type="float">
            <text:p>0.006389725487679</text:p>
          </table:table-cell>
          <table:table-cell office:value-type="float" office:value="0.0670682713389397" calcext:value-type="float">
            <text:p>0.06706827133894</text:p>
          </table:table-cell>
          <table:table-cell office:value-type="float" office:value="0.0461855083703995" calcext:value-type="float">
            <text:p>0.0461855083704</text:p>
          </table:table-cell>
          <table:table-cell table:number-columns-repeated="1018"/>
        </table:table-row>
        <table:table-row table:style-name="ro1">
          <table:table-cell office:value-type="float" office:value="0.0312775820493698" calcext:value-type="float">
            <text:p>0.03127758204937</text:p>
          </table:table-cell>
          <table:table-cell office:value-type="float" office:value="0.0317188873887062" calcext:value-type="float">
            <text:p>0.031718887388706</text:p>
          </table:table-cell>
          <table:table-cell office:value-type="float" office:value="0.0466819293797016" calcext:value-type="float">
            <text:p>0.046681929379702</text:p>
          </table:table-cell>
          <table:table-cell office:value-type="float" office:value="0.00684024719521403" calcext:value-type="float">
            <text:p>0.006840247195214</text:p>
          </table:table-cell>
          <table:table-cell office:value-type="float" office:value="0.0650375112891197" calcext:value-type="float">
            <text:p>0.06503751128912</text:p>
          </table:table-cell>
          <table:table-cell office:value-type="float" office:value="0.0413586720824242" calcext:value-type="float">
            <text:p>0.041358672082424</text:p>
          </table:table-cell>
          <table:table-cell table:number-columns-repeated="1018"/>
        </table:table-row>
        <table:table-row table:style-name="ro1">
          <table:table-cell office:value-type="float" office:value="0.026208808645606" calcext:value-type="float">
            <text:p>0.026208808645606</text:p>
          </table:table-cell>
          <table:table-cell office:value-type="float" office:value="0.0285819601267576" calcext:value-type="float">
            <text:p>0.028581960126758</text:p>
          </table:table-cell>
          <table:table-cell office:value-type="float" office:value="0.0521075166761875" calcext:value-type="float">
            <text:p>0.052107516676188</text:p>
          </table:table-cell>
          <table:table-cell office:value-type="float" office:value="0.00567777547985315" calcext:value-type="float">
            <text:p>0.005677775479853</text:p>
          </table:table-cell>
          <table:table-cell office:value-type="float" office:value="0.0727450400590897" calcext:value-type="float">
            <text:p>0.07274504005909</text:p>
          </table:table-cell>
          <table:table-cell office:value-type="float" office:value="0.0471517480909824" calcext:value-type="float">
            <text:p>0.047151748090983</text:p>
          </table:table-cell>
          <table:table-cell table:number-columns-repeated="1018"/>
        </table:table-row>
        <table:table-row table:style-name="ro1">
          <table:table-cell office:value-type="float" office:value="0.0322613976895809" calcext:value-type="float">
            <text:p>0.032261397689581</text:p>
          </table:table-cell>
          <table:table-cell office:value-type="float" office:value="0.0395141132175922" calcext:value-type="float">
            <text:p>0.039514113217592</text:p>
          </table:table-cell>
          <table:table-cell office:value-type="float" office:value="0.0508273169398308" calcext:value-type="float">
            <text:p>0.050827316939831</text:p>
          </table:table-cell>
          <table:table-cell office:value-type="float" office:value="0.00741311116144061" calcext:value-type="float">
            <text:p>0.007413111161441</text:p>
          </table:table-cell>
          <table:table-cell office:value-type="float" office:value="0.0998758375644684" calcext:value-type="float">
            <text:p>0.099875837564468</text:p>
          </table:table-cell>
          <table:table-cell office:value-type="float" office:value="0.0669180154800415" calcext:value-type="float">
            <text:p>0.066918015480042</text:p>
          </table:table-cell>
          <table:table-cell table:number-columns-repeated="1018"/>
        </table:table-row>
        <table:table-row table:style-name="ro1">
          <table:table-cell office:value-type="float" office:value="0.0322533957660198" calcext:value-type="float">
            <text:p>0.03225339576602</text:p>
          </table:table-cell>
          <table:table-cell office:value-type="float" office:value="0.0407212041318417" calcext:value-type="float">
            <text:p>0.040721204131842</text:p>
          </table:table-cell>
          <table:table-cell office:value-type="float" office:value="0.0531259439885616" calcext:value-type="float">
            <text:p>0.053125943988562</text:p>
          </table:table-cell>
          <table:table-cell office:value-type="float" office:value="0.00725211156532169" calcext:value-type="float">
            <text:p>0.007252111565322</text:p>
          </table:table-cell>
          <table:table-cell office:value-type="float" office:value="0.101739905774593" calcext:value-type="float">
            <text:p>0.101739905774593</text:p>
          </table:table-cell>
          <table:table-cell office:value-type="float" office:value="0.0695018395781517" calcext:value-type="float">
            <text:p>0.069501839578152</text:p>
          </table:table-cell>
          <table:table-cell table:number-columns-repeated="1018"/>
        </table:table-row>
        <table:table-row table:style-name="ro1">
          <table:table-cell office:value-type="float" office:value="0.0279918573796749" calcext:value-type="float">
            <text:p>0.027991857379675</text:p>
          </table:table-cell>
          <table:table-cell office:value-type="float" office:value="0.0288903005421162" calcext:value-type="float">
            <text:p>0.028890300542116</text:p>
          </table:table-cell>
          <table:table-cell office:value-type="float" office:value="0.0459419339895248" calcext:value-type="float">
            <text:p>0.045941933989525</text:p>
          </table:table-cell>
          <table:table-cell office:value-type="float" office:value="0.00579607905820012" calcext:value-type="float">
            <text:p>0.0057960790582</text:p>
          </table:table-cell>
          <table:table-cell office:value-type="float" office:value="0.0864756926894188" calcext:value-type="float">
            <text:p>0.086475692689419</text:p>
          </table:table-cell>
          <table:table-cell office:value-type="float" office:value="0.0561689101159573" calcext:value-type="float">
            <text:p>0.056168910115957</text:p>
          </table:table-cell>
          <table:table-cell table:number-columns-repeated="1018"/>
        </table:table-row>
        <table:table-row table:style-name="ro1">
          <table:table-cell office:value-type="float" office:value="0.0296099558472633" calcext:value-type="float">
            <text:p>0.029609955847263</text:p>
          </table:table-cell>
          <table:table-cell office:value-type="float" office:value="0.0319405496120453" calcext:value-type="float">
            <text:p>0.031940549612045</text:p>
          </table:table-cell>
          <table:table-cell office:value-type="float" office:value="0.055348489433527" calcext:value-type="float">
            <text:p>0.055348489433527</text:p>
          </table:table-cell>
          <table:table-cell office:value-type="float" office:value="0.00683523155748844" calcext:value-type="float">
            <text:p>0.006835231557488</text:p>
          </table:table-cell>
          <table:table-cell office:value-type="float" office:value="0.0843392983078957" calcext:value-type="float">
            <text:p>0.084339298307896</text:p>
          </table:table-cell>
          <table:table-cell office:value-type="float" office:value="0.0575524382293224" calcext:value-type="float">
            <text:p>0.057552438229323</text:p>
          </table:table-cell>
          <table:table-cell table:number-columns-repeated="1018"/>
        </table:table-row>
        <table:table-row table:style-name="ro1">
          <table:table-cell office:value-type="float" office:value="0.0265614725649357" calcext:value-type="float">
            <text:p>0.026561472564936</text:p>
          </table:table-cell>
          <table:table-cell office:value-type="float" office:value="0.0338129773736" calcext:value-type="float">
            <text:p>0.0338129773736</text:p>
          </table:table-cell>
          <table:table-cell office:value-type="float" office:value="0.0562244169414043" calcext:value-type="float">
            <text:p>0.056224416941404</text:p>
          </table:table-cell>
          <table:table-cell office:value-type="float" office:value="0.00790843367576599" calcext:value-type="float">
            <text:p>0.007908433675766</text:p>
          </table:table-cell>
          <table:table-cell office:value-type="float" office:value="0.0751427561044693" calcext:value-type="float">
            <text:p>0.075142756104469</text:p>
          </table:table-cell>
          <table:table-cell office:value-type="float" office:value="0.0497498586773872" calcext:value-type="float">
            <text:p>0.049749858677387</text:p>
          </table:table-cell>
          <table:table-cell table:number-columns-repeated="1018"/>
        </table:table-row>
        <table:table-row table:style-name="ro1">
          <table:table-cell office:value-type="float" office:value="0.0237386040389538" calcext:value-type="float">
            <text:p>0.023738604038954</text:p>
          </table:table-cell>
          <table:table-cell office:value-type="float" office:value="0.0246383585035801" calcext:value-type="float">
            <text:p>0.02463835850358</text:p>
          </table:table-cell>
          <table:table-cell office:value-type="float" office:value="0.0466424152255058" calcext:value-type="float">
            <text:p>0.046642415225506</text:p>
          </table:table-cell>
          <table:table-cell office:value-type="float" office:value="0.00574414292350411" calcext:value-type="float">
            <text:p>0.005744142923504</text:p>
          </table:table-cell>
          <table:table-cell office:value-type="float" office:value="0.082910031080246" calcext:value-type="float">
            <text:p>0.082910031080246</text:p>
          </table:table-cell>
          <table:table-cell office:value-type="float" office:value="0.0550085194408894" calcext:value-type="float">
            <text:p>0.055008519440889</text:p>
          </table:table-cell>
          <table:table-cell table:number-columns-repeated="1018"/>
        </table:table-row>
        <table:table-row table:style-name="ro1">
          <table:table-cell office:value-type="float" office:value="0.0290778819471598" calcext:value-type="float">
            <text:p>0.02907788194716</text:p>
          </table:table-cell>
          <table:table-cell office:value-type="float" office:value="0.03031968139112" calcext:value-type="float">
            <text:p>0.03031968139112</text:p>
          </table:table-cell>
          <table:table-cell office:value-type="float" office:value="0.0541794449090958" calcext:value-type="float">
            <text:p>0.054179444909096</text:p>
          </table:table-cell>
          <table:table-cell office:value-type="float" office:value="0.00713210366666317" calcext:value-type="float">
            <text:p>0.007132103666663</text:p>
          </table:table-cell>
          <table:table-cell office:value-type="float" office:value="0.0788231119513512" calcext:value-type="float">
            <text:p>0.078823111951351</text:p>
          </table:table-cell>
          <table:table-cell office:value-type="float" office:value="0.0519907251000404" calcext:value-type="float">
            <text:p>0.051990725100041</text:p>
          </table:table-cell>
          <table:table-cell table:number-columns-repeated="1018"/>
        </table:table-row>
        <table:table-row table:style-name="ro1">
          <table:table-cell office:value-type="float" office:value="0.0230821426957846" calcext:value-type="float">
            <text:p>0.023082142695785</text:p>
          </table:table-cell>
          <table:table-cell office:value-type="float" office:value="0.0402178876101971" calcext:value-type="float">
            <text:p>0.040217887610197</text:p>
          </table:table-cell>
          <table:table-cell office:value-type="float" office:value="0.0424954108893871" calcext:value-type="float">
            <text:p>0.042495410889387</text:p>
          </table:table-cell>
          <table:table-cell office:value-type="float" office:value="0.00273851864039898" calcext:value-type="float">
            <text:p>0.002738518640399</text:p>
          </table:table-cell>
          <table:table-cell office:value-type="float" office:value="0.100126720964909" calcext:value-type="float">
            <text:p>0.100126720964909</text:p>
          </table:table-cell>
          <table:table-cell office:value-type="float" office:value="0.0683925077319145" calcext:value-type="float">
            <text:p>0.068392507731915</text:p>
          </table:table-cell>
          <table:table-cell table:number-columns-repeated="1018"/>
        </table:table-row>
        <table:table-row table:style-name="ro1">
          <table:table-cell office:value-type="float" office:value="0.0296054612845182" calcext:value-type="float">
            <text:p>0.029605461284518</text:p>
          </table:table-cell>
          <table:table-cell office:value-type="float" office:value="0.031129652634263" calcext:value-type="float">
            <text:p>0.031129652634263</text:p>
          </table:table-cell>
          <table:table-cell office:value-type="float" office:value="0.0482453480362892" calcext:value-type="float">
            <text:p>0.048245348036289</text:p>
          </table:table-cell>
          <table:table-cell office:value-type="float" office:value="0.00609676446765661" calcext:value-type="float">
            <text:p>0.006096764467657</text:p>
          </table:table-cell>
          <table:table-cell office:value-type="float" office:value="0.0842024013400078" calcext:value-type="float">
            <text:p>0.084202401340008</text:p>
          </table:table-cell>
          <table:table-cell office:value-type="float" office:value="0.0546232201159001" calcext:value-type="float">
            <text:p>0.0546232201159</text:p>
          </table:table-cell>
          <table:table-cell table:number-columns-repeated="1018"/>
        </table:table-row>
        <table:table-row table:style-name="ro1">
          <table:table-cell office:value-type="float" office:value="0.0346862003207207" calcext:value-type="float">
            <text:p>0.034686200320721</text:p>
          </table:table-cell>
          <table:table-cell office:value-type="float" office:value="0.0341782532632351" calcext:value-type="float">
            <text:p>0.034178253263235</text:p>
          </table:table-cell>
          <table:table-cell office:value-type="float" office:value="0.0376665852963924" calcext:value-type="float">
            <text:p>0.037666585296393</text:p>
          </table:table-cell>
          <table:table-cell office:value-type="float" office:value="0.00559222279116511" calcext:value-type="float">
            <text:p>0.005592222791165</text:p>
          </table:table-cell>
          <table:table-cell office:value-type="float" office:value="0.0729360431432724" calcext:value-type="float">
            <text:p>0.072936043143272</text:p>
          </table:table-cell>
          <table:table-cell office:value-type="float" office:value="0.0496826507151127" calcext:value-type="float">
            <text:p>0.049682650715113</text:p>
          </table:table-cell>
          <table:table-cell table:number-columns-repeated="1018"/>
        </table:table-row>
        <table:table-row table:style-name="ro1">
          <table:table-cell office:value-type="float" office:value="0.0260367449373007" calcext:value-type="float">
            <text:p>0.026036744937301</text:p>
          </table:table-cell>
          <table:table-cell office:value-type="float" office:value="0.0383604876697063" calcext:value-type="float">
            <text:p>0.038360487669706</text:p>
          </table:table-cell>
          <table:table-cell office:value-type="float" office:value="0.0555135533213615" calcext:value-type="float">
            <text:p>0.055513553321362</text:p>
          </table:table-cell>
          <table:table-cell office:value-type="float" office:value="0.00604846328496933" calcext:value-type="float">
            <text:p>0.006048463284969</text:p>
          </table:table-cell>
          <table:table-cell office:value-type="float" office:value="0.0885627344250679" calcext:value-type="float">
            <text:p>0.088562734425068</text:p>
          </table:table-cell>
          <table:table-cell office:value-type="float" office:value="0.0523003078997135" calcext:value-type="float">
            <text:p>0.052300307899714</text:p>
          </table:table-cell>
          <table:table-cell table:number-columns-repeated="1018"/>
        </table:table-row>
        <table:table-row table:style-name="ro1">
          <table:table-cell office:value-type="float" office:value="0.0281872935593128" calcext:value-type="float">
            <text:p>0.028187293559313</text:p>
          </table:table-cell>
          <table:table-cell office:value-type="float" office:value="0.0322265215218067" calcext:value-type="float">
            <text:p>0.032226521521807</text:p>
          </table:table-cell>
          <table:table-cell office:value-type="float" office:value="0.0481069758534431" calcext:value-type="float">
            <text:p>0.048106975853443</text:p>
          </table:table-cell>
          <table:table-cell office:value-type="float" office:value="0.00618979707360268" calcext:value-type="float">
            <text:p>0.006189797073603</text:p>
          </table:table-cell>
          <table:table-cell office:value-type="float" office:value="0.0924337208271027" calcext:value-type="float">
            <text:p>0.092433720827103</text:p>
          </table:table-cell>
          <table:table-cell office:value-type="float" office:value="0.0617641061544418" calcext:value-type="float">
            <text:p>0.061764106154442</text:p>
          </table:table-cell>
          <table:table-cell table:number-columns-repeated="1018"/>
        </table:table-row>
        <table:table-row table:style-name="ro1">
          <table:table-cell office:value-type="float" office:value="0.0272755436599255" calcext:value-type="float">
            <text:p>0.027275543659926</text:p>
          </table:table-cell>
          <table:table-cell office:value-type="float" office:value="0.0311791095882654" calcext:value-type="float">
            <text:p>0.031179109588266</text:p>
          </table:table-cell>
          <table:table-cell office:value-type="float" office:value="0.0548637770116329" calcext:value-type="float">
            <text:p>0.054863777011633</text:p>
          </table:table-cell>
          <table:table-cell office:value-type="float" office:value="0.00630824500694871" calcext:value-type="float">
            <text:p>0.006308245006949</text:p>
          </table:table-cell>
          <table:table-cell office:value-type="float" office:value="0.0806021019816399" calcext:value-type="float">
            <text:p>0.08060210198164</text:p>
          </table:table-cell>
          <table:table-cell office:value-type="float" office:value="0.0521786846220493" calcext:value-type="float">
            <text:p>0.052178684622049</text:p>
          </table:table-cell>
          <table:table-cell table:number-columns-repeated="1018"/>
        </table:table-row>
        <table:table-row table:style-name="ro1">
          <table:table-cell office:value-type="float" office:value="0.029519397765398" calcext:value-type="float">
            <text:p>0.029519397765398</text:p>
          </table:table-cell>
          <table:table-cell office:value-type="float" office:value="0.0326846353709698" calcext:value-type="float">
            <text:p>0.03268463537097</text:p>
          </table:table-cell>
          <table:table-cell office:value-type="float" office:value="0.0518642589449883" calcext:value-type="float">
            <text:p>0.051864258944988</text:p>
          </table:table-cell>
          <table:table-cell office:value-type="float" office:value="0.00611470500007272" calcext:value-type="float">
            <text:p>0.006114705000073</text:p>
          </table:table-cell>
          <table:table-cell office:value-type="float" office:value="0.0767888352274895" calcext:value-type="float">
            <text:p>0.07678883522749</text:p>
          </table:table-cell>
          <table:table-cell office:value-type="float" office:value="0.0470736287534237" calcext:value-type="float">
            <text:p>0.047073628753424</text:p>
          </table:table-cell>
          <table:table-cell table:number-columns-repeated="1018"/>
        </table:table-row>
        <table:table-row table:style-name="ro1">
          <table:table-cell office:value-type="float" office:value="0.029099702835083" calcext:value-type="float">
            <text:p>0.029099702835083</text:p>
          </table:table-cell>
          <table:table-cell office:value-type="float" office:value="0.0327794812619686" calcext:value-type="float">
            <text:p>0.032779481261969</text:p>
          </table:table-cell>
          <table:table-cell office:value-type="float" office:value="0.0481573343276978" calcext:value-type="float">
            <text:p>0.048157334327698</text:p>
          </table:table-cell>
          <table:table-cell office:value-type="float" office:value="0.00642970157787204" calcext:value-type="float">
            <text:p>0.006429701577872</text:p>
          </table:table-cell>
          <table:table-cell office:value-type="float" office:value="0.0822458565235138" calcext:value-type="float">
            <text:p>0.082245856523514</text:p>
          </table:table-cell>
          <table:table-cell office:value-type="float" office:value="0.0559932254254818" calcext:value-type="float">
            <text:p>0.055993225425482</text:p>
          </table:table-cell>
          <table:table-cell table:number-columns-repeated="1018"/>
        </table:table-row>
        <table:table-row table:style-name="ro1">
          <table:table-cell office:value-type="float" office:value="0.0276505183428526" calcext:value-type="float">
            <text:p>0.027650518342853</text:p>
          </table:table-cell>
          <table:table-cell office:value-type="float" office:value="0.0299400202929974" calcext:value-type="float">
            <text:p>0.029940020292997</text:p>
          </table:table-cell>
          <table:table-cell office:value-type="float" office:value="0.0534413382411003" calcext:value-type="float">
            <text:p>0.0534413382411</text:p>
          </table:table-cell>
          <table:table-cell office:value-type="float" office:value="0.00620218738913536" calcext:value-type="float">
            <text:p>0.006202187389135</text:p>
          </table:table-cell>
          <table:table-cell office:value-type="float" office:value="0.0775729641318321" calcext:value-type="float">
            <text:p>0.077572964131832</text:p>
          </table:table-cell>
          <table:table-cell office:value-type="float" office:value="0.0524184480309487" calcext:value-type="float">
            <text:p>0.052418448030949</text:p>
          </table:table-cell>
          <table:table-cell table:number-columns-repeated="1018"/>
        </table:table-row>
        <table:table-row table:style-name="ro1">
          <table:table-cell office:value-type="float" office:value="0.0308080706745386" calcext:value-type="float">
            <text:p>0.030808070674539</text:p>
          </table:table-cell>
          <table:table-cell office:value-type="float" office:value="0.0380017273128033" calcext:value-type="float">
            <text:p>0.038001727312803</text:p>
          </table:table-cell>
          <table:table-cell office:value-type="float" office:value="0.054400447756052" calcext:value-type="float">
            <text:p>0.054400447756052</text:p>
          </table:table-cell>
          <table:table-cell office:value-type="float" office:value="0.00722408434376121" calcext:value-type="float">
            <text:p>0.007224084343761</text:p>
          </table:table-cell>
          <table:table-cell office:value-type="float" office:value="0.0995465144515038" calcext:value-type="float">
            <text:p>0.099546514451504</text:p>
          </table:table-cell>
          <table:table-cell office:value-type="float" office:value="0.0681865438818932" calcext:value-type="float">
            <text:p>0.068186543881893</text:p>
          </table:table-cell>
          <table:table-cell table:number-columns-repeated="1018"/>
        </table:table-row>
        <table:table-row table:style-name="ro1">
          <table:table-cell office:value-type="float" office:value="0.0278787221759558" calcext:value-type="float">
            <text:p>0.027878722175956</text:p>
          </table:table-cell>
          <table:table-cell office:value-type="float" office:value="0.0337228886783123" calcext:value-type="float">
            <text:p>0.033722888678312</text:p>
          </table:table-cell>
          <table:table-cell office:value-type="float" office:value="0.0532136522233486" calcext:value-type="float">
            <text:p>0.053213652223349</text:p>
          </table:table-cell>
          <table:table-cell office:value-type="float" office:value="0.0064824540168047" calcext:value-type="float">
            <text:p>0.006482454016805</text:p>
          </table:table-cell>
          <table:table-cell office:value-type="float" office:value="0.0866705849766731" calcext:value-type="float">
            <text:p>0.086670584976673</text:p>
          </table:table-cell>
          <table:table-cell office:value-type="float" office:value="0.0588982477784157" calcext:value-type="float">
            <text:p>0.058898247778416</text:p>
          </table:table-cell>
          <table:table-cell table:number-columns-repeated="1018"/>
        </table:table-row>
        <table:table-row table:style-name="ro1">
          <table:table-cell office:value-type="float" office:value="0.0325393155217171" calcext:value-type="float">
            <text:p>0.032539315521717</text:p>
          </table:table-cell>
          <table:table-cell office:value-type="float" office:value="0.0322253927588463" calcext:value-type="float">
            <text:p>0.032225392758846</text:p>
          </table:table-cell>
          <table:table-cell office:value-type="float" office:value="0.0516658611595631" calcext:value-type="float">
            <text:p>0.051665861159563</text:p>
          </table:table-cell>
          <table:table-cell office:value-type="float" office:value="0.00647686561569572" calcext:value-type="float">
            <text:p>0.006476865615696</text:p>
          </table:table-cell>
          <table:table-cell office:value-type="float" office:value="0.0886247679591179" calcext:value-type="float">
            <text:p>0.088624767959118</text:p>
          </table:table-cell>
          <table:table-cell office:value-type="float" office:value="0.0633629187941551" calcext:value-type="float">
            <text:p>0.063362918794155</text:p>
          </table:table-cell>
          <table:table-cell table:number-columns-repeated="1018"/>
        </table:table-row>
        <table:table-row table:style-name="ro1">
          <table:table-cell office:value-type="float" office:value="0.0305881109088659" calcext:value-type="float">
            <text:p>0.030588110908866</text:p>
          </table:table-cell>
          <table:table-cell office:value-type="float" office:value="0.0370894744992256" calcext:value-type="float">
            <text:p>0.037089474499226</text:p>
          </table:table-cell>
          <table:table-cell office:value-type="float" office:value="0.0579116493463516" calcext:value-type="float">
            <text:p>0.057911649346352</text:p>
          </table:table-cell>
          <table:table-cell office:value-type="float" office:value="0.00780795747414231" calcext:value-type="float">
            <text:p>0.007807957474142</text:p>
          </table:table-cell>
          <table:table-cell office:value-type="float" office:value="0.0745228379964829" calcext:value-type="float">
            <text:p>0.074522837996483</text:p>
          </table:table-cell>
          <table:table-cell office:value-type="float" office:value="0.0503920242190361" calcext:value-type="float">
            <text:p>0.050392024219036</text:p>
          </table:table-cell>
          <table:table-cell table:number-columns-repeated="1018"/>
        </table:table-row>
        <table:table-row table:style-name="ro1">
          <table:table-cell office:value-type="float" office:value="0.0248290784657002" calcext:value-type="float">
            <text:p>0.0248290784657</text:p>
          </table:table-cell>
          <table:table-cell office:value-type="float" office:value="0.0263077896088362" calcext:value-type="float">
            <text:p>0.026307789608836</text:p>
          </table:table-cell>
          <table:table-cell office:value-type="float" office:value="0.0524303652346134" calcext:value-type="float">
            <text:p>0.052430365234614</text:p>
          </table:table-cell>
          <table:table-cell office:value-type="float" office:value="0.00639097625389695" calcext:value-type="float">
            <text:p>0.006390976253897</text:p>
          </table:table-cell>
          <table:table-cell office:value-type="float" office:value="0.08047254383564" calcext:value-type="float">
            <text:p>0.08047254383564</text:p>
          </table:table-cell>
          <table:table-cell office:value-type="float" office:value="0.0591917745769024" calcext:value-type="float">
            <text:p>0.059191774576902</text:p>
          </table:table-cell>
          <table:table-cell table:number-columns-repeated="1018"/>
        </table:table-row>
        <table:table-row table:style-name="ro1">
          <table:table-cell office:value-type="float" office:value="0.0268202945590019" calcext:value-type="float">
            <text:p>0.026820294559002</text:p>
          </table:table-cell>
          <table:table-cell office:value-type="float" office:value="0.0282988380640745" calcext:value-type="float">
            <text:p>0.028298838064075</text:p>
          </table:table-cell>
          <table:table-cell office:value-type="float" office:value="0.0563574135303497" calcext:value-type="float">
            <text:p>0.05635741353035</text:p>
          </table:table-cell>
          <table:table-cell office:value-type="float" office:value="0.00674987211823463" calcext:value-type="float">
            <text:p>0.006749872118235</text:p>
          </table:table-cell>
          <table:table-cell office:value-type="float" office:value="0.0855273082852364" calcext:value-type="float">
            <text:p>0.085527308285236</text:p>
          </table:table-cell>
          <table:table-cell office:value-type="float" office:value="0.0602522492408753" calcext:value-type="float">
            <text:p>0.060252249240875</text:p>
          </table:table-cell>
          <table:table-cell table:number-columns-repeated="1018"/>
        </table:table-row>
        <table:table-row table:style-name="ro1">
          <table:table-cell office:value-type="float" office:value="0.0265260431915522" calcext:value-type="float">
            <text:p>0.026526043191552</text:p>
          </table:table-cell>
          <table:table-cell office:value-type="float" office:value="0.0288934744894505" calcext:value-type="float">
            <text:p>0.028893474489451</text:p>
          </table:table-cell>
          <table:table-cell office:value-type="float" office:value="0.0525419600307942" calcext:value-type="float">
            <text:p>0.052541960030794</text:p>
          </table:table-cell>
          <table:table-cell office:value-type="float" office:value="0.00622014561668038" calcext:value-type="float">
            <text:p>0.00622014561668</text:p>
          </table:table-cell>
          <table:table-cell office:value-type="float" office:value="0.0826139822602272" calcext:value-type="float">
            <text:p>0.082613982260227</text:p>
          </table:table-cell>
          <table:table-cell office:value-type="float" office:value="0.0583276078104973" calcext:value-type="float">
            <text:p>0.058327607810497</text:p>
          </table:table-cell>
          <table:table-cell table:number-columns-repeated="1018"/>
        </table:table-row>
        <table:table-row table:style-name="ro1">
          <table:table-cell office:value-type="float" office:value="0.0296942908316851" calcext:value-type="float">
            <text:p>0.029694290831685</text:p>
          </table:table-cell>
          <table:table-cell office:value-type="float" office:value="0.0318487174808979" calcext:value-type="float">
            <text:p>0.031848717480898</text:p>
          </table:table-cell>
          <table:table-cell office:value-type="float" office:value="0.0577712915837765" calcext:value-type="float">
            <text:p>0.057771291583777</text:p>
          </table:table-cell>
          <table:table-cell office:value-type="float" office:value="0.00685659283772111" calcext:value-type="float">
            <text:p>0.006856592837721</text:p>
          </table:table-cell>
          <table:table-cell office:value-type="float" office:value="0.0901033356785774" calcext:value-type="float">
            <text:p>0.090103335678578</text:p>
          </table:table-cell>
          <table:table-cell office:value-type="float" office:value="0.0646650642156601" calcext:value-type="float">
            <text:p>0.06466506421566</text:p>
          </table:table-cell>
          <table:table-cell table:number-columns-repeated="1018"/>
        </table:table-row>
        <table:table-row table:style-name="ro1">
          <table:table-cell office:value-type="float" office:value="0.0304798390716314" calcext:value-type="float">
            <text:p>0.030479839071632</text:p>
          </table:table-cell>
          <table:table-cell office:value-type="float" office:value="0.0297433510422707" calcext:value-type="float">
            <text:p>0.029743351042271</text:p>
          </table:table-cell>
          <table:table-cell office:value-type="float" office:value="0.0525827296078205" calcext:value-type="float">
            <text:p>0.052582729607821</text:p>
          </table:table-cell>
          <table:table-cell office:value-type="float" office:value="0.00728676933795214" calcext:value-type="float">
            <text:p>0.007286769337952</text:p>
          </table:table-cell>
          <table:table-cell office:value-type="float" office:value="0.0807958543300629" calcext:value-type="float">
            <text:p>0.080795854330063</text:p>
          </table:table-cell>
          <table:table-cell office:value-type="float" office:value="0.0569201521575451" calcext:value-type="float">
            <text:p>0.056920152157545</text:p>
          </table:table-cell>
          <table:table-cell table:number-columns-repeated="1018"/>
        </table:table-row>
        <table:table-row table:style-name="ro1">
          <table:table-cell office:value-type="float" office:value="0.0234809052199125" calcext:value-type="float">
            <text:p>0.023480905219913</text:p>
          </table:table-cell>
          <table:table-cell office:value-type="float" office:value="0.0253406278789043" calcext:value-type="float">
            <text:p>0.025340627878904</text:p>
          </table:table-cell>
          <table:table-cell office:value-type="float" office:value="0.0535821467638016" calcext:value-type="float">
            <text:p>0.053582146763802</text:p>
          </table:table-cell>
          <table:table-cell office:value-type="float" office:value="0.00632458319887519" calcext:value-type="float">
            <text:p>0.006324583198875</text:p>
          </table:table-cell>
          <table:table-cell office:value-type="float" office:value="0.0790843218564987" calcext:value-type="float">
            <text:p>0.079084321856499</text:p>
          </table:table-cell>
          <table:table-cell office:value-type="float" office:value="0.054500874131918" calcext:value-type="float">
            <text:p>0.054500874131918</text:p>
          </table:table-cell>
          <table:table-cell table:number-columns-repeated="1018"/>
        </table:table-row>
        <table:table-row table:style-name="ro1">
          <table:table-cell office:value-type="float" office:value="0.0286445189267397" calcext:value-type="float">
            <text:p>0.02864451892674</text:p>
          </table:table-cell>
          <table:table-cell office:value-type="float" office:value="0.03015529923141" calcext:value-type="float">
            <text:p>0.03015529923141</text:p>
          </table:table-cell>
          <table:table-cell office:value-type="float" office:value="0.0678490921854973" calcext:value-type="float">
            <text:p>0.067849092185497</text:p>
          </table:table-cell>
          <table:table-cell office:value-type="float" office:value="0.0091010145843029" calcext:value-type="float">
            <text:p>0.009101014584303</text:p>
          </table:table-cell>
          <table:table-cell office:value-type="float" office:value="0.0956085398793221" calcext:value-type="float">
            <text:p>0.095608539879322</text:p>
          </table:table-cell>
          <table:table-cell office:value-type="float" office:value="0.0706361755728722" calcext:value-type="float">
            <text:p>0.070636175572872</text:p>
          </table:table-cell>
          <table:table-cell table:number-columns-repeated="1018"/>
        </table:table-row>
        <table:table-row table:style-name="ro1">
          <table:table-cell office:value-type="float" office:value="0.0269532781094313" calcext:value-type="float">
            <text:p>0.026953278109431</text:p>
          </table:table-cell>
          <table:table-cell office:value-type="float" office:value="0.0290948264300823" calcext:value-type="float">
            <text:p>0.029094826430082</text:p>
          </table:table-cell>
          <table:table-cell office:value-type="float" office:value="0.0541995353996754" calcext:value-type="float">
            <text:p>0.054199535399675</text:p>
          </table:table-cell>
          <table:table-cell office:value-type="float" office:value="0.00653816340491176" calcext:value-type="float">
            <text:p>0.006538163404912</text:p>
          </table:table-cell>
          <table:table-cell office:value-type="float" office:value="0.0750335082411766" calcext:value-type="float">
            <text:p>0.075033508241177</text:p>
          </table:table-cell>
          <table:table-cell office:value-type="float" office:value="0.0516939796507359" calcext:value-type="float">
            <text:p>0.051693979650736</text:p>
          </table:table-cell>
          <table:table-cell table:number-columns-repeated="1018"/>
        </table:table-row>
        <table:table-row table:style-name="ro1">
          <table:table-cell office:value-type="float" office:value="0.0227400101721287" calcext:value-type="float">
            <text:p>0.022740010172129</text:p>
          </table:table-cell>
          <table:table-cell office:value-type="float" office:value="0.0253402069211006" calcext:value-type="float">
            <text:p>0.025340206921101</text:p>
          </table:table-cell>
          <table:table-cell office:value-type="float" office:value="0.0534161888062954" calcext:value-type="float">
            <text:p>0.053416188806295</text:p>
          </table:table-cell>
          <table:table-cell office:value-type="float" office:value="0.00576812494546175" calcext:value-type="float">
            <text:p>0.005768124945462</text:p>
          </table:table-cell>
          <table:table-cell office:value-type="float" office:value="0.0758862495422363" calcext:value-type="float">
            <text:p>0.075886249542236</text:p>
          </table:table-cell>
          <table:table-cell office:value-type="float" office:value="0.052369087934494" calcext:value-type="float">
            <text:p>0.052369087934494</text:p>
          </table:table-cell>
          <table:table-cell table:number-columns-repeated="1018"/>
        </table:table-row>
        <table:table-row table:style-name="ro1">
          <table:table-cell office:value-type="float" office:value="0.0245947912335396" calcext:value-type="float">
            <text:p>0.02459479123354</text:p>
          </table:table-cell>
          <table:table-cell office:value-type="float" office:value="0.0272659715265036" calcext:value-type="float">
            <text:p>0.027265971526504</text:p>
          </table:table-cell>
          <table:table-cell office:value-type="float" office:value="0.0512355081737042" calcext:value-type="float">
            <text:p>0.051235508173704</text:p>
          </table:table-cell>
          <table:table-cell office:value-type="float" office:value="0.00601623114198446" calcext:value-type="float">
            <text:p>0.006016231141984</text:p>
          </table:table-cell>
          <table:table-cell office:value-type="float" office:value="0.088978499174118" calcext:value-type="float">
            <text:p>0.088978499174118</text:p>
          </table:table-cell>
          <table:table-cell office:value-type="float" office:value="0.0603447817265988" calcext:value-type="float">
            <text:p>0.060344781726599</text:p>
          </table:table-cell>
          <table:table-cell table:number-columns-repeated="1018"/>
        </table:table-row>
        <table:table-row table:style-name="ro1">
          <table:table-cell office:value-type="float" office:value="0.0236792843788862" calcext:value-type="float">
            <text:p>0.023679284378886</text:p>
          </table:table-cell>
          <table:table-cell office:value-type="float" office:value="0.0262573789805174" calcext:value-type="float">
            <text:p>0.026257378980517</text:p>
          </table:table-cell>
          <table:table-cell office:value-type="float" office:value="0.0557301938533783" calcext:value-type="float">
            <text:p>0.055730193853378</text:p>
          </table:table-cell>
          <table:table-cell office:value-type="float" office:value="0.00591165106743574" calcext:value-type="float">
            <text:p>0.005911651067436</text:p>
          </table:table-cell>
          <table:table-cell office:value-type="float" office:value="0.0781893134117127" calcext:value-type="float">
            <text:p>0.078189313411713</text:p>
          </table:table-cell>
          <table:table-cell office:value-type="float" office:value="0.0527606680989266" calcext:value-type="float">
            <text:p>0.052760668098927</text:p>
          </table:table-cell>
          <table:table-cell table:number-columns-repeated="1018"/>
        </table:table-row>
        <table:table-row table:style-name="ro1">
          <table:table-cell office:value-type="float" office:value="0.0248624011874199" calcext:value-type="float">
            <text:p>0.02486240118742</text:p>
          </table:table-cell>
          <table:table-cell office:value-type="float" office:value="0.0266842227429152" calcext:value-type="float">
            <text:p>0.026684222742915</text:p>
          </table:table-cell>
          <table:table-cell office:value-type="float" office:value="0.0516470819711685" calcext:value-type="float">
            <text:p>0.051647081971169</text:p>
          </table:table-cell>
          <table:table-cell office:value-type="float" office:value="0.00593897793442011" calcext:value-type="float">
            <text:p>0.00593897793442</text:p>
          </table:table-cell>
          <table:table-cell office:value-type="float" office:value="0.0813452303409576" calcext:value-type="float">
            <text:p>0.081345230340958</text:p>
          </table:table-cell>
          <table:table-cell office:value-type="float" office:value="0.0570146255195141" calcext:value-type="float">
            <text:p>0.057014625519514</text:p>
          </table:table-cell>
          <table:table-cell table:number-columns-repeated="1018"/>
        </table:table-row>
        <table:table-row table:style-name="ro1">
          <table:table-cell office:value-type="float" office:value="0.0263990294188261" calcext:value-type="float">
            <text:p>0.026399029418826</text:p>
          </table:table-cell>
          <table:table-cell office:value-type="float" office:value="0.0272728968411684" calcext:value-type="float">
            <text:p>0.027272896841168</text:p>
          </table:table-cell>
          <table:table-cell office:value-type="float" office:value="0.0523687899112701" calcext:value-type="float">
            <text:p>0.05236878991127</text:p>
          </table:table-cell>
          <table:table-cell office:value-type="float" office:value="0.00620794342830777" calcext:value-type="float">
            <text:p>0.006207943428308</text:p>
          </table:table-cell>
          <table:table-cell office:value-type="float" office:value="0.0790857821702957" calcext:value-type="float">
            <text:p>0.079085782170296</text:p>
          </table:table-cell>
          <table:table-cell office:value-type="float" office:value="0.0541925020515919" calcext:value-type="float">
            <text:p>0.054192502051592</text:p>
          </table:table-cell>
          <table:table-cell table:number-columns-repeated="1018"/>
        </table:table-row>
        <table:table-row table:style-name="ro1">
          <table:table-cell office:value-type="float" office:value="0.0214035790413618" calcext:value-type="float">
            <text:p>0.021403579041362</text:p>
          </table:table-cell>
          <table:table-cell office:value-type="float" office:value="0.0233603473752737" calcext:value-type="float">
            <text:p>0.023360347375274</text:p>
          </table:table-cell>
          <table:table-cell office:value-type="float" office:value="0.0513121895492077" calcext:value-type="float">
            <text:p>0.051312189549208</text:p>
          </table:table-cell>
          <table:table-cell office:value-type="float" office:value="0.00548518542200327" calcext:value-type="float">
            <text:p>0.005485185422003</text:p>
          </table:table-cell>
          <table:table-cell office:value-type="float" office:value="0.0782215520739555" calcext:value-type="float">
            <text:p>0.078221552073956</text:p>
          </table:table-cell>
          <table:table-cell office:value-type="float" office:value="0.0561467930674553" calcext:value-type="float">
            <text:p>0.056146793067455</text:p>
          </table:table-cell>
          <table:table-cell table:number-columns-repeated="1018"/>
        </table:table-row>
        <table:table-row table:style-name="ro1">
          <table:table-cell office:value-type="float" office:value="0.0227759331464767" calcext:value-type="float">
            <text:p>0.022775933146477</text:p>
          </table:table-cell>
          <table:table-cell office:value-type="float" office:value="0.0227588769048452" calcext:value-type="float">
            <text:p>0.022758876904845</text:p>
          </table:table-cell>
          <table:table-cell office:value-type="float" office:value="0.0466138981282711" calcext:value-type="float">
            <text:p>0.046613898128271</text:p>
          </table:table-cell>
          <table:table-cell office:value-type="float" office:value="0.00511167664080858" calcext:value-type="float">
            <text:p>0.005111676640809</text:p>
          </table:table-cell>
          <table:table-cell office:value-type="float" office:value="0.078222282230854" calcext:value-type="float">
            <text:p>0.078222282230854</text:p>
          </table:table-cell>
          <table:table-cell office:value-type="float" office:value="0.054623119533062" calcext:value-type="float">
            <text:p>0.054623119533062</text:p>
          </table:table-cell>
          <table:table-cell table:number-columns-repeated="1018"/>
        </table:table-row>
        <table:table-row table:style-name="ro1">
          <table:table-cell office:value-type="float" office:value="0.0223379079252481" calcext:value-type="float">
            <text:p>0.022337907925248</text:p>
          </table:table-cell>
          <table:table-cell office:value-type="float" office:value="0.0236641261726618" calcext:value-type="float">
            <text:p>0.023664126172662</text:p>
          </table:table-cell>
          <table:table-cell office:value-type="float" office:value="0.0476055145263672" calcext:value-type="float">
            <text:p>0.047605514526367</text:p>
          </table:table-cell>
          <table:table-cell office:value-type="float" office:value="0.00536387646570802" calcext:value-type="float">
            <text:p>0.005363876465708</text:p>
          </table:table-cell>
          <table:table-cell office:value-type="float" office:value="0.0796435326337814" calcext:value-type="float">
            <text:p>0.079643532633782</text:p>
          </table:table-cell>
          <table:table-cell office:value-type="float" office:value="0.0552310943603516" calcext:value-type="float">
            <text:p>0.055231094360352</text:p>
          </table:table-cell>
          <table:table-cell table:number-columns-repeated="1018"/>
        </table:table-row>
        <table:table-row table:style-name="ro1">
          <table:table-cell office:value-type="float" office:value="0.0228423774242401" calcext:value-type="float">
            <text:p>0.02284237742424</text:p>
          </table:table-cell>
          <table:table-cell office:value-type="float" office:value="0.0251102596521378" calcext:value-type="float">
            <text:p>0.025110259652138</text:p>
          </table:table-cell>
          <table:table-cell office:value-type="float" office:value="0.0507926419377327" calcext:value-type="float">
            <text:p>0.050792641937733</text:p>
          </table:table-cell>
          <table:table-cell office:value-type="float" office:value="0.00557281728833914" calcext:value-type="float">
            <text:p>0.005572817288339</text:p>
          </table:table-cell>
          <table:table-cell office:value-type="float" office:value="0.0750456973910332" calcext:value-type="float">
            <text:p>0.075045697391033</text:p>
          </table:table-cell>
          <table:table-cell office:value-type="float" office:value="0.0526149794459343" calcext:value-type="float">
            <text:p>0.052614979445934</text:p>
          </table:table-cell>
          <table:table-cell table:number-columns-repeated="1018"/>
        </table:table-row>
        <table:table-row table:style-name="ro1">
          <table:table-cell office:value-type="float" office:value="0.0222580507397652" calcext:value-type="float">
            <text:p>0.022258050739765</text:p>
          </table:table-cell>
          <table:table-cell office:value-type="float" office:value="0.0208816528320312" calcext:value-type="float">
            <text:p>0.020881652832031</text:p>
          </table:table-cell>
          <table:table-cell office:value-type="float" office:value="0.04996532574296" calcext:value-type="float">
            <text:p>0.04996532574296</text:p>
          </table:table-cell>
          <table:table-cell office:value-type="float" office:value="0.00567012559622526" calcext:value-type="float">
            <text:p>0.005670125596225</text:p>
          </table:table-cell>
          <table:table-cell office:value-type="float" office:value="0.0749664530158043" calcext:value-type="float">
            <text:p>0.074966453015804</text:p>
          </table:table-cell>
          <table:table-cell office:value-type="float" office:value="0.0534881874918938" calcext:value-type="float">
            <text:p>0.053488187491894</text:p>
          </table:table-cell>
          <table:table-cell table:number-columns-repeated="1018"/>
        </table:table-row>
        <table:table-row table:style-name="ro1">
          <table:table-cell office:value-type="float" office:value="0.0226080380380154" calcext:value-type="float">
            <text:p>0.022608038038015</text:p>
          </table:table-cell>
          <table:table-cell office:value-type="float" office:value="0.0217880923300982" calcext:value-type="float">
            <text:p>0.021788092330098</text:p>
          </table:table-cell>
          <table:table-cell office:value-type="float" office:value="0.0494240783154965" calcext:value-type="float">
            <text:p>0.049424078315497</text:p>
          </table:table-cell>
          <table:table-cell office:value-type="float" office:value="0.005555369425565" calcext:value-type="float">
            <text:p>0.005555369425565</text:p>
          </table:table-cell>
          <table:table-cell office:value-type="float" office:value="0.076140969991684" calcext:value-type="float">
            <text:p>0.076140969991684</text:p>
          </table:table-cell>
          <table:table-cell office:value-type="float" office:value="0.0549466609954834" calcext:value-type="float">
            <text:p>0.054946660995483</text:p>
          </table:table-cell>
          <table:table-cell table:number-columns-repeated="1018"/>
        </table:table-row>
        <table:table-row table:style-name="ro1">
          <table:table-cell office:value-type="float" office:value="0.0243637878447771" calcext:value-type="float">
            <text:p>0.024363787844777</text:p>
          </table:table-cell>
          <table:table-cell office:value-type="float" office:value="0.0242823995649815" calcext:value-type="float">
            <text:p>0.024282399564982</text:p>
          </table:table-cell>
          <table:table-cell office:value-type="float" office:value="0.0522774383425713" calcext:value-type="float">
            <text:p>0.052277438342571</text:p>
          </table:table-cell>
          <table:table-cell office:value-type="float" office:value="0.00600922293961048" calcext:value-type="float">
            <text:p>0.00600922293961</text:p>
          </table:table-cell>
          <table:table-cell office:value-type="float" office:value="0.0769104659557343" calcext:value-type="float">
            <text:p>0.076910465955734</text:p>
          </table:table-cell>
          <table:table-cell office:value-type="float" office:value="0.053782794624567" calcext:value-type="float">
            <text:p>0.053782794624567</text:p>
          </table:table-cell>
          <table:table-cell table:number-columns-repeated="1018"/>
        </table:table-row>
        <table:table-row table:style-name="ro1">
          <table:table-cell office:value-type="float" office:value="0.0233667809516191" calcext:value-type="float">
            <text:p>0.023366780951619</text:p>
          </table:table-cell>
          <table:table-cell office:value-type="float" office:value="0.0237395595759153" calcext:value-type="float">
            <text:p>0.023739559575915</text:p>
          </table:table-cell>
          <table:table-cell office:value-type="float" office:value="0.0517148673534393" calcext:value-type="float">
            <text:p>0.051714867353439</text:p>
          </table:table-cell>
          <table:table-cell office:value-type="float" office:value="0.00596589501947165" calcext:value-type="float">
            <text:p>0.005965895019472</text:p>
          </table:table-cell>
          <table:table-cell office:value-type="float" office:value="0.0758751109242439" calcext:value-type="float">
            <text:p>0.075875110924244</text:p>
          </table:table-cell>
          <table:table-cell office:value-type="float" office:value="0.0534133203327656" calcext:value-type="float">
            <text:p>0.053413320332766</text:p>
          </table:table-cell>
          <table:table-cell table:number-columns-repeated="1018"/>
        </table:table-row>
        <table:table-row table:style-name="ro1">
          <table:table-cell office:value-type="float" office:value="0.0228628125041723" calcext:value-type="float">
            <text:p>0.022862812504172</text:p>
          </table:table-cell>
          <table:table-cell office:value-type="float" office:value="0.0251935422420502" calcext:value-type="float">
            <text:p>0.02519354224205</text:p>
          </table:table-cell>
          <table:table-cell office:value-type="float" office:value="0.0529456436634064" calcext:value-type="float">
            <text:p>0.052945643663406</text:p>
          </table:table-cell>
          <table:table-cell office:value-type="float" office:value="0.00606566295027733" calcext:value-type="float">
            <text:p>0.006065662950277</text:p>
          </table:table-cell>
          <table:table-cell office:value-type="float" office:value="0.0830114260315895" calcext:value-type="float">
            <text:p>0.08301142603159</text:p>
          </table:table-cell>
          <table:table-cell office:value-type="float" office:value="0.0587124414741993" calcext:value-type="float">
            <text:p>0.058712441474199</text:p>
          </table:table-cell>
          <table:table-cell table:number-columns-repeated="1018"/>
        </table:table-row>
        <table:table-row table:style-name="ro1">
          <table:table-cell office:value-type="float" office:value="0.0225309673696756" calcext:value-type="float">
            <text:p>0.022530967369676</text:p>
          </table:table-cell>
          <table:table-cell office:value-type="float" office:value="0.0243983846157789" calcext:value-type="float">
            <text:p>0.024398384615779</text:p>
          </table:table-cell>
          <table:table-cell office:value-type="float" office:value="0.0527746938169003" calcext:value-type="float">
            <text:p>0.0527746938169</text:p>
          </table:table-cell>
          <table:table-cell office:value-type="float" office:value="0.00594828464090824" calcext:value-type="float">
            <text:p>0.005948284640908</text:p>
          </table:table-cell>
          <table:table-cell office:value-type="float" office:value="0.0789518877863884" calcext:value-type="float">
            <text:p>0.078951887786388</text:p>
          </table:table-cell>
          <table:table-cell office:value-type="float" office:value="0.0565700270235539" calcext:value-type="float">
            <text:p>0.056570027023554</text:p>
          </table:table-cell>
          <table:table-cell table:number-columns-repeated="1018"/>
        </table:table-row>
        <table:table-row table:style-name="ro1">
          <table:table-cell office:value-type="float" office:value="0.0215002968907356" calcext:value-type="float">
            <text:p>0.021500296890736</text:p>
          </table:table-cell>
          <table:table-cell office:value-type="float" office:value="0.0262261033058166" calcext:value-type="float">
            <text:p>0.026226103305817</text:p>
          </table:table-cell>
          <table:table-cell office:value-type="float" office:value="0.0512361153960228" calcext:value-type="float">
            <text:p>0.051236115396023</text:p>
          </table:table-cell>
          <table:table-cell office:value-type="float" office:value="0.00568938441574574" calcext:value-type="float">
            <text:p>0.005689384415746</text:p>
          </table:table-cell>
          <table:table-cell office:value-type="float" office:value="0.081259697675705" calcext:value-type="float">
            <text:p>0.081259697675705</text:p>
          </table:table-cell>
          <table:table-cell office:value-type="float" office:value="0.0585775524377823" calcext:value-type="float">
            <text:p>0.058577552437782</text:p>
          </table:table-cell>
          <table:table-cell table:number-columns-repeated="1018"/>
        </table:table-row>
        <table:table-row table:style-name="ro1">
          <table:table-cell office:value-type="float" office:value="0.0230751018971205" calcext:value-type="float">
            <text:p>0.023075101897121</text:p>
          </table:table-cell>
          <table:table-cell office:value-type="float" office:value="0.0239466447383165" calcext:value-type="float">
            <text:p>0.023946644738317</text:p>
          </table:table-cell>
          <table:table-cell office:value-type="float" office:value="0.0524456948041916" calcext:value-type="float">
            <text:p>0.052445694804192</text:p>
          </table:table-cell>
          <table:table-cell office:value-type="float" office:value="0.00588961271569133" calcext:value-type="float">
            <text:p>0.005889612715691</text:p>
          </table:table-cell>
          <table:table-cell office:value-type="float" office:value="0.0801070481538773" calcext:value-type="float">
            <text:p>0.080107048153877</text:p>
          </table:table-cell>
          <table:table-cell office:value-type="float" office:value="0.0578268654644489" calcext:value-type="float">
            <text:p>0.057826865464449</text:p>
          </table:table-cell>
          <table:table-cell table:number-columns-repeated="1018"/>
        </table:table-row>
        <table:table-row table:style-name="ro1">
          <table:table-cell office:value-type="float" office:value="0.0240332875400782" calcext:value-type="float">
            <text:p>0.024033287540078</text:p>
          </table:table-cell>
          <table:table-cell office:value-type="float" office:value="0.0273201856762171" calcext:value-type="float">
            <text:p>0.027320185676217</text:p>
          </table:table-cell>
          <table:table-cell office:value-type="float" office:value="0.0555376261472702" calcext:value-type="float">
            <text:p>0.05553762614727</text:p>
          </table:table-cell>
          <table:table-cell office:value-type="float" office:value="0.00610640645027161" calcext:value-type="float">
            <text:p>0.006106406450272</text:p>
          </table:table-cell>
          <table:table-cell office:value-type="float" office:value="0.0777088552713394" calcext:value-type="float">
            <text:p>0.07770885527134</text:p>
          </table:table-cell>
          <table:table-cell office:value-type="float" office:value="0.05494424700737" calcext:value-type="float">
            <text:p>0.05494424700737</text:p>
          </table:table-cell>
          <table:table-cell table:number-columns-repeated="1018"/>
        </table:table-row>
        <table:table-row table:style-name="ro1">
          <table:table-cell office:value-type="float" office:value="0.0208833999931812" calcext:value-type="float">
            <text:p>0.020883399993181</text:p>
          </table:table-cell>
          <table:table-cell office:value-type="float" office:value="0.0267236363142729" calcext:value-type="float">
            <text:p>0.026723636314273</text:p>
          </table:table-cell>
          <table:table-cell office:value-type="float" office:value="0.0611547119915486" calcext:value-type="float">
            <text:p>0.061154711991549</text:p>
          </table:table-cell>
          <table:table-cell office:value-type="float" office:value="0.00572208408266306" calcext:value-type="float">
            <text:p>0.005722084082663</text:p>
          </table:table-cell>
          <table:table-cell office:value-type="float" office:value="0.0833762809634209" calcext:value-type="float">
            <text:p>0.083376280963421</text:p>
          </table:table-cell>
          <table:table-cell office:value-type="float" office:value="0.0592961385846138" calcext:value-type="float">
            <text:p>0.059296138584614</text:p>
          </table:table-cell>
          <table:table-cell table:number-columns-repeated="1018"/>
        </table:table-row>
        <table:table-row table:style-name="ro1">
          <table:table-cell office:value-type="float" office:value="0.0230664797127247" calcext:value-type="float">
            <text:p>0.023066479712725</text:p>
          </table:table-cell>
          <table:table-cell office:value-type="float" office:value="0.0274120159447193" calcext:value-type="float">
            <text:p>0.027412015944719</text:p>
          </table:table-cell>
          <table:table-cell office:value-type="float" office:value="0.0518864132463932" calcext:value-type="float">
            <text:p>0.051886413246393</text:p>
          </table:table-cell>
          <table:table-cell office:value-type="float" office:value="0.00578476907685399" calcext:value-type="float">
            <text:p>0.005784769076854</text:p>
          </table:table-cell>
          <table:table-cell office:value-type="float" office:value="0.0806001797318459" calcext:value-type="float">
            <text:p>0.080600179731846</text:p>
          </table:table-cell>
          <table:table-cell office:value-type="float" office:value="0.0558211021125317" calcext:value-type="float">
            <text:p>0.055821102112532</text:p>
          </table:table-cell>
          <table:table-cell table:number-columns-repeated="1018"/>
        </table:table-row>
        <table:table-row table:style-name="ro1">
          <table:table-cell office:value-type="float" office:value="0.0193374343216419" calcext:value-type="float">
            <text:p>0.019337434321642</text:p>
          </table:table-cell>
          <table:table-cell office:value-type="float" office:value="0.0234510619193315" calcext:value-type="float">
            <text:p>0.023451061919332</text:p>
          </table:table-cell>
          <table:table-cell office:value-type="float" office:value="0.0576656274497509" calcext:value-type="float">
            <text:p>0.057665627449751</text:p>
          </table:table-cell>
          <table:table-cell office:value-type="float" office:value="0.00575993536040187" calcext:value-type="float">
            <text:p>0.005759935360402</text:p>
          </table:table-cell>
          <table:table-cell office:value-type="float" office:value="0.082542821764946" calcext:value-type="float">
            <text:p>0.082542821764946</text:p>
          </table:table-cell>
          <table:table-cell office:value-type="float" office:value="0.0577211380004883" calcext:value-type="float">
            <text:p>0.057721138000488</text:p>
          </table:table-cell>
          <table:table-cell table:number-columns-repeated="1018"/>
        </table:table-row>
        <table:table-row table:style-name="ro1">
          <table:table-cell office:value-type="float" office:value="0.0216403044760227" calcext:value-type="float">
            <text:p>0.021640304476023</text:p>
          </table:table-cell>
          <table:table-cell office:value-type="float" office:value="0.0254608672112227" calcext:value-type="float">
            <text:p>0.025460867211223</text:p>
          </table:table-cell>
          <table:table-cell office:value-type="float" office:value="0.0577988363802433" calcext:value-type="float">
            <text:p>0.057798836380243</text:p>
          </table:table-cell>
          <table:table-cell office:value-type="float" office:value="0.00564932683482766" calcext:value-type="float">
            <text:p>0.005649326834828</text:p>
          </table:table-cell>
          <table:table-cell office:value-type="float" office:value="0.0760998129844666" calcext:value-type="float">
            <text:p>0.076099812984467</text:p>
          </table:table-cell>
          <table:table-cell office:value-type="float" office:value="0.0533101856708527" calcext:value-type="float">
            <text:p>0.053310185670853</text:p>
          </table:table-cell>
          <table:table-cell table:number-columns-repeated="1018"/>
        </table:table-row>
        <table:table-row table:style-name="ro1">
          <table:table-cell office:value-type="float" office:value="0.0213948469609022" calcext:value-type="float">
            <text:p>0.021394846960902</text:p>
          </table:table-cell>
          <table:table-cell office:value-type="float" office:value="0.0262055676430464" calcext:value-type="float">
            <text:p>0.026205567643046</text:p>
          </table:table-cell>
          <table:table-cell office:value-type="float" office:value="0.0569421872496605" calcext:value-type="float">
            <text:p>0.056942187249661</text:p>
          </table:table-cell>
          <table:table-cell office:value-type="float" office:value="0.0054072686471045" calcext:value-type="float">
            <text:p>0.005407268647105</text:p>
          </table:table-cell>
          <table:table-cell office:value-type="float" office:value="0.0747704952955246" calcext:value-type="float">
            <text:p>0.074770495295525</text:p>
          </table:table-cell>
          <table:table-cell office:value-type="float" office:value="0.050378143787384" calcext:value-type="float">
            <text:p>0.050378143787384</text:p>
          </table:table-cell>
          <table:table-cell table:number-columns-repeated="1018"/>
        </table:table-row>
        <table:table-row table:style-name="ro1">
          <table:table-cell office:value-type="float" office:value="0.0218063984066248" calcext:value-type="float">
            <text:p>0.021806398406625</text:p>
          </table:table-cell>
          <table:table-cell office:value-type="float" office:value="0.0243021547794342" calcext:value-type="float">
            <text:p>0.024302154779434</text:p>
          </table:table-cell>
          <table:table-cell office:value-type="float" office:value="0.0535090453922749" calcext:value-type="float">
            <text:p>0.053509045392275</text:p>
          </table:table-cell>
          <table:table-cell office:value-type="float" office:value="0.00609601335600019" calcext:value-type="float">
            <text:p>0.006096013356</text:p>
          </table:table-cell>
          <table:table-cell office:value-type="float" office:value="0.0774388313293457" calcext:value-type="float">
            <text:p>0.077438831329346</text:p>
          </table:table-cell>
          <table:table-cell office:value-type="float" office:value="0.053749643266201" calcext:value-type="float">
            <text:p>0.053749643266201</text:p>
          </table:table-cell>
          <table:table-cell table:number-columns-repeated="1018"/>
        </table:table-row>
        <table:table-row table:style-name="ro1">
          <table:table-cell office:value-type="float" office:value="0.0198060218244791" calcext:value-type="float">
            <text:p>0.019806021824479</text:p>
          </table:table-cell>
          <table:table-cell office:value-type="float" office:value="0.0237783715128899" calcext:value-type="float">
            <text:p>0.02377837151289</text:p>
          </table:table-cell>
          <table:table-cell office:value-type="float" office:value="0.056268859654665" calcext:value-type="float">
            <text:p>0.056268859654665</text:p>
          </table:table-cell>
          <table:table-cell office:value-type="float" office:value="0.00560616701841354" calcext:value-type="float">
            <text:p>0.005606167018414</text:p>
          </table:table-cell>
          <table:table-cell office:value-type="float" office:value="0.082707442343235" calcext:value-type="float">
            <text:p>0.082707442343235</text:p>
          </table:table-cell>
          <table:table-cell office:value-type="float" office:value="0.0571942701935768" calcext:value-type="float">
            <text:p>0.057194270193577</text:p>
          </table:table-cell>
          <table:table-cell table:number-columns-repeated="1018"/>
        </table:table-row>
        <table:table-row table:style-name="ro1">
          <table:table-cell office:value-type="float" office:value="0.0226722061634064" calcext:value-type="float">
            <text:p>0.022672206163406</text:p>
          </table:table-cell>
          <table:table-cell office:value-type="float" office:value="0.0262039471417665" calcext:value-type="float">
            <text:p>0.026203947141767</text:p>
          </table:table-cell>
          <table:table-cell office:value-type="float" office:value="0.0518567673861981" calcext:value-type="float">
            <text:p>0.051856767386198</text:p>
          </table:table-cell>
          <table:table-cell office:value-type="float" office:value="0.00559625308960676" calcext:value-type="float">
            <text:p>0.005596253089607</text:p>
          </table:table-cell>
          <table:table-cell office:value-type="float" office:value="0.0770446732640266" calcext:value-type="float">
            <text:p>0.077044673264027</text:p>
          </table:table-cell>
          <table:table-cell office:value-type="float" office:value="0.0531174540519714" calcext:value-type="float">
            <text:p>0.053117454051972</text:p>
          </table:table-cell>
          <table:table-cell table:number-columns-repeated="1018"/>
        </table:table-row>
        <table:table-row table:style-name="ro1">
          <table:table-cell office:value-type="float" office:value="0.020872263237834" calcext:value-type="float">
            <text:p>0.020872263237834</text:p>
          </table:table-cell>
          <table:table-cell office:value-type="float" office:value="0.0247498601675034" calcext:value-type="float">
            <text:p>0.024749860167503</text:p>
          </table:table-cell>
          <table:table-cell office:value-type="float" office:value="0.0540719218552113" calcext:value-type="float">
            <text:p>0.054071921855211</text:p>
          </table:table-cell>
          <table:table-cell office:value-type="float" office:value="0.00547337764874101" calcext:value-type="float">
            <text:p>0.005473377648741</text:p>
          </table:table-cell>
          <table:table-cell office:value-type="float" office:value="0.0771188735961914" calcext:value-type="float">
            <text:p>0.077118873596191</text:p>
          </table:table-cell>
          <table:table-cell office:value-type="float" office:value="0.0530468337237835" calcext:value-type="float">
            <text:p>0.053046833723784</text:p>
          </table:table-cell>
          <table:table-cell table:number-columns-repeated="1018"/>
        </table:table-row>
        <table:table-row table:style-name="ro1">
          <table:table-cell office:value-type="float" office:value="0.0216837637126446" calcext:value-type="float">
            <text:p>0.021683763712645</text:p>
          </table:table-cell>
          <table:table-cell office:value-type="float" office:value="0.0268248040229082" calcext:value-type="float">
            <text:p>0.026824804022908</text:p>
          </table:table-cell>
          <table:table-cell office:value-type="float" office:value="0.0499380342662334" calcext:value-type="float">
            <text:p>0.049938034266234</text:p>
          </table:table-cell>
          <table:table-cell office:value-type="float" office:value="0.00553006865084171" calcext:value-type="float">
            <text:p>0.005530068650842</text:p>
          </table:table-cell>
          <table:table-cell office:value-type="float" office:value="0.077209010720253" calcext:value-type="float">
            <text:p>0.077209010720253</text:p>
          </table:table-cell>
          <table:table-cell office:value-type="float" office:value="0.0544720366597176" calcext:value-type="float">
            <text:p>0.054472036659718</text:p>
          </table:table-cell>
          <table:table-cell table:number-columns-repeated="1018"/>
        </table:table-row>
        <table:table-row table:style-name="ro1">
          <table:table-cell office:value-type="float" office:value="0.0213795471936464" calcext:value-type="float">
            <text:p>0.021379547193647</text:p>
          </table:table-cell>
          <table:table-cell office:value-type="float" office:value="0.0261708050966263" calcext:value-type="float">
            <text:p>0.026170805096626</text:p>
          </table:table-cell>
          <table:table-cell office:value-type="float" office:value="0.0520293712615967" calcext:value-type="float">
            <text:p>0.052029371261597</text:p>
          </table:table-cell>
          <table:table-cell office:value-type="float" office:value="0.0053065842948854" calcext:value-type="float">
            <text:p>0.005306584294885</text:p>
          </table:table-cell>
          <table:table-cell office:value-type="float" office:value="0.0777596607804298" calcext:value-type="float">
            <text:p>0.07775966078043</text:p>
          </table:table-cell>
          <table:table-cell office:value-type="float" office:value="0.0543856807053089" calcext:value-type="float">
            <text:p>0.054385680705309</text:p>
          </table:table-cell>
          <table:table-cell table:number-columns-repeated="1018"/>
        </table:table-row>
        <table:table-row table:style-name="ro1">
          <table:table-cell office:value-type="float" office:value="0.0243531037122011" calcext:value-type="float">
            <text:p>0.024353103712201</text:p>
          </table:table-cell>
          <table:table-cell office:value-type="float" office:value="0.0250809881836176" calcext:value-type="float">
            <text:p>0.025080988183618</text:p>
          </table:table-cell>
          <table:table-cell office:value-type="float" office:value="0.0518659763038158" calcext:value-type="float">
            <text:p>0.051865976303816</text:p>
          </table:table-cell>
          <table:table-cell office:value-type="float" office:value="0.00557182310149074" calcext:value-type="float">
            <text:p>0.005571823101491</text:p>
          </table:table-cell>
          <table:table-cell office:value-type="float" office:value="0.0829975455999375" calcext:value-type="float">
            <text:p>0.082997545599938</text:p>
          </table:table-cell>
          <table:table-cell office:value-type="float" office:value="0.0608191341161728" calcext:value-type="float">
            <text:p>0.060819134116173</text:p>
          </table:table-cell>
          <table:table-cell table:number-columns-repeated="1018"/>
        </table:table-row>
        <table:table-row table:style-name="ro1">
          <table:table-cell office:value-type="float" office:value="0.0213591530919075" calcext:value-type="float">
            <text:p>0.021359153091908</text:p>
          </table:table-cell>
          <table:table-cell office:value-type="float" office:value="0.0250864438712597" calcext:value-type="float">
            <text:p>0.02508644387126</text:p>
          </table:table-cell>
          <table:table-cell office:value-type="float" office:value="0.0528071336448193" calcext:value-type="float">
            <text:p>0.052807133644819</text:p>
          </table:table-cell>
          <table:table-cell office:value-type="float" office:value="0.00543238036334515" calcext:value-type="float">
            <text:p>0.005432380363345</text:p>
          </table:table-cell>
          <table:table-cell office:value-type="float" office:value="0.0783596634864807" calcext:value-type="float">
            <text:p>0.078359663486481</text:p>
          </table:table-cell>
          <table:table-cell office:value-type="float" office:value="0.0551376156508923" calcext:value-type="float">
            <text:p>0.055137615650892</text:p>
          </table:table-cell>
          <table:table-cell table:number-columns-repeated="1018"/>
        </table:table-row>
        <table:table-row table:style-name="ro1">
          <table:table-cell office:value-type="float" office:value="0.0222077947109938" calcext:value-type="float">
            <text:p>0.022207794710994</text:p>
          </table:table-cell>
          <table:table-cell office:value-type="float" office:value="0.0267671979963779" calcext:value-type="float">
            <text:p>0.026767197996378</text:p>
          </table:table-cell>
          <table:table-cell office:value-type="float" office:value="0.0527804456651211" calcext:value-type="float">
            <text:p>0.052780445665121</text:p>
          </table:table-cell>
          <table:table-cell office:value-type="float" office:value="0.00544554414227605" calcext:value-type="float">
            <text:p>0.005445544142276</text:p>
          </table:table-cell>
          <table:table-cell office:value-type="float" office:value="0.0810393318533897" calcext:value-type="float">
            <text:p>0.08103933185339</text:p>
          </table:table-cell>
          <table:table-cell office:value-type="float" office:value="0.0572300665080547" calcext:value-type="float">
            <text:p>0.057230066508055</text:p>
          </table:table-cell>
          <table:table-cell table:number-columns-repeated="1018"/>
        </table:table-row>
        <table:table-row table:style-name="ro1">
          <table:table-cell office:value-type="float" office:value="0.0220635086297989" calcext:value-type="float">
            <text:p>0.022063508629799</text:p>
          </table:table-cell>
          <table:table-cell office:value-type="float" office:value="0.025812067091465" calcext:value-type="float">
            <text:p>0.025812067091465</text:p>
          </table:table-cell>
          <table:table-cell office:value-type="float" office:value="0.0558618567883968" calcext:value-type="float">
            <text:p>0.055861856788397</text:p>
          </table:table-cell>
          <table:table-cell office:value-type="float" office:value="0.00600778870284557" calcext:value-type="float">
            <text:p>0.006007788702846</text:p>
          </table:table-cell>
          <table:table-cell office:value-type="float" office:value="0.0748985484242439" calcext:value-type="float">
            <text:p>0.074898548424244</text:p>
          </table:table-cell>
          <table:table-cell office:value-type="float" office:value="0.0522864758968353" calcext:value-type="float">
            <text:p>0.052286475896835</text:p>
          </table:table-cell>
          <table:table-cell table:number-columns-repeated="1018"/>
        </table:table-row>
        <table:table-row table:style-name="ro1">
          <table:table-cell office:value-type="float" office:value="0.0226130578666925" calcext:value-type="float">
            <text:p>0.022613057866693</text:p>
          </table:table-cell>
          <table:table-cell office:value-type="float" office:value="0.0265817549079657" calcext:value-type="float">
            <text:p>0.026581754907966</text:p>
          </table:table-cell>
          <table:table-cell office:value-type="float" office:value="0.0507839620113373" calcext:value-type="float">
            <text:p>0.050783962011337</text:p>
          </table:table-cell>
          <table:table-cell office:value-type="float" office:value="0.0054601258598268" calcext:value-type="float">
            <text:p>0.005460125859827</text:p>
          </table:table-cell>
          <table:table-cell office:value-type="float" office:value="0.078325167298317" calcext:value-type="float">
            <text:p>0.078325167298317</text:p>
          </table:table-cell>
          <table:table-cell office:value-type="float" office:value="0.0541957765817642" calcext:value-type="float">
            <text:p>0.054195776581764</text:p>
          </table:table-cell>
          <table:table-cell table:number-columns-repeated="1018"/>
        </table:table-row>
        <table:table-row table:style-name="ro1">
          <table:table-cell office:value-type="float" office:value="0.0238142888993025" calcext:value-type="float">
            <text:p>0.023814288899303</text:p>
          </table:table-cell>
          <table:table-cell office:value-type="float" office:value="0.0268767345696688" calcext:value-type="float">
            <text:p>0.026876734569669</text:p>
          </table:table-cell>
          <table:table-cell office:value-type="float" office:value="0.0535193085670471" calcext:value-type="float">
            <text:p>0.053519308567047</text:p>
          </table:table-cell>
          <table:table-cell office:value-type="float" office:value="0.00591308297589421" calcext:value-type="float">
            <text:p>0.005913082975894</text:p>
          </table:table-cell>
          <table:table-cell office:value-type="float" office:value="0.0829565674066544" calcext:value-type="float">
            <text:p>0.082956567406654</text:p>
          </table:table-cell>
          <table:table-cell office:value-type="float" office:value="0.0576578564941883" calcext:value-type="float">
            <text:p>0.057657856494188</text:p>
          </table:table-cell>
          <table:table-cell table:number-columns-repeated="1018"/>
        </table:table-row>
        <table:table-row table:style-name="ro1">
          <table:table-cell office:value-type="float" office:value="0.0228157434612513" calcext:value-type="float">
            <text:p>0.022815743461251</text:p>
          </table:table-cell>
          <table:table-cell office:value-type="float" office:value="0.0260828286409378" calcext:value-type="float">
            <text:p>0.026082828640938</text:p>
          </table:table-cell>
          <table:table-cell office:value-type="float" office:value="0.053568858653307" calcext:value-type="float">
            <text:p>0.053568858653307</text:p>
          </table:table-cell>
          <table:table-cell office:value-type="float" office:value="0.00573594868183136" calcext:value-type="float">
            <text:p>0.005735948681831</text:p>
          </table:table-cell>
          <table:table-cell office:value-type="float" office:value="0.0791883990168572" calcext:value-type="float">
            <text:p>0.079188399016857</text:p>
          </table:table-cell>
          <table:table-cell office:value-type="float" office:value="0.0551437884569168" calcext:value-type="float">
            <text:p>0.055143788456917</text:p>
          </table:table-cell>
          <table:table-cell table:number-columns-repeated="1018"/>
        </table:table-row>
        <table:table-row table:style-name="ro1">
          <table:table-cell office:value-type="float" office:value="0.0239934343844652" calcext:value-type="float">
            <text:p>0.023993434384465</text:p>
          </table:table-cell>
          <table:table-cell office:value-type="float" office:value="0.0272044371813536" calcext:value-type="float">
            <text:p>0.027204437181354</text:p>
          </table:table-cell>
          <table:table-cell office:value-type="float" office:value="0.0543898865580559" calcext:value-type="float">
            <text:p>0.054389886558056</text:p>
          </table:table-cell>
          <table:table-cell office:value-type="float" office:value="0.00579331396147609" calcext:value-type="float">
            <text:p>0.005793313961476</text:p>
          </table:table-cell>
          <table:table-cell office:value-type="float" office:value="0.0806568935513496" calcext:value-type="float">
            <text:p>0.08065689355135</text:p>
          </table:table-cell>
          <table:table-cell office:value-type="float" office:value="0.0560842044651508" calcext:value-type="float">
            <text:p>0.056084204465151</text:p>
          </table:table-cell>
          <table:table-cell table:number-columns-repeated="1018"/>
        </table:table-row>
        <table:table-row table:style-name="ro1">
          <table:table-cell office:value-type="float" office:value="0.0223243832588196" calcext:value-type="float">
            <text:p>0.02232438325882</text:p>
          </table:table-cell>
          <table:table-cell office:value-type="float" office:value="0.025417223572731" calcext:value-type="float">
            <text:p>0.025417223572731</text:p>
          </table:table-cell>
          <table:table-cell office:value-type="float" office:value="0.0550049841403961" calcext:value-type="float">
            <text:p>0.055004984140396</text:p>
          </table:table-cell>
          <table:table-cell office:value-type="float" office:value="0.00578445987775922" calcext:value-type="float">
            <text:p>0.005784459877759</text:p>
          </table:table-cell>
          <table:table-cell office:value-type="float" office:value="0.0814371556043625" calcext:value-type="float">
            <text:p>0.081437155604363</text:p>
          </table:table-cell>
          <table:table-cell office:value-type="float" office:value="0.0562218837440014" calcext:value-type="float">
            <text:p>0.056221883744001</text:p>
          </table:table-cell>
          <table:table-cell table:number-columns-repeated="1018"/>
        </table:table-row>
        <table:table-row table:style-name="ro1">
          <table:table-cell office:value-type="float" office:value="0.02182786911726" calcext:value-type="float">
            <text:p>0.02182786911726</text:p>
          </table:table-cell>
          <table:table-cell office:value-type="float" office:value="0.0250942725688219" calcext:value-type="float">
            <text:p>0.025094272568822</text:p>
          </table:table-cell>
          <table:table-cell office:value-type="float" office:value="0.0561452209949493" calcext:value-type="float">
            <text:p>0.056145220994949</text:p>
          </table:table-cell>
          <table:table-cell office:value-type="float" office:value="0.00580872548744082" calcext:value-type="float">
            <text:p>0.005808725487441</text:p>
          </table:table-cell>
          <table:table-cell office:value-type="float" office:value="0.0819104090332985" calcext:value-type="float">
            <text:p>0.081910409033299</text:p>
          </table:table-cell>
          <table:table-cell office:value-type="float" office:value="0.0562533028423786" calcext:value-type="float">
            <text:p>0.056253302842379</text:p>
          </table:table-cell>
          <table:table-cell table:number-columns-repeated="1018"/>
        </table:table-row>
        <table:table-row table:style-name="ro1">
          <table:table-cell office:value-type="float" office:value="0.0221574157476425" calcext:value-type="float">
            <text:p>0.022157415747643</text:p>
          </table:table-cell>
          <table:table-cell office:value-type="float" office:value="0.023482907563448" calcext:value-type="float">
            <text:p>0.023482907563448</text:p>
          </table:table-cell>
          <table:table-cell office:value-type="float" office:value="0.0584641136229038" calcext:value-type="float">
            <text:p>0.058464113622904</text:p>
          </table:table-cell>
          <table:table-cell office:value-type="float" office:value="0.00612012390047312" calcext:value-type="float">
            <text:p>0.006120123900473</text:p>
          </table:table-cell>
          <table:table-cell office:value-type="float" office:value="0.0808369368314743" calcext:value-type="float">
            <text:p>0.080836936831474</text:p>
          </table:table-cell>
          <table:table-cell office:value-type="float" office:value="0.0579092688858509" calcext:value-type="float">
            <text:p>0.057909268885851</text:p>
          </table:table-cell>
          <table:table-cell table:number-columns-repeated="1018"/>
        </table:table-row>
        <table:table-row table:style-name="ro1">
          <table:table-cell office:value-type="float" office:value="0.0225295815616846" calcext:value-type="float">
            <text:p>0.022529581561685</text:p>
          </table:table-cell>
          <table:table-cell office:value-type="float" office:value="0.024561045691371" calcext:value-type="float">
            <text:p>0.024561045691371</text:p>
          </table:table-cell>
          <table:table-cell office:value-type="float" office:value="0.0558257102966309" calcext:value-type="float">
            <text:p>0.055825710296631</text:p>
          </table:table-cell>
          <table:table-cell office:value-type="float" office:value="0.00574195338413119" calcext:value-type="float">
            <text:p>0.005741953384131</text:p>
          </table:table-cell>
          <table:table-cell office:value-type="float" office:value="0.0815397799015045" calcext:value-type="float">
            <text:p>0.081539779901505</text:p>
          </table:table-cell>
          <table:table-cell office:value-type="float" office:value="0.0576812662184238" calcext:value-type="float">
            <text:p>0.057681266218424</text:p>
          </table:table-cell>
          <table:table-cell table:number-columns-repeated="1018"/>
        </table:table-row>
        <table:table-row table:style-name="ro1">
          <table:table-cell office:value-type="float" office:value="0.0232505910098553" calcext:value-type="float">
            <text:p>0.023250591009855</text:p>
          </table:table-cell>
          <table:table-cell office:value-type="float" office:value="0.0264162644743919" calcext:value-type="float">
            <text:p>0.026416264474392</text:p>
          </table:table-cell>
          <table:table-cell office:value-type="float" office:value="0.0544749535620213" calcext:value-type="float">
            <text:p>0.054474953562021</text:p>
          </table:table-cell>
          <table:table-cell office:value-type="float" office:value="0.00573174050077796" calcext:value-type="float">
            <text:p>0.005731740500778</text:p>
          </table:table-cell>
          <table:table-cell office:value-type="float" office:value="0.0830848515033722" calcext:value-type="float">
            <text:p>0.083084851503372</text:p>
          </table:table-cell>
          <table:table-cell office:value-type="float" office:value="0.0583326481282711" calcext:value-type="float">
            <text:p>0.058332648128271</text:p>
          </table:table-cell>
          <table:table-cell table:number-columns-repeated="1018"/>
        </table:table-row>
        <table:table-row table:style-name="ro1">
          <table:table-cell office:value-type="float" office:value="0.0230234824120998" calcext:value-type="float">
            <text:p>0.0230234824121</text:p>
          </table:table-cell>
          <table:table-cell office:value-type="float" office:value="0.0259381122887135" calcext:value-type="float">
            <text:p>0.025938112288714</text:p>
          </table:table-cell>
          <table:table-cell office:value-type="float" office:value="0.0550218597054482" calcext:value-type="float">
            <text:p>0.055021859705448</text:p>
          </table:table-cell>
          <table:table-cell office:value-type="float" office:value="0.00563136953860521" calcext:value-type="float">
            <text:p>0.005631369538605</text:p>
          </table:table-cell>
          <table:table-cell office:value-type="float" office:value="0.0802825540304184" calcext:value-type="float">
            <text:p>0.080282554030418</text:p>
          </table:table-cell>
          <table:table-cell office:value-type="float" office:value="0.0557086132466793" calcext:value-type="float">
            <text:p>0.055708613246679</text:p>
          </table:table-cell>
          <table:table-cell table:number-columns-repeated="1018"/>
        </table:table-row>
        <table:table-row table:style-name="ro1">
          <table:table-cell office:value-type="float" office:value="0.0230392459779978" calcext:value-type="float">
            <text:p>0.023039245977998</text:p>
          </table:table-cell>
          <table:table-cell office:value-type="float" office:value="0.027867766097188" calcext:value-type="float">
            <text:p>0.02786776609718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058017042465508" calcext:value-type="float">
            <text:p>0.005801704246551</text:p>
          </table:table-cell>
          <table:table-cell office:value-type="float" office:value="0.0834146291017532" calcext:value-type="float">
            <text:p>0.083414629101753</text:p>
          </table:table-cell>
          <table:table-cell office:value-type="float" office:value="0.0574279166758061" calcext:value-type="float">
            <text:p>0.057427916675806</text:p>
          </table:table-cell>
          <table:table-cell table:number-columns-repeated="1018"/>
        </table:table-row>
        <table:table-row table:style-name="ro1">
          <table:table-cell office:value-type="float" office:value="0.0231096670031548" calcext:value-type="float">
            <text:p>0.023109667003155</text:p>
          </table:table-cell>
          <table:table-cell office:value-type="float" office:value="0.0258953608572483" calcext:value-type="float">
            <text:p>0.025895360857248</text:p>
          </table:table-cell>
          <table:table-cell office:value-type="float" office:value="0.0557749979197979" calcext:value-type="float">
            <text:p>0.055774997919798</text:p>
          </table:table-cell>
          <table:table-cell office:value-type="float" office:value="0.00600648485124111" calcext:value-type="float">
            <text:p>0.006006484851241</text:p>
          </table:table-cell>
          <table:table-cell office:value-type="float" office:value="0.0832600072026253" calcext:value-type="float">
            <text:p>0.083260007202625</text:p>
          </table:table-cell>
          <table:table-cell office:value-type="float" office:value="0.0591327026486397" calcext:value-type="float">
            <text:p>0.05913270264864</text:p>
          </table:table-cell>
          <table:table-cell table:number-columns-repeated="1018"/>
        </table:table-row>
        <table:table-row table:style-name="ro1">
          <table:table-cell office:value-type="float" office:value="0.0233711171895266" calcext:value-type="float">
            <text:p>0.023371117189527</text:p>
          </table:table-cell>
          <table:table-cell office:value-type="float" office:value="0.0273697543889284" calcext:value-type="float">
            <text:p>0.027369754388929</text:p>
          </table:table-cell>
          <table:table-cell office:value-type="float" office:value="0.0545683577656746" calcext:value-type="float">
            <text:p>0.054568357765675</text:p>
          </table:table-cell>
          <table:table-cell office:value-type="float" office:value="0.00569175928831101" calcext:value-type="float">
            <text:p>0.005691759288311</text:p>
          </table:table-cell>
          <table:table-cell office:value-type="float" office:value="0.0811595842242241" calcext:value-type="float">
            <text:p>0.081159584224224</text:p>
          </table:table-cell>
          <table:table-cell office:value-type="float" office:value="0.0566295869648457" calcext:value-type="float">
            <text:p>0.056629586964846</text:p>
          </table:table-cell>
          <table:table-cell table:number-columns-repeated="1018"/>
        </table:table-row>
        <table:table-row table:style-name="ro1">
          <table:table-cell office:value-type="float" office:value="0.0231823846697807" calcext:value-type="float">
            <text:p>0.023182384669781</text:p>
          </table:table-cell>
          <table:table-cell office:value-type="float" office:value="0.0259949117898941" calcext:value-type="float">
            <text:p>0.025994911789894</text:p>
          </table:table-cell>
          <table:table-cell office:value-type="float" office:value="0.0553943030536175" calcext:value-type="float">
            <text:p>0.055394303053618</text:p>
          </table:table-cell>
          <table:table-cell office:value-type="float" office:value="0.00561732985079289" calcext:value-type="float">
            <text:p>0.005617329850793</text:p>
          </table:table-cell>
          <table:table-cell office:value-type="float" office:value="0.0804988071322441" calcext:value-type="float">
            <text:p>0.080498807132244</text:p>
          </table:table-cell>
          <table:table-cell office:value-type="float" office:value="0.0564957745373249" calcext:value-type="float">
            <text:p>0.056495774537325</text:p>
          </table:table-cell>
          <table:table-cell table:number-columns-repeated="1018"/>
        </table:table-row>
        <table:table-row table:style-name="ro1">
          <table:table-cell office:value-type="float" office:value="0.022686954587698" calcext:value-type="float">
            <text:p>0.022686954587698</text:p>
          </table:table-cell>
          <table:table-cell office:value-type="float" office:value="0.0279275868088007" calcext:value-type="float">
            <text:p>0.027927586808801</text:p>
          </table:table-cell>
          <table:table-cell office:value-type="float" office:value="0.0569150485098362" calcext:value-type="float">
            <text:p>0.056915048509836</text:p>
          </table:table-cell>
          <table:table-cell office:value-type="float" office:value="0.00559804728254676" calcext:value-type="float">
            <text:p>0.005598047282547</text:p>
          </table:table-cell>
          <table:table-cell office:value-type="float" office:value="0.0818271785974503" calcext:value-type="float">
            <text:p>0.08182717859745</text:p>
          </table:table-cell>
          <table:table-cell office:value-type="float" office:value="0.0567757412791252" calcext:value-type="float">
            <text:p>0.056775741279125</text:p>
          </table:table-cell>
          <table:table-cell table:number-columns-repeated="1018"/>
        </table:table-row>
        <table:table-row table:style-name="ro1">
          <table:table-cell office:value-type="float" office:value="0.0232445392757654" calcext:value-type="float">
            <text:p>0.023244539275766</text:p>
          </table:table-cell>
          <table:table-cell office:value-type="float" office:value="0.026943376287818" calcext:value-type="float">
            <text:p>0.026943376287818</text:p>
          </table:table-cell>
          <table:table-cell office:value-type="float" office:value="0.0563676208257675" calcext:value-type="float">
            <text:p>0.056367620825768</text:p>
          </table:table-cell>
          <table:table-cell office:value-type="float" office:value="0.00572608830407262" calcext:value-type="float">
            <text:p>0.005726088304073</text:p>
          </table:table-cell>
          <table:table-cell office:value-type="float" office:value="0.0828418955206871" calcext:value-type="float">
            <text:p>0.082841895520687</text:p>
          </table:table-cell>
          <table:table-cell office:value-type="float" office:value="0.0587548352777958" calcext:value-type="float">
            <text:p>0.058754835277796</text:p>
          </table:table-cell>
          <table:table-cell table:number-columns-repeated="1018"/>
        </table:table-row>
        <table:table-row table:style-name="ro1">
          <table:table-cell office:value-type="float" office:value="0.0212612133473158" calcext:value-type="float">
            <text:p>0.021261213347316</text:p>
          </table:table-cell>
          <table:table-cell office:value-type="float" office:value="0.0252692606300116" calcext:value-type="float">
            <text:p>0.025269260630012</text:p>
          </table:table-cell>
          <table:table-cell office:value-type="float" office:value="0.0592827536165714" calcext:value-type="float">
            <text:p>0.059282753616572</text:p>
          </table:table-cell>
          <table:table-cell office:value-type="float" office:value="0.00582832237705588" calcext:value-type="float">
            <text:p>0.005828322377056</text:p>
          </table:table-cell>
          <table:table-cell office:value-type="float" office:value="0.0839642882347107" calcext:value-type="float">
            <text:p>0.083964288234711</text:p>
          </table:table-cell>
          <table:table-cell office:value-type="float" office:value="0.0582210384309292" calcext:value-type="float">
            <text:p>0.058221038430929</text:p>
          </table:table-cell>
          <table:table-cell table:number-columns-repeated="1018"/>
        </table:table-row>
        <table:table-row table:style-name="ro1">
          <table:table-cell office:value-type="float" office:value="0.0237915012985468" calcext:value-type="float">
            <text:p>0.023791501298547</text:p>
          </table:table-cell>
          <table:table-cell office:value-type="float" office:value="0.0287241917103529" calcext:value-type="float">
            <text:p>0.028724191710353</text:p>
          </table:table-cell>
          <table:table-cell office:value-type="float" office:value="0.0562507882714272" calcext:value-type="float">
            <text:p>0.056250788271427</text:p>
          </table:table-cell>
          <table:table-cell office:value-type="float" office:value="0.00580151658505201" calcext:value-type="float">
            <text:p>0.005801516585052</text:p>
          </table:table-cell>
          <table:table-cell office:value-type="float" office:value="0.0847602114081383" calcext:value-type="float">
            <text:p>0.084760211408138</text:p>
          </table:table-cell>
          <table:table-cell office:value-type="float" office:value="0.0593895502388477" calcext:value-type="float">
            <text:p>0.059389550238848</text:p>
          </table:table-cell>
          <table:table-cell table:number-columns-repeated="1018"/>
        </table:table-row>
        <table:table-row table:style-name="ro1">
          <table:table-cell office:value-type="float" office:value="0.0232745781540871" calcext:value-type="float">
            <text:p>0.023274578154087</text:p>
          </table:table-cell>
          <table:table-cell office:value-type="float" office:value="0.0282550808042288" calcext:value-type="float">
            <text:p>0.028255080804229</text:p>
          </table:table-cell>
          <table:table-cell office:value-type="float" office:value="0.0559237711131573" calcext:value-type="float">
            <text:p>0.055923771113157</text:p>
          </table:table-cell>
          <table:table-cell office:value-type="float" office:value="0.0056683449074626" calcext:value-type="float">
            <text:p>0.005668344907463</text:p>
          </table:table-cell>
          <table:table-cell office:value-type="float" office:value="0.0838475003838539" calcext:value-type="float">
            <text:p>0.083847500383854</text:p>
          </table:table-cell>
          <table:table-cell office:value-type="float" office:value="0.058570247143507" calcext:value-type="float">
            <text:p>0.058570247143507</text:p>
          </table:table-cell>
          <table:table-cell table:number-columns-repeated="1018"/>
        </table:table-row>
        <table:table-row table:style-name="ro1">
          <table:table-cell office:value-type="float" office:value="0.023841405287385" calcext:value-type="float">
            <text:p>0.023841405287385</text:p>
          </table:table-cell>
          <table:table-cell office:value-type="float" office:value="0.0293655805289745" calcext:value-type="float">
            <text:p>0.029365580528975</text:p>
          </table:table-cell>
          <table:table-cell office:value-type="float" office:value="0.0575994215905666" calcext:value-type="float">
            <text:p>0.057599421590567</text:p>
          </table:table-cell>
          <table:table-cell office:value-type="float" office:value="0.00591244781389833" calcext:value-type="float">
            <text:p>0.005912447813898</text:p>
          </table:table-cell>
          <table:table-cell office:value-type="float" office:value="0.0862003192305565" calcext:value-type="float">
            <text:p>0.086200319230557</text:p>
          </table:table-cell>
          <table:table-cell office:value-type="float" office:value="0.0599507503211498" calcext:value-type="float">
            <text:p>0.05995075032115</text:p>
          </table:table-cell>
          <table:table-cell table:number-columns-repeated="1018"/>
        </table:table-row>
        <table:table-row table:style-name="ro1">
          <table:table-cell office:value-type="float" office:value="0.0234036520123482" calcext:value-type="float">
            <text:p>0.023403652012348</text:p>
          </table:table-cell>
          <table:table-cell office:value-type="float" office:value="0.0293761659413576" calcext:value-type="float">
            <text:p>0.029376165941358</text:p>
          </table:table-cell>
          <table:table-cell office:value-type="float" office:value="0.0572903044521809" calcext:value-type="float">
            <text:p>0.057290304452181</text:p>
          </table:table-cell>
          <table:table-cell office:value-type="float" office:value="0.0056263436563313" calcext:value-type="float">
            <text:p>0.005626343656331</text:p>
          </table:table-cell>
          <table:table-cell office:value-type="float" office:value="0.0812277644872665" calcext:value-type="float">
            <text:p>0.081227764487267</text:p>
          </table:table-cell>
          <table:table-cell office:value-type="float" office:value="0.0563148781657219" calcext:value-type="float">
            <text:p>0.056314878165722</text:p>
          </table:table-cell>
          <table:table-cell table:number-columns-repeated="1018"/>
        </table:table-row>
        <table:table-row table:style-name="ro1">
          <table:table-cell office:value-type="float" office:value="0.0226968228816986" calcext:value-type="float">
            <text:p>0.022696822881699</text:p>
          </table:table-cell>
          <table:table-cell office:value-type="float" office:value="0.0278527978807688" calcext:value-type="float">
            <text:p>0.027852797880769</text:p>
          </table:table-cell>
          <table:table-cell office:value-type="float" office:value="0.0580084919929505" calcext:value-type="float">
            <text:p>0.058008491992951</text:p>
          </table:table-cell>
          <table:table-cell office:value-type="float" office:value="0.00581634230911732" calcext:value-type="float">
            <text:p>0.005816342309117</text:p>
          </table:table-cell>
          <table:table-cell office:value-type="float" office:value="0.0859430879354477" calcext:value-type="float">
            <text:p>0.085943087935448</text:p>
          </table:table-cell>
          <table:table-cell office:value-type="float" office:value="0.0594144314527512" calcext:value-type="float">
            <text:p>0.059414431452751</text:p>
          </table:table-cell>
          <table:table-cell table:number-columns-repeated="1018"/>
        </table:table-row>
        <table:table-row table:style-name="ro1">
          <table:table-cell office:value-type="float" office:value="0.0234508700668812" calcext:value-type="float">
            <text:p>0.023450870066881</text:p>
          </table:table-cell>
          <table:table-cell office:value-type="float" office:value="0.0295466519892216" calcext:value-type="float">
            <text:p>0.029546651989222</text:p>
          </table:table-cell>
          <table:table-cell office:value-type="float" office:value="0.0552841983735561" calcext:value-type="float">
            <text:p>0.055284198373556</text:p>
          </table:table-cell>
          <table:table-cell office:value-type="float" office:value="0.00551793025806546" calcext:value-type="float">
            <text:p>0.005517930258065</text:p>
          </table:table-cell>
          <table:table-cell office:value-type="float" office:value="0.0846685990691185" calcext:value-type="float">
            <text:p>0.084668599069119</text:p>
          </table:table-cell>
          <table:table-cell office:value-type="float" office:value="0.0589489974081516" calcext:value-type="float">
            <text:p>0.058948997408152</text:p>
          </table:table-cell>
          <table:table-cell table:number-columns-repeated="1018"/>
        </table:table-row>
        <table:table-row table:style-name="ro1">
          <table:table-cell office:value-type="float" office:value="0.023145068436861" calcext:value-type="float">
            <text:p>0.023145068436861</text:p>
          </table:table-cell>
          <table:table-cell office:value-type="float" office:value="0.0289614591747522" calcext:value-type="float">
            <text:p>0.028961459174752</text:p>
          </table:table-cell>
          <table:table-cell office:value-type="float" office:value="0.055893998593092" calcext:value-type="float">
            <text:p>0.055893998593092</text:p>
          </table:table-cell>
          <table:table-cell office:value-type="float" office:value="0.00548625737428665" calcext:value-type="float">
            <text:p>0.005486257374287</text:p>
          </table:table-cell>
          <table:table-cell office:value-type="float" office:value="0.0847898721694946" calcext:value-type="float">
            <text:p>0.084789872169495</text:p>
          </table:table-cell>
          <table:table-cell office:value-type="float" office:value="0.0586006566882134" calcext:value-type="float">
            <text:p>0.058600656688213</text:p>
          </table:table-cell>
          <table:table-cell table:number-columns-repeated="1018"/>
        </table:table-row>
        <table:table-row table:style-name="ro1">
          <table:table-cell office:value-type="float" office:value="0.0225359238684177" calcext:value-type="float">
            <text:p>0.022535923868418</text:p>
          </table:table-cell>
          <table:table-cell office:value-type="float" office:value="0.0280617605894804" calcext:value-type="float">
            <text:p>0.02806176058948</text:p>
          </table:table-cell>
          <table:table-cell office:value-type="float" office:value="0.0554430447518826" calcext:value-type="float">
            <text:p>0.055443044751883</text:p>
          </table:table-cell>
          <table:table-cell office:value-type="float" office:value="0.00550538301467896" calcext:value-type="float">
            <text:p>0.005505383014679</text:p>
          </table:table-cell>
          <table:table-cell office:value-type="float" office:value="0.0839132517576218" calcext:value-type="float">
            <text:p>0.083913251757622</text:p>
          </table:table-cell>
          <table:table-cell office:value-type="float" office:value="0.0583571158349514" calcext:value-type="float">
            <text:p>0.058357115834951</text:p>
          </table:table-cell>
          <table:table-cell table:number-columns-repeated="1018"/>
        </table:table-row>
        <table:table-row table:style-name="ro1">
          <table:table-cell office:value-type="float" office:value="0.0222275331616402" calcext:value-type="float">
            <text:p>0.02222753316164</text:p>
          </table:table-cell>
          <table:table-cell office:value-type="float" office:value="0.0287954900413752" calcext:value-type="float">
            <text:p>0.028795490041375</text:p>
          </table:table-cell>
          <table:table-cell office:value-type="float" office:value="0.0565388463437557" calcext:value-type="float">
            <text:p>0.056538846343756</text:p>
          </table:table-cell>
          <table:table-cell office:value-type="float" office:value="0.0054124309681356" calcext:value-type="float">
            <text:p>0.005412430968136</text:p>
          </table:table-cell>
          <table:table-cell office:value-type="float" office:value="0.0853395536541939" calcext:value-type="float">
            <text:p>0.085339553654194</text:p>
          </table:table-cell>
          <table:table-cell office:value-type="float" office:value="0.0583148300647736" calcext:value-type="float">
            <text:p>0.058314830064774</text:p>
          </table:table-cell>
          <table:table-cell table:number-columns-repeated="1018"/>
        </table:table-row>
        <table:table-row table:style-name="ro1">
          <table:table-cell office:value-type="float" office:value="0.0226069577038288" calcext:value-type="float">
            <text:p>0.022606957703829</text:p>
          </table:table-cell>
          <table:table-cell office:value-type="float" office:value="0.028911080211401" calcext:value-type="float">
            <text:p>0.028911080211401</text:p>
          </table:table-cell>
          <table:table-cell office:value-type="float" office:value="0.0563125051558018" calcext:value-type="float">
            <text:p>0.056312505155802</text:p>
          </table:table-cell>
          <table:table-cell office:value-type="float" office:value="0.00542611908167601" calcext:value-type="float">
            <text:p>0.005426119081676</text:p>
          </table:table-cell>
          <table:table-cell office:value-type="float" office:value="0.0851219072937965" calcext:value-type="float">
            <text:p>0.085121907293797</text:p>
          </table:table-cell>
          <table:table-cell office:value-type="float" office:value="0.0577718503773212" calcext:value-type="float">
            <text:p>0.057771850377321</text:p>
          </table:table-cell>
          <table:table-cell table:number-columns-repeated="1018"/>
        </table:table-row>
        <table:table-row table:style-name="ro1">
          <table:table-cell office:value-type="float" office:value="0.0224426444619894" calcext:value-type="float">
            <text:p>0.022442644461989</text:p>
          </table:table-cell>
          <table:table-cell office:value-type="float" office:value="0.0290736090391874" calcext:value-type="float">
            <text:p>0.029073609039188</text:p>
          </table:table-cell>
          <table:table-cell office:value-type="float" office:value="0.0550998598337174" calcext:value-type="float">
            <text:p>0.055099859833717</text:p>
          </table:table-cell>
          <table:table-cell office:value-type="float" office:value="0.00531815551221371" calcext:value-type="float">
            <text:p>0.005318155512214</text:p>
          </table:table-cell>
          <table:table-cell office:value-type="float" office:value="0.0862111672759056" calcext:value-type="float">
            <text:p>0.086211167275906</text:p>
          </table:table-cell>
          <table:table-cell office:value-type="float" office:value="0.0586019568145275" calcext:value-type="float">
            <text:p>0.058601956814528</text:p>
          </table:table-cell>
          <table:table-cell table:number-columns-repeated="1018"/>
        </table:table-row>
        <table:table-row table:style-name="ro1">
          <table:table-cell office:value-type="float" office:value="0.0227020252496004" calcext:value-type="float">
            <text:p>0.022702025249601</text:p>
          </table:table-cell>
          <table:table-cell office:value-type="float" office:value="0.0285508837550878" calcext:value-type="float">
            <text:p>0.028550883755088</text:p>
          </table:table-cell>
          <table:table-cell office:value-type="float" office:value="0.0544784814119339" calcext:value-type="float">
            <text:p>0.054478481411934</text:p>
          </table:table-cell>
          <table:table-cell office:value-type="float" office:value="0.00534178921952844" calcext:value-type="float">
            <text:p>0.005341789219528</text:p>
          </table:table-cell>
          <table:table-cell office:value-type="float" office:value="0.0846331268548966" calcext:value-type="float">
            <text:p>0.084633126854897</text:p>
          </table:table-cell>
          <table:table-cell office:value-type="float" office:value="0.0582385435700417" calcext:value-type="float">
            <text:p>0.058238543570042</text:p>
          </table:table-cell>
          <table:table-cell table:number-columns-repeated="1018"/>
        </table:table-row>
        <table:table-row table:style-name="ro1">
          <table:table-cell office:value-type="float" office:value="0.022892264649272" calcext:value-type="float">
            <text:p>0.022892264649272</text:p>
          </table:table-cell>
          <table:table-cell office:value-type="float" office:value="0.0297622475773096" calcext:value-type="float">
            <text:p>0.02976224757731</text:p>
          </table:table-cell>
          <table:table-cell office:value-type="float" office:value="0.0563999786973" calcext:value-type="float">
            <text:p>0.0563999786973</text:p>
          </table:table-cell>
          <table:table-cell office:value-type="float" office:value="0.00543984258547425" calcext:value-type="float">
            <text:p>0.005439842585474</text:p>
          </table:table-cell>
          <table:table-cell office:value-type="float" office:value="0.0873967558145523" calcext:value-type="float">
            <text:p>0.087396755814552</text:p>
          </table:table-cell>
          <table:table-cell office:value-type="float" office:value="0.0604734979569912" calcext:value-type="float">
            <text:p>0.060473497956991</text:p>
          </table:table-cell>
          <table:table-cell table:number-columns-repeated="1018"/>
        </table:table-row>
        <table:table-row table:style-name="ro1">
          <table:table-cell office:value-type="float" office:value="0.0226386524736881" calcext:value-type="float">
            <text:p>0.022638652473688</text:p>
          </table:table-cell>
          <table:table-cell office:value-type="float" office:value="0.0300420317798853" calcext:value-type="float">
            <text:p>0.030042031779885</text:p>
          </table:table-cell>
          <table:table-cell office:value-type="float" office:value="0.0568301640450954" calcext:value-type="float">
            <text:p>0.056830164045096</text:p>
          </table:table-cell>
          <table:table-cell office:value-type="float" office:value="0.0054306355305016" calcext:value-type="float">
            <text:p>0.005430635530502</text:p>
          </table:table-cell>
          <table:table-cell office:value-type="float" office:value="0.0837520956993103" calcext:value-type="float">
            <text:p>0.08375209569931</text:p>
          </table:table-cell>
          <table:table-cell office:value-type="float" office:value="0.0565302334725857" calcext:value-type="float">
            <text:p>0.056530233472586</text:p>
          </table:table-cell>
          <table:table-cell table:number-columns-repeated="1018"/>
        </table:table-row>
        <table:table-row table:style-name="ro1">
          <table:table-cell office:value-type="float" office:value="0.0222443081438541" calcext:value-type="float">
            <text:p>0.022244308143854</text:p>
          </table:table-cell>
          <table:table-cell office:value-type="float" office:value="0.0288546495139599" calcext:value-type="float">
            <text:p>0.02885464951396</text:p>
          </table:table-cell>
          <table:table-cell office:value-type="float" office:value="0.0562307313084602" calcext:value-type="float">
            <text:p>0.05623073130846</text:p>
          </table:table-cell>
          <table:table-cell office:value-type="float" office:value="0.00541704846546054" calcext:value-type="float">
            <text:p>0.005417048465461</text:p>
          </table:table-cell>
          <table:table-cell office:value-type="float" office:value="0.0842370241880417" calcext:value-type="float">
            <text:p>0.084237024188042</text:p>
          </table:table-cell>
          <table:table-cell office:value-type="float" office:value="0.0576396882534027" calcext:value-type="float">
            <text:p>0.057639688253403</text:p>
          </table:table-cell>
          <table:table-cell table:number-columns-repeated="1018"/>
        </table:table-row>
        <table:table-row table:style-name="ro1">
          <table:table-cell office:value-type="float" office:value="0.0220870766788721" calcext:value-type="float">
            <text:p>0.022087076678872</text:p>
          </table:table-cell>
          <table:table-cell office:value-type="float" office:value="0.0300850048661232" calcext:value-type="float">
            <text:p>0.030085004866123</text:p>
          </table:table-cell>
          <table:table-cell office:value-type="float" office:value="0.0571610741317272" calcext:value-type="float">
            <text:p>0.057161074131727</text:p>
          </table:table-cell>
          <table:table-cell office:value-type="float" office:value="0.00561143225058913" calcext:value-type="float">
            <text:p>0.005611432250589</text:p>
          </table:table-cell>
          <table:table-cell office:value-type="float" office:value="0.0879879519343376" calcext:value-type="float">
            <text:p>0.087987951934338</text:p>
          </table:table-cell>
          <table:table-cell office:value-type="float" office:value="0.061142161488533" calcext:value-type="float">
            <text:p>0.061142161488533</text:p>
          </table:table-cell>
          <table:table-cell table:number-columns-repeated="1018"/>
        </table:table-row>
        <table:table-row table:style-name="ro1">
          <table:table-cell office:value-type="float" office:value="0.0226042978465557" calcext:value-type="float">
            <text:p>0.022604297846556</text:p>
          </table:table-cell>
          <table:table-cell office:value-type="float" office:value="0.0301788374781609" calcext:value-type="float">
            <text:p>0.030178837478161</text:p>
          </table:table-cell>
          <table:table-cell office:value-type="float" office:value="0.0572283267974854" calcext:value-type="float">
            <text:p>0.057228326797485</text:p>
          </table:table-cell>
          <table:table-cell office:value-type="float" office:value="0.00560727342963219" calcext:value-type="float">
            <text:p>0.005607273429632</text:p>
          </table:table-cell>
          <table:table-cell office:value-type="float" office:value="0.0871929600834847" calcext:value-type="float">
            <text:p>0.087192960083485</text:p>
          </table:table-cell>
          <table:table-cell office:value-type="float" office:value="0.0606094896793366" calcext:value-type="float">
            <text:p>0.060609489679337</text:p>
          </table:table-cell>
          <table:table-cell table:number-columns-repeated="1018"/>
        </table:table-row>
        <table:table-row table:style-name="ro1">
          <table:table-cell office:value-type="float" office:value="0.0223505347967148" calcext:value-type="float">
            <text:p>0.022350534796715</text:p>
          </table:table-cell>
          <table:table-cell office:value-type="float" office:value="0.0300066098570824" calcext:value-type="float">
            <text:p>0.030006609857082</text:p>
          </table:table-cell>
          <table:table-cell office:value-type="float" office:value="0.0564608946442604" calcext:value-type="float">
            <text:p>0.056460894644261</text:p>
          </table:table-cell>
          <table:table-cell office:value-type="float" office:value="0.00548123987391591" calcext:value-type="float">
            <text:p>0.005481239873916</text:p>
          </table:table-cell>
          <table:table-cell office:value-type="float" office:value="0.0848419368267059" calcext:value-type="float">
            <text:p>0.084841936826706</text:p>
          </table:table-cell>
          <table:table-cell office:value-type="float" office:value="0.05888781696558" calcext:value-type="float">
            <text:p>0.05888781696558</text:p>
          </table:table-cell>
          <table:table-cell table:number-columns-repeated="1018"/>
        </table:table-row>
        <table:table-row table:style-name="ro1">
          <table:table-cell office:value-type="float" office:value="0.0223373491317034" calcext:value-type="float">
            <text:p>0.022337349131703</text:p>
          </table:table-cell>
          <table:table-cell office:value-type="float" office:value="0.0298681408166885" calcext:value-type="float">
            <text:p>0.029868140816689</text:p>
          </table:table-cell>
          <table:table-cell office:value-type="float" office:value="0.0567389875650406" calcext:value-type="float">
            <text:p>0.056738987565041</text:p>
          </table:table-cell>
          <table:table-cell office:value-type="float" office:value="0.00548380240797997" calcext:value-type="float">
            <text:p>0.00548380240798</text:p>
          </table:table-cell>
          <table:table-cell office:value-type="float" office:value="0.0845614522695542" calcext:value-type="float">
            <text:p>0.084561452269554</text:p>
          </table:table-cell>
          <table:table-cell office:value-type="float" office:value="0.0590423792600632" calcext:value-type="float">
            <text:p>0.059042379260063</text:p>
          </table:table-cell>
          <table:table-cell table:number-columns-repeated="1018"/>
        </table:table-row>
        <table:table-row table:style-name="ro1">
          <table:table-cell office:value-type="float" office:value="0.0225488469004631" calcext:value-type="float">
            <text:p>0.022548846900463</text:p>
          </table:table-cell>
          <table:table-cell office:value-type="float" office:value="0.0303650982677937" calcext:value-type="float">
            <text:p>0.030365098267794</text:p>
          </table:table-cell>
          <table:table-cell office:value-type="float" office:value="0.0560317225754261" calcext:value-type="float">
            <text:p>0.056031722575426</text:p>
          </table:table-cell>
          <table:table-cell office:value-type="float" office:value="0.00540569145232439" calcext:value-type="float">
            <text:p>0.005405691452324</text:p>
          </table:table-cell>
          <table:table-cell office:value-type="float" office:value="0.0853772833943367" calcext:value-type="float">
            <text:p>0.085377283394337</text:p>
          </table:table-cell>
          <table:table-cell office:value-type="float" office:value="0.0595014989376068" calcext:value-type="float">
            <text:p>0.059501498937607</text:p>
          </table:table-cell>
          <table:table-cell table:number-columns-repeated="1018"/>
        </table:table-row>
        <table:table-row table:style-name="ro1">
          <table:table-cell office:value-type="float" office:value="0.021829929202795" calcext:value-type="float">
            <text:p>0.021829929202795</text:p>
          </table:table-cell>
          <table:table-cell office:value-type="float" office:value="0.0296318605542183" calcext:value-type="float">
            <text:p>0.029631860554218</text:p>
          </table:table-cell>
          <table:table-cell office:value-type="float" office:value="0.0564825460314751" calcext:value-type="float">
            <text:p>0.056482546031475</text:p>
          </table:table-cell>
          <table:table-cell office:value-type="float" office:value="0.00535015715286136" calcext:value-type="float">
            <text:p>0.005350157152861</text:p>
          </table:table-cell>
          <table:table-cell office:value-type="float" office:value="0.0862638801336289" calcext:value-type="float">
            <text:p>0.086263880133629</text:p>
          </table:table-cell>
          <table:table-cell office:value-type="float" office:value="0.0598033368587494" calcext:value-type="float">
            <text:p>0.059803336858749</text:p>
          </table:table-cell>
          <table:table-cell table:number-columns-repeated="1018"/>
        </table:table-row>
        <table:table-row table:style-name="ro1">
          <table:table-cell office:value-type="float" office:value="0.0219288729131222" calcext:value-type="float">
            <text:p>0.021928872913122</text:p>
          </table:table-cell>
          <table:table-cell office:value-type="float" office:value="0.0297545343637466" calcext:value-type="float">
            <text:p>0.029754534363747</text:p>
          </table:table-cell>
          <table:table-cell office:value-type="float" office:value="0.0563961490988732" calcext:value-type="float">
            <text:p>0.056396149098873</text:p>
          </table:table-cell>
          <table:table-cell office:value-type="float" office:value="0.00535198953002691" calcext:value-type="float">
            <text:p>0.005351989530027</text:p>
          </table:table-cell>
          <table:table-cell office:value-type="float" office:value="0.0830255374312401" calcext:value-type="float">
            <text:p>0.08302553743124</text:p>
          </table:table-cell>
          <table:table-cell office:value-type="float" office:value="0.0573242902755737" calcext:value-type="float">
            <text:p>0.057324290275574</text:p>
          </table:table-cell>
          <table:table-cell table:number-columns-repeated="1018"/>
        </table:table-row>
        <table:table-row table:style-name="ro1">
          <table:table-cell office:value-type="float" office:value="0.0219508558511734" calcext:value-type="float">
            <text:p>0.021950855851173</text:p>
          </table:table-cell>
          <table:table-cell office:value-type="float" office:value="0.0293986536562443" calcext:value-type="float">
            <text:p>0.029398653656244</text:p>
          </table:table-cell>
          <table:table-cell office:value-type="float" office:value="0.0565753877162933" calcext:value-type="float">
            <text:p>0.056575387716293</text:p>
          </table:table-cell>
          <table:table-cell office:value-type="float" office:value="0.00533273350447416" calcext:value-type="float">
            <text:p>0.005332733504474</text:p>
          </table:table-cell>
          <table:table-cell office:value-type="float" office:value="0.0828373730182648" calcext:value-type="float">
            <text:p>0.082837373018265</text:p>
          </table:table-cell>
          <table:table-cell office:value-type="float" office:value="0.0576180182397366" calcext:value-type="float">
            <text:p>0.057618018239737</text:p>
          </table:table-cell>
          <table:table-cell table:number-columns-repeated="1018"/>
        </table:table-row>
        <table:table-row table:style-name="ro1">
          <table:table-cell office:value-type="float" office:value="0.0223032161593437" calcext:value-type="float">
            <text:p>0.022303216159344</text:p>
          </table:table-cell>
          <table:table-cell office:value-type="float" office:value="0.0293616987764835" calcext:value-type="float">
            <text:p>0.029361698776484</text:p>
          </table:table-cell>
          <table:table-cell office:value-type="float" office:value="0.0561367943882942" calcext:value-type="float">
            <text:p>0.056136794388294</text:p>
          </table:table-cell>
          <table:table-cell office:value-type="float" office:value="0.00537896016612649" calcext:value-type="float">
            <text:p>0.005378960166126</text:p>
          </table:table-cell>
          <table:table-cell office:value-type="float" office:value="0.0858385339379311" calcext:value-type="float">
            <text:p>0.085838533937931</text:p>
          </table:table-cell>
          <table:table-cell office:value-type="float" office:value="0.0593513622879982" calcext:value-type="float">
            <text:p>0.059351362287998</text:p>
          </table:table-cell>
          <table:table-cell table:number-columns-repeated="1018"/>
        </table:table-row>
        <table:table-row table:style-name="ro1">
          <table:table-cell office:value-type="float" office:value="0.0223796460777521" calcext:value-type="float">
            <text:p>0.022379646077752</text:p>
          </table:table-cell>
          <table:table-cell office:value-type="float" office:value="0.0291131734848022" calcext:value-type="float">
            <text:p>0.029113173484802</text:p>
          </table:table-cell>
          <table:table-cell office:value-type="float" office:value="0.0547942109405994" calcext:value-type="float">
            <text:p>0.0547942109406</text:p>
          </table:table-cell>
          <table:table-cell office:value-type="float" office:value="0.00526658911257982" calcext:value-type="float">
            <text:p>0.00526658911258</text:p>
          </table:table-cell>
          <table:table-cell office:value-type="float" office:value="0.0830472558736801" calcext:value-type="float">
            <text:p>0.08304725587368</text:p>
          </table:table-cell>
          <table:table-cell office:value-type="float" office:value="0.0570858046412468" calcext:value-type="float">
            <text:p>0.057085804641247</text:p>
          </table:table-cell>
          <table:table-cell table:number-columns-repeated="1018"/>
        </table:table-row>
        <table:table-row table:style-name="ro1">
          <table:table-cell office:value-type="float" office:value="0.0221619866788387" calcext:value-type="float">
            <text:p>0.022161986678839</text:p>
          </table:table-cell>
          <table:table-cell office:value-type="float" office:value="0.0292349420487881" calcext:value-type="float">
            <text:p>0.029234942048788</text:p>
          </table:table-cell>
          <table:table-cell office:value-type="float" office:value="0.0570770278573036" calcext:value-type="float">
            <text:p>0.057077027857304</text:p>
          </table:table-cell>
          <table:table-cell office:value-type="float" office:value="0.00539985578507185" calcext:value-type="float">
            <text:p>0.005399855785072</text:p>
          </table:table-cell>
          <table:table-cell office:value-type="float" office:value="0.0841349884867668" calcext:value-type="float">
            <text:p>0.084134988486767</text:p>
          </table:table-cell>
          <table:table-cell office:value-type="float" office:value="0.0587205700576306" calcext:value-type="float">
            <text:p>0.058720570057631</text:p>
          </table:table-cell>
          <table:table-cell table:number-columns-repeated="1018"/>
        </table:table-row>
        <table:table-row table:style-name="ro1">
          <table:table-cell office:value-type="float" office:value="0.0218429267406464" calcext:value-type="float">
            <text:p>0.021842926740646</text:p>
          </table:table-cell>
          <table:table-cell office:value-type="float" office:value="0.0293830540031195" calcext:value-type="float">
            <text:p>0.02938305400312</text:p>
          </table:table-cell>
          <table:table-cell office:value-type="float" office:value="0.0562297552824021" calcext:value-type="float">
            <text:p>0.056229755282402</text:p>
          </table:table-cell>
          <table:table-cell office:value-type="float" office:value="0.00534910103306174" calcext:value-type="float">
            <text:p>0.005349101033062</text:p>
          </table:table-cell>
          <table:table-cell office:value-type="float" office:value="0.0858601182699204" calcext:value-type="float">
            <text:p>0.08586011826992</text:p>
          </table:table-cell>
          <table:table-cell office:value-type="float" office:value="0.0597061514854431" calcext:value-type="float">
            <text:p>0.059706151485443</text:p>
          </table:table-cell>
          <table:table-cell table:number-columns-repeated="1018"/>
        </table:table-row>
        <table:table-row table:style-name="ro1">
          <table:table-cell office:value-type="float" office:value="0.0220772698521614" calcext:value-type="float">
            <text:p>0.022077269852162</text:p>
          </table:table-cell>
          <table:table-cell office:value-type="float" office:value="0.0299207419157028" calcext:value-type="float">
            <text:p>0.029920741915703</text:p>
          </table:table-cell>
          <table:table-cell office:value-type="float" office:value="0.0557145103812218" calcext:value-type="float">
            <text:p>0.055714510381222</text:p>
          </table:table-cell>
          <table:table-cell office:value-type="float" office:value="0.00536120589822531" calcext:value-type="float">
            <text:p>0.005361205898225</text:p>
          </table:table-cell>
          <table:table-cell office:value-type="float" office:value="0.0876157656311989" calcext:value-type="float">
            <text:p>0.087615765631199</text:p>
          </table:table-cell>
          <table:table-cell office:value-type="float" office:value="0.0603755377233028" calcext:value-type="float">
            <text:p>0.060375537723303</text:p>
          </table:table-cell>
          <table:table-cell table:number-columns-repeated="1018"/>
        </table:table-row>
        <table:table-row table:style-name="ro1">
          <table:table-cell office:value-type="float" office:value="0.021468861028552" calcext:value-type="float">
            <text:p>0.021468861028552</text:p>
          </table:table-cell>
          <table:table-cell office:value-type="float" office:value="0.030171936377883" calcext:value-type="float">
            <text:p>0.030171936377883</text:p>
          </table:table-cell>
          <table:table-cell office:value-type="float" office:value="0.0560686737298966" calcext:value-type="float">
            <text:p>0.056068673729897</text:p>
          </table:table-cell>
          <table:table-cell office:value-type="float" office:value="0.00527449091896415" calcext:value-type="float">
            <text:p>0.005274490918964</text:p>
          </table:table-cell>
          <table:table-cell office:value-type="float" office:value="0.0889660492539406" calcext:value-type="float">
            <text:p>0.088966049253941</text:p>
          </table:table-cell>
          <table:table-cell office:value-type="float" office:value="0.0621216669678688" calcext:value-type="float">
            <text:p>0.062121666967869</text:p>
          </table:table-cell>
          <table:table-cell table:number-columns-repeated="1018"/>
        </table:table-row>
        <table:table-row table:style-name="ro1">
          <table:table-cell office:value-type="float" office:value="0.0215547922998667" calcext:value-type="float">
            <text:p>0.021554792299867</text:p>
          </table:table-cell>
          <table:table-cell office:value-type="float" office:value="0.0304952915757895" calcext:value-type="float">
            <text:p>0.03049529157579</text:p>
          </table:table-cell>
          <table:table-cell office:value-type="float" office:value="0.0563681945204735" calcext:value-type="float">
            <text:p>0.056368194520474</text:p>
          </table:table-cell>
          <table:table-cell office:value-type="float" office:value="0.00525591429322958" calcext:value-type="float">
            <text:p>0.00525591429323</text:p>
          </table:table-cell>
          <table:table-cell office:value-type="float" office:value="0.086784653365612" calcext:value-type="float">
            <text:p>0.086784653365612</text:p>
          </table:table-cell>
          <table:table-cell office:value-type="float" office:value="0.0595337525010109" calcext:value-type="float">
            <text:p>0.059533752501011</text:p>
          </table:table-cell>
          <table:table-cell table:number-columns-repeated="1018"/>
        </table:table-row>
        <table:table-row table:style-name="ro1">
          <table:table-cell office:value-type="float" office:value="0.0207530334591866" calcext:value-type="float">
            <text:p>0.020753033459187</text:p>
          </table:table-cell>
          <table:table-cell office:value-type="float" office:value="0.0296338405460119" calcext:value-type="float">
            <text:p>0.029633840546012</text:p>
          </table:table-cell>
          <table:table-cell office:value-type="float" office:value="0.0565333180129528" calcext:value-type="float">
            <text:p>0.056533318012953</text:p>
          </table:table-cell>
          <table:table-cell office:value-type="float" office:value="0.00519034545868635" calcext:value-type="float">
            <text:p>0.005190345458686</text:p>
          </table:table-cell>
          <table:table-cell office:value-type="float" office:value="0.0856561437249184" calcext:value-type="float">
            <text:p>0.085656143724918</text:p>
          </table:table-cell>
          <table:table-cell office:value-type="float" office:value="0.0590329840779305" calcext:value-type="float">
            <text:p>0.059032984077931</text:p>
          </table:table-cell>
          <table:table-cell table:number-columns-repeated="1018"/>
        </table:table-row>
        <table:table-row table:style-name="ro1">
          <table:table-cell office:value-type="float" office:value="0.021611487492919" calcext:value-type="float">
            <text:p>0.021611487492919</text:p>
          </table:table-cell>
          <table:table-cell office:value-type="float" office:value="0.0303978584706783" calcext:value-type="float">
            <text:p>0.030397858470678</text:p>
          </table:table-cell>
          <table:table-cell office:value-type="float" office:value="0.0557950139045715" calcext:value-type="float">
            <text:p>0.055795013904572</text:p>
          </table:table-cell>
          <table:table-cell office:value-type="float" office:value="0.00527427112683654" calcext:value-type="float">
            <text:p>0.005274271126837</text:p>
          </table:table-cell>
          <table:table-cell office:value-type="float" office:value="0.085085965692997" calcext:value-type="float">
            <text:p>0.085085965692997</text:p>
          </table:table-cell>
          <table:table-cell office:value-type="float" office:value="0.0582906119525433" calcext:value-type="float">
            <text:p>0.058290611952543</text:p>
          </table:table-cell>
          <table:table-cell table:number-columns-repeated="1018"/>
        </table:table-row>
        <table:table-row table:style-name="ro1">
          <table:table-cell office:value-type="float" office:value="0.0208166316151619" calcext:value-type="float">
            <text:p>0.020816631615162</text:p>
          </table:table-cell>
          <table:table-cell office:value-type="float" office:value="0.0309647973626852" calcext:value-type="float">
            <text:p>0.030964797362685</text:p>
          </table:table-cell>
          <table:table-cell office:value-type="float" office:value="0.0548838600516319" calcext:value-type="float">
            <text:p>0.054883860051632</text:p>
          </table:table-cell>
          <table:table-cell office:value-type="float" office:value="0.00508023565635085" calcext:value-type="float">
            <text:p>0.005080235656351</text:p>
          </table:table-cell>
          <table:table-cell office:value-type="float" office:value="0.0875555127859116" calcext:value-type="float">
            <text:p>0.087555512785912</text:p>
          </table:table-cell>
          <table:table-cell office:value-type="float" office:value="0.0602424927055836" calcext:value-type="float">
            <text:p>0.060242492705584</text:p>
          </table:table-cell>
          <table:table-cell table:number-columns-repeated="1018"/>
        </table:table-row>
        <table:table-row table:style-name="ro1">
          <table:table-cell office:value-type="float" office:value="0.0206430517137051" calcext:value-type="float">
            <text:p>0.020643051713705</text:p>
          </table:table-cell>
          <table:table-cell office:value-type="float" office:value="0.030187526717782" calcext:value-type="float">
            <text:p>0.030187526717782</text:p>
          </table:table-cell>
          <table:table-cell office:value-type="float" office:value="0.0563625916838646" calcext:value-type="float">
            <text:p>0.056362591683865</text:p>
          </table:table-cell>
          <table:table-cell office:value-type="float" office:value="0.00506407860666513" calcext:value-type="float">
            <text:p>0.005064078606665</text:p>
          </table:table-cell>
          <table:table-cell office:value-type="float" office:value="0.0846036523580551" calcext:value-type="float">
            <text:p>0.084603652358055</text:p>
          </table:table-cell>
          <table:table-cell office:value-type="float" office:value="0.057560533285141" calcext:value-type="float">
            <text:p>0.057560533285141</text:p>
          </table:table-cell>
          <table:table-cell table:number-columns-repeated="1018"/>
        </table:table-row>
        <table:table-row table:style-name="ro1">
          <table:table-cell office:value-type="float" office:value="0.0210587829351425" calcext:value-type="float">
            <text:p>0.021058782935143</text:p>
          </table:table-cell>
          <table:table-cell office:value-type="float" office:value="0.0309019442647696" calcext:value-type="float">
            <text:p>0.03090194426477</text:p>
          </table:table-cell>
          <table:table-cell office:value-type="float" office:value="0.0558901987969875" calcext:value-type="float">
            <text:p>0.055890198796988</text:p>
          </table:table-cell>
          <table:table-cell office:value-type="float" office:value="0.00518506206572056" calcext:value-type="float">
            <text:p>0.005185062065721</text:p>
          </table:table-cell>
          <table:table-cell office:value-type="float" office:value="0.0854804664850235" calcext:value-type="float">
            <text:p>0.085480466485024</text:p>
          </table:table-cell>
          <table:table-cell office:value-type="float" office:value="0.0585800148546696" calcext:value-type="float">
            <text:p>0.05858001485467</text:p>
          </table:table-cell>
          <table:table-cell table:number-columns-repeated="1018"/>
        </table:table-row>
        <table:table-row table:style-name="ro1">
          <table:table-cell office:value-type="float" office:value="0.020855013281107" calcext:value-type="float">
            <text:p>0.020855013281107</text:p>
          </table:table-cell>
          <table:table-cell office:value-type="float" office:value="0.030905632302165" calcext:value-type="float">
            <text:p>0.030905632302165</text:p>
          </table:table-cell>
          <table:table-cell office:value-type="float" office:value="0.0574394203722477" calcext:value-type="float">
            <text:p>0.057439420372248</text:p>
          </table:table-cell>
          <table:table-cell office:value-type="float" office:value="0.00513022998347878" calcext:value-type="float">
            <text:p>0.005130229983479</text:p>
          </table:table-cell>
          <table:table-cell office:value-type="float" office:value="0.0841039717197418" calcext:value-type="float">
            <text:p>0.084103971719742</text:p>
          </table:table-cell>
          <table:table-cell office:value-type="float" office:value="0.0571457706391811" calcext:value-type="float">
            <text:p>0.057145770639181</text:p>
          </table:table-cell>
          <table:table-cell table:number-columns-repeated="1018"/>
        </table:table-row>
        <table:table-row table:style-name="ro1">
          <table:table-cell office:value-type="float" office:value="0.0201281383633614" calcext:value-type="float">
            <text:p>0.020128138363361</text:p>
          </table:table-cell>
          <table:table-cell office:value-type="float" office:value="0.0295121241360903" calcext:value-type="float">
            <text:p>0.02951212413609</text:p>
          </table:table-cell>
          <table:table-cell office:value-type="float" office:value="0.0557630360126495" calcext:value-type="float">
            <text:p>0.05576303601265</text:p>
          </table:table-cell>
          <table:table-cell office:value-type="float" office:value="0.00511705176904798" calcext:value-type="float">
            <text:p>0.005117051769048</text:p>
          </table:table-cell>
          <table:table-cell office:value-type="float" office:value="0.0841229930520058" calcext:value-type="float">
            <text:p>0.084122993052006</text:p>
          </table:table-cell>
          <table:table-cell office:value-type="float" office:value="0.0575117506086826" calcext:value-type="float">
            <text:p>0.057511750608683</text:p>
          </table:table-cell>
          <table:table-cell table:number-columns-repeated="1018"/>
        </table:table-row>
        <table:table-row table:style-name="ro1">
          <table:table-cell office:value-type="float" office:value="0.0206588450819254" calcext:value-type="float">
            <text:p>0.020658845081925</text:p>
          </table:table-cell>
          <table:table-cell office:value-type="float" office:value="0.0311348307877779" calcext:value-type="float">
            <text:p>0.031134830787778</text:p>
          </table:table-cell>
          <table:table-cell office:value-type="float" office:value="0.0556153878569603" calcext:value-type="float">
            <text:p>0.05561538785696</text:p>
          </table:table-cell>
          <table:table-cell office:value-type="float" office:value="0.00501889083534479" calcext:value-type="float">
            <text:p>0.005018890835345</text:p>
          </table:table-cell>
          <table:table-cell office:value-type="float" office:value="0.0851288214325905" calcext:value-type="float">
            <text:p>0.085128821432591</text:p>
          </table:table-cell>
          <table:table-cell office:value-type="float" office:value="0.0581105053424835" calcext:value-type="float">
            <text:p>0.058110505342484</text:p>
          </table:table-cell>
          <table:table-cell table:number-columns-repeated="1018"/>
        </table:table-row>
        <table:table-row table:style-name="ro1">
          <table:table-cell office:value-type="float" office:value="0.0201401319354773" calcext:value-type="float">
            <text:p>0.020140131935477</text:p>
          </table:table-cell>
          <table:table-cell office:value-type="float" office:value="0.0311809368431568" calcext:value-type="float">
            <text:p>0.031180936843157</text:p>
          </table:table-cell>
          <table:table-cell office:value-type="float" office:value="0.0558873191475868" calcext:value-type="float">
            <text:p>0.055887319147587</text:p>
          </table:table-cell>
          <table:table-cell office:value-type="float" office:value="0.00498721981421113" calcext:value-type="float">
            <text:p>0.004987219814211</text:p>
          </table:table-cell>
          <table:table-cell office:value-type="float" office:value="0.0869161263108254" calcext:value-type="float">
            <text:p>0.086916126310825</text:p>
          </table:table-cell>
          <table:table-cell office:value-type="float" office:value="0.0594861507415772" calcext:value-type="float">
            <text:p>0.059486150741577</text:p>
          </table:table-cell>
          <table:table-cell table:number-columns-repeated="1018"/>
        </table:table-row>
        <table:table-row table:style-name="ro1">
          <table:table-cell office:value-type="float" office:value="0.0201307684183121" calcext:value-type="float">
            <text:p>0.020130768418312</text:p>
          </table:table-cell>
          <table:table-cell office:value-type="float" office:value="0.0304109081625938" calcext:value-type="float">
            <text:p>0.030410908162594</text:p>
          </table:table-cell>
          <table:table-cell office:value-type="float" office:value="0.0562880337238312" calcext:value-type="float">
            <text:p>0.056288033723831</text:p>
          </table:table-cell>
          <table:table-cell office:value-type="float" office:value="0.00501787709072232" calcext:value-type="float">
            <text:p>0.005017877090722</text:p>
          </table:table-cell>
          <table:table-cell office:value-type="float" office:value="0.0857183560729027" calcext:value-type="float">
            <text:p>0.085718356072903</text:p>
          </table:table-cell>
          <table:table-cell office:value-type="float" office:value="0.0577329695224762" calcext:value-type="float">
            <text:p>0.057732969522476</text:p>
          </table:table-cell>
          <table:table-cell table:number-columns-repeated="1018"/>
        </table:table-row>
        <table:table-row table:style-name="ro1">
          <table:table-cell office:value-type="float" office:value="0.0200253054499626" calcext:value-type="float">
            <text:p>0.020025305449963</text:p>
          </table:table-cell>
          <table:table-cell office:value-type="float" office:value="0.0314924642443657" calcext:value-type="float">
            <text:p>0.031492464244366</text:p>
          </table:table-cell>
          <table:table-cell office:value-type="float" office:value="0.0560694299638271" calcext:value-type="float">
            <text:p>0.056069429963827</text:p>
          </table:table-cell>
          <table:table-cell office:value-type="float" office:value="0.00488834269344807" calcext:value-type="float">
            <text:p>0.004888342693448</text:p>
          </table:table-cell>
          <table:table-cell office:value-type="float" office:value="0.085517518222332" calcext:value-type="float">
            <text:p>0.085517518222332</text:p>
          </table:table-cell>
          <table:table-cell office:value-type="float" office:value="0.0573511496186256" calcext:value-type="float">
            <text:p>0.057351149618626</text:p>
          </table:table-cell>
          <table:table-cell table:number-columns-repeated="1018"/>
        </table:table-row>
        <table:table-row table:style-name="ro1">
          <table:table-cell office:value-type="float" office:value="0.0201395992189646" calcext:value-type="float">
            <text:p>0.020139599218965</text:p>
          </table:table-cell>
          <table:table-cell office:value-type="float" office:value="0.0312028229236603" calcext:value-type="float">
            <text:p>0.03120282292366</text:p>
          </table:table-cell>
          <table:table-cell office:value-type="float" office:value="0.0549732334911823" calcext:value-type="float">
            <text:p>0.054973233491182</text:p>
          </table:table-cell>
          <table:table-cell office:value-type="float" office:value="0.00475578429177403" calcext:value-type="float">
            <text:p>0.004755784291774</text:p>
          </table:table-cell>
          <table:table-cell office:value-type="float" office:value="0.0851010233163834" calcext:value-type="float">
            <text:p>0.085101023316383</text:p>
          </table:table-cell>
          <table:table-cell office:value-type="float" office:value="0.0573686063289642" calcext:value-type="float">
            <text:p>0.057368606328964</text:p>
          </table:table-cell>
          <table:table-cell table:number-columns-repeated="1018"/>
        </table:table-row>
        <table:table-row table:style-name="ro1">
          <table:table-cell office:value-type="float" office:value="0.0198152735829353" calcext:value-type="float">
            <text:p>0.019815273582935</text:p>
          </table:table-cell>
          <table:table-cell office:value-type="float" office:value="0.0306811407208443" calcext:value-type="float">
            <text:p>0.030681140720844</text:p>
          </table:table-cell>
          <table:table-cell office:value-type="float" office:value="0.0562694445252419" calcext:value-type="float">
            <text:p>0.056269444525242</text:p>
          </table:table-cell>
          <table:table-cell office:value-type="float" office:value="0.00498540746048093" calcext:value-type="float">
            <text:p>0.004985407460481</text:p>
          </table:table-cell>
          <table:table-cell office:value-type="float" office:value="0.0861873403191567" calcext:value-type="float">
            <text:p>0.086187340319157</text:p>
          </table:table-cell>
          <table:table-cell office:value-type="float" office:value="0.0582692436873913" calcext:value-type="float">
            <text:p>0.058269243687391</text:p>
          </table:table-cell>
          <table:table-cell table:number-columns-repeated="1018"/>
        </table:table-row>
        <table:table-row table:style-name="ro1">
          <table:table-cell office:value-type="float" office:value="0.019460154697299" calcext:value-type="float">
            <text:p>0.019460154697299</text:p>
          </table:table-cell>
          <table:table-cell office:value-type="float" office:value="0.0308889281004667" calcext:value-type="float">
            <text:p>0.030888928100467</text:p>
          </table:table-cell>
          <table:table-cell office:value-type="float" office:value="0.054556243121624" calcext:value-type="float">
            <text:p>0.054556243121624</text:p>
          </table:table-cell>
          <table:table-cell office:value-type="float" office:value="0.00471219466999173" calcext:value-type="float">
            <text:p>0.004712194669992</text:p>
          </table:table-cell>
          <table:table-cell office:value-type="float" office:value="0.0861490219831467" calcext:value-type="float">
            <text:p>0.086149021983147</text:p>
          </table:table-cell>
          <table:table-cell office:value-type="float" office:value="0.0584740079939366" calcext:value-type="float">
            <text:p>0.058474007993937</text:p>
          </table:table-cell>
          <table:table-cell table:number-columns-repeated="1018"/>
        </table:table-row>
        <table:table-row table:style-name="ro1">
          <table:table-cell office:value-type="float" office:value="0.0199777167290449" calcext:value-type="float">
            <text:p>0.019977716729045</text:p>
          </table:table-cell>
          <table:table-cell office:value-type="float" office:value="0.031414769589901" calcext:value-type="float">
            <text:p>0.031414769589901</text:p>
          </table:table-cell>
          <table:table-cell office:value-type="float" office:value="0.0558935292065144" calcext:value-type="float">
            <text:p>0.055893529206514</text:p>
          </table:table-cell>
          <table:table-cell office:value-type="float" office:value="0.00491943117231131" calcext:value-type="float">
            <text:p>0.004919431172311</text:p>
          </table:table-cell>
          <table:table-cell office:value-type="float" office:value="0.084991492331028" calcext:value-type="float">
            <text:p>0.084991492331028</text:p>
          </table:table-cell>
          <table:table-cell office:value-type="float" office:value="0.0572756305336952" calcext:value-type="float">
            <text:p>0.057275630533695</text:p>
          </table:table-cell>
          <table:table-cell table:number-columns-repeated="1018"/>
        </table:table-row>
        <table:table-row table:style-name="ro1">
          <table:table-cell office:value-type="float" office:value="0.0199827868491411" calcext:value-type="float">
            <text:p>0.019982786849141</text:p>
          </table:table-cell>
          <table:table-cell office:value-type="float" office:value="0.0307877939194441" calcext:value-type="float">
            <text:p>0.030787793919444</text:p>
          </table:table-cell>
          <table:table-cell office:value-type="float" office:value="0.055096834897995" calcext:value-type="float">
            <text:p>0.055096834897995</text:p>
          </table:table-cell>
          <table:table-cell office:value-type="float" office:value="0.00485660415142775" calcext:value-type="float">
            <text:p>0.004856604151428</text:p>
          </table:table-cell>
          <table:table-cell office:value-type="float" office:value="0.0857164114713669" calcext:value-type="float">
            <text:p>0.085716411471367</text:p>
          </table:table-cell>
          <table:table-cell office:value-type="float" office:value="0.0579760894179344" calcext:value-type="float">
            <text:p>0.057976089417935</text:p>
          </table:table-cell>
          <table:table-cell table:number-columns-repeated="1018"/>
        </table:table-row>
        <table:table-row table:style-name="ro1">
          <table:table-cell office:value-type="float" office:value="0.0205947645008564" calcext:value-type="float">
            <text:p>0.020594764500856</text:p>
          </table:table-cell>
          <table:table-cell office:value-type="float" office:value="0.0316069684922695" calcext:value-type="float">
            <text:p>0.03160696849227</text:p>
          </table:table-cell>
          <table:table-cell office:value-type="float" office:value="0.0549514293670654" calcext:value-type="float">
            <text:p>0.054951429367066</text:p>
          </table:table-cell>
          <table:table-cell office:value-type="float" office:value="0.0048315548337996" calcext:value-type="float">
            <text:p>0.0048315548338</text:p>
          </table:table-cell>
          <table:table-cell office:value-type="float" office:value="0.0852898806333542" calcext:value-type="float">
            <text:p>0.085289880633354</text:p>
          </table:table-cell>
          <table:table-cell office:value-type="float" office:value="0.0573557168245316" calcext:value-type="float">
            <text:p>0.057355716824532</text:p>
          </table:table-cell>
          <table:table-cell table:number-columns-repeated="1018"/>
        </table:table-row>
        <table:table-row table:style-name="ro1">
          <table:table-cell office:value-type="float" office:value="0.01999831199646" calcext:value-type="float">
            <text:p>0.01999831199646</text:p>
          </table:table-cell>
          <table:table-cell office:value-type="float" office:value="0.0307752545922995" calcext:value-type="float">
            <text:p>0.0307752545923</text:p>
          </table:table-cell>
          <table:table-cell office:value-type="float" office:value="0.054816048592329" calcext:value-type="float">
            <text:p>0.054816048592329</text:p>
          </table:table-cell>
          <table:table-cell office:value-type="float" office:value="0.00481537310406566" calcext:value-type="float">
            <text:p>0.004815373104066</text:p>
          </table:table-cell>
          <table:table-cell office:value-type="float" office:value="0.0859972611069679" calcext:value-type="float">
            <text:p>0.085997261106968</text:p>
          </table:table-cell>
          <table:table-cell office:value-type="float" office:value="0.058676615357399" calcext:value-type="float">
            <text:p>0.058676615357399</text:p>
          </table:table-cell>
          <table:table-cell table:number-columns-repeated="1018"/>
        </table:table-row>
        <table:table-row table:style-name="ro1">
          <table:table-cell office:value-type="float" office:value="0.0200603697448969" calcext:value-type="float">
            <text:p>0.020060369744897</text:p>
          </table:table-cell>
          <table:table-cell office:value-type="float" office:value="0.0326109826564789" calcext:value-type="float">
            <text:p>0.032610982656479</text:p>
          </table:table-cell>
          <table:table-cell office:value-type="float" office:value="0.0546584650874138" calcext:value-type="float">
            <text:p>0.054658465087414</text:p>
          </table:table-cell>
          <table:table-cell office:value-type="float" office:value="0.00462577119469643" calcext:value-type="float">
            <text:p>0.004625771194696</text:p>
          </table:table-cell>
          <table:table-cell office:value-type="float" office:value="0.0855665504932404" calcext:value-type="float">
            <text:p>0.08556655049324</text:p>
          </table:table-cell>
          <table:table-cell office:value-type="float" office:value="0.0570250824093819" calcext:value-type="float">
            <text:p>0.057025082409382</text:p>
          </table:table-cell>
          <table:table-cell table:number-columns-repeated="1018"/>
        </table:table-row>
        <table:table-row table:style-name="ro1">
          <table:table-cell office:value-type="float" office:value="0.0196281373500824" calcext:value-type="float">
            <text:p>0.019628137350082</text:p>
          </table:table-cell>
          <table:table-cell office:value-type="float" office:value="0.0315097980201244" calcext:value-type="float">
            <text:p>0.031509798020125</text:p>
          </table:table-cell>
          <table:table-cell office:value-type="float" office:value="0.0541891641914845" calcext:value-type="float">
            <text:p>0.054189164191485</text:p>
          </table:table-cell>
          <table:table-cell office:value-type="float" office:value="0.00471597816795111" calcext:value-type="float">
            <text:p>0.004715978167951</text:p>
          </table:table-cell>
          <table:table-cell office:value-type="float" office:value="0.08658816665411" calcext:value-type="float">
            <text:p>0.08658816665411</text:p>
          </table:table-cell>
          <table:table-cell office:value-type="float" office:value="0.058302391320467" calcext:value-type="float">
            <text:p>0.058302391320467</text:p>
          </table:table-cell>
          <table:table-cell table:number-columns-repeated="1018"/>
        </table:table-row>
        <table:table-row table:style-name="ro1">
          <table:table-cell office:value-type="float" office:value="0.0198950171470642" calcext:value-type="float">
            <text:p>0.019895017147064</text:p>
          </table:table-cell>
          <table:table-cell office:value-type="float" office:value="0.0318226777017117" calcext:value-type="float">
            <text:p>0.031822677701712</text:p>
          </table:table-cell>
          <table:table-cell office:value-type="float" office:value="0.0555401295423508" calcext:value-type="float">
            <text:p>0.055540129542351</text:p>
          </table:table-cell>
          <table:table-cell office:value-type="float" office:value="0.00482442742213607" calcext:value-type="float">
            <text:p>0.004824427422136</text:p>
          </table:table-cell>
          <table:table-cell office:value-type="float" office:value="0.0861328616738319" calcext:value-type="float">
            <text:p>0.086132861673832</text:p>
          </table:table-cell>
          <table:table-cell office:value-type="float" office:value="0.0576503612101078" calcext:value-type="float">
            <text:p>0.057650361210108</text:p>
          </table:table-cell>
          <table:table-cell table:number-columns-repeated="1018"/>
        </table:table-row>
        <table:table-row table:style-name="ro1">
          <table:table-cell office:value-type="float" office:value="0.0195474810898304" calcext:value-type="float">
            <text:p>0.01954748108983</text:p>
          </table:table-cell>
          <table:table-cell office:value-type="float" office:value="0.0318613462150097" calcext:value-type="float">
            <text:p>0.03186134621501</text:p>
          </table:table-cell>
          <table:table-cell office:value-type="float" office:value="0.0547066070139408" calcext:value-type="float">
            <text:p>0.054706607013941</text:p>
          </table:table-cell>
          <table:table-cell office:value-type="float" office:value="0.00463039940223098" calcext:value-type="float">
            <text:p>0.004630399402231</text:p>
          </table:table-cell>
          <table:table-cell office:value-type="float" office:value="0.0856347158551216" calcext:value-type="float">
            <text:p>0.085634715855122</text:p>
          </table:table-cell>
          <table:table-cell office:value-type="float" office:value="0.0571578480303288" calcext:value-type="float">
            <text:p>0.057157848030329</text:p>
          </table:table-cell>
          <table:table-cell table:number-columns-repeated="1018"/>
        </table:table-row>
        <table:table-row table:style-name="ro1">
          <table:table-cell office:value-type="float" office:value="0.019802950322628" calcext:value-type="float">
            <text:p>0.019802950322628</text:p>
          </table:table-cell>
          <table:table-cell office:value-type="float" office:value="0.0323618277907372" calcext:value-type="float">
            <text:p>0.032361827790737</text:p>
          </table:table-cell>
          <table:table-cell office:value-type="float" office:value="0.0550936758518219" calcext:value-type="float">
            <text:p>0.055093675851822</text:p>
          </table:table-cell>
          <table:table-cell office:value-type="float" office:value="0.00469231465831399" calcext:value-type="float">
            <text:p>0.004692314658314</text:p>
          </table:table-cell>
          <table:table-cell office:value-type="float" office:value="0.0867814645171166" calcext:value-type="float">
            <text:p>0.086781464517117</text:p>
          </table:table-cell>
          <table:table-cell office:value-type="float" office:value="0.0577306151390076" calcext:value-type="float">
            <text:p>0.057730615139008</text:p>
          </table:table-cell>
          <table:table-cell table:number-columns-repeated="1018"/>
        </table:table-row>
        <table:table-row table:style-name="ro1">
          <table:table-cell office:value-type="float" office:value="0.019287496805191" calcext:value-type="float">
            <text:p>0.019287496805191</text:p>
          </table:table-cell>
          <table:table-cell office:value-type="float" office:value="0.0322148315608501" calcext:value-type="float">
            <text:p>0.03221483156085</text:p>
          </table:table-cell>
          <table:table-cell office:value-type="float" office:value="0.055755190551281" calcext:value-type="float">
            <text:p>0.055755190551281</text:p>
          </table:table-cell>
          <table:table-cell office:value-type="float" office:value="0.00466752704232931" calcext:value-type="float">
            <text:p>0.004667527042329</text:p>
          </table:table-cell>
          <table:table-cell office:value-type="float" office:value="0.0870469212532044" calcext:value-type="float">
            <text:p>0.087046921253204</text:p>
          </table:table-cell>
          <table:table-cell office:value-type="float" office:value="0.0582224950194359" calcext:value-type="float">
            <text:p>0.058222495019436</text:p>
          </table:table-cell>
          <table:table-cell table:number-columns-repeated="1018"/>
        </table:table-row>
        <table:table-row table:style-name="ro1">
          <table:table-cell office:value-type="float" office:value="0.0192278120666742" calcext:value-type="float">
            <text:p>0.019227812066674</text:p>
          </table:table-cell>
          <table:table-cell office:value-type="float" office:value="0.031585093587637" calcext:value-type="float">
            <text:p>0.031585093587637</text:p>
          </table:table-cell>
          <table:table-cell office:value-type="float" office:value="0.053070280700922" calcext:value-type="float">
            <text:p>0.053070280700922</text:p>
          </table:table-cell>
          <table:table-cell office:value-type="float" office:value="0.00449376739561558" calcext:value-type="float">
            <text:p>0.004493767395616</text:p>
          </table:table-cell>
          <table:table-cell office:value-type="float" office:value="0.085529126226902" calcext:value-type="float">
            <text:p>0.085529126226902</text:p>
          </table:table-cell>
          <table:table-cell office:value-type="float" office:value="0.0572349578142166" calcext:value-type="float">
            <text:p>0.057234957814217</text:p>
          </table:table-cell>
          <table:table-cell table:number-columns-repeated="1018"/>
        </table:table-row>
        <table:table-row table:style-name="ro1">
          <table:table-cell office:value-type="float" office:value="0.0191066656261683" calcext:value-type="float">
            <text:p>0.019106665626168</text:p>
          </table:table-cell>
          <table:table-cell office:value-type="float" office:value="0.0320560820400715" calcext:value-type="float">
            <text:p>0.032056082040072</text:p>
          </table:table-cell>
          <table:table-cell office:value-type="float" office:value="0.0553985945880413" calcext:value-type="float">
            <text:p>0.055398594588041</text:p>
          </table:table-cell>
          <table:table-cell office:value-type="float" office:value="0.00463911378756166" calcext:value-type="float">
            <text:p>0.004639113787562</text:p>
          </table:table-cell>
          <table:table-cell office:value-type="float" office:value="0.0858833938837052" calcext:value-type="float">
            <text:p>0.085883393883705</text:p>
          </table:table-cell>
          <table:table-cell office:value-type="float" office:value="0.0572240091860294" calcext:value-type="float">
            <text:p>0.05722400918603</text:p>
          </table:table-cell>
          <table:table-cell table:number-columns-repeated="1018"/>
        </table:table-row>
        <table:table-row table:style-name="ro1">
          <table:table-cell office:value-type="float" office:value="0.0190735068172216" calcext:value-type="float">
            <text:p>0.019073506817222</text:p>
          </table:table-cell>
          <table:table-cell office:value-type="float" office:value="0.0322357974946499" calcext:value-type="float">
            <text:p>0.03223579749465</text:p>
          </table:table-cell>
          <table:table-cell office:value-type="float" office:value="0.0541789755225182" calcext:value-type="float">
            <text:p>0.054178975522518</text:p>
          </table:table-cell>
          <table:table-cell office:value-type="float" office:value="0.0044767102226615" calcext:value-type="float">
            <text:p>0.004476710222662</text:p>
          </table:table-cell>
          <table:table-cell office:value-type="float" office:value="0.0865920409560204" calcext:value-type="float">
            <text:p>0.08659204095602</text:p>
          </table:table-cell>
          <table:table-cell office:value-type="float" office:value="0.0574056431651115" calcext:value-type="float">
            <text:p>0.057405643165112</text:p>
          </table:table-cell>
          <table:table-cell table:number-columns-repeated="1018"/>
        </table:table-row>
        <table:table-row table:style-name="ro1">
          <table:table-cell office:value-type="float" office:value="0.0190030485391617" calcext:value-type="float">
            <text:p>0.019003048539162</text:p>
          </table:table-cell>
          <table:table-cell office:value-type="float" office:value="0.0324281640350819" calcext:value-type="float">
            <text:p>0.032428164035082</text:p>
          </table:table-cell>
          <table:table-cell office:value-type="float" office:value="0.0551111437380314" calcext:value-type="float">
            <text:p>0.055111143738031</text:p>
          </table:table-cell>
          <table:table-cell office:value-type="float" office:value="0.00455083651468158" calcext:value-type="float">
            <text:p>0.004550836514682</text:p>
          </table:table-cell>
          <table:table-cell office:value-type="float" office:value="0.0867855846881867" calcext:value-type="float">
            <text:p>0.086785584688187</text:p>
          </table:table-cell>
          <table:table-cell office:value-type="float" office:value="0.0580612234771252" calcext:value-type="float">
            <text:p>0.058061223477125</text:p>
          </table:table-cell>
          <table:table-cell table:number-columns-repeated="1018"/>
        </table:table-row>
        <table:table-row table:style-name="ro1">
          <table:table-cell office:value-type="float" office:value="0.018915006890893" calcext:value-type="float">
            <text:p>0.018915006890893</text:p>
          </table:table-cell>
          <table:table-cell office:value-type="float" office:value="0.0332417003810406" calcext:value-type="float">
            <text:p>0.033241700381041</text:p>
          </table:table-cell>
          <table:table-cell office:value-type="float" office:value="0.0546382777392864" calcext:value-type="float">
            <text:p>0.054638277739287</text:p>
          </table:table-cell>
          <table:table-cell office:value-type="float" office:value="0.00449260743334889" calcext:value-type="float">
            <text:p>0.004492607433349</text:p>
          </table:table-cell>
          <table:table-cell office:value-type="float" office:value="0.0864173322916031" calcext:value-type="float">
            <text:p>0.086417332291603</text:p>
          </table:table-cell>
          <table:table-cell office:value-type="float" office:value="0.0566819459199906" calcext:value-type="float">
            <text:p>0.056681945919991</text:p>
          </table:table-cell>
          <table:table-cell table:number-columns-repeated="1018"/>
        </table:table-row>
        <table:table-row table:style-name="ro1">
          <table:table-cell office:value-type="float" office:value="0.0188633650541306" calcext:value-type="float">
            <text:p>0.018863365054131</text:p>
          </table:table-cell>
          <table:table-cell office:value-type="float" office:value="0.0329136662185192" calcext:value-type="float">
            <text:p>0.032913666218519</text:p>
          </table:table-cell>
          <table:table-cell office:value-type="float" office:value="0.0540620051324368" calcext:value-type="float">
            <text:p>0.054062005132437</text:p>
          </table:table-cell>
          <table:table-cell office:value-type="float" office:value="0.00441897101700306" calcext:value-type="float">
            <text:p>0.004418971017003</text:p>
          </table:table-cell>
          <table:table-cell office:value-type="float" office:value="0.0877406150102616" calcext:value-type="float">
            <text:p>0.087740615010262</text:p>
          </table:table-cell>
          <table:table-cell office:value-type="float" office:value="0.0579047650098801" calcext:value-type="float">
            <text:p>0.05790476500988</text:p>
          </table:table-cell>
          <table:table-cell table:number-columns-repeated="1018"/>
        </table:table-row>
        <table:table-row table:style-name="ro1">
          <table:table-cell office:value-type="float" office:value="0.018885362893343" calcext:value-type="float">
            <text:p>0.018885362893343</text:p>
          </table:table-cell>
          <table:table-cell office:value-type="float" office:value="0.0328366309404373" calcext:value-type="float">
            <text:p>0.032836630940437</text:p>
          </table:table-cell>
          <table:table-cell office:value-type="float" office:value="0.0543021224439144" calcext:value-type="float">
            <text:p>0.054302122443915</text:p>
          </table:table-cell>
          <table:table-cell office:value-type="float" office:value="0.00446380767971277" calcext:value-type="float">
            <text:p>0.004463807679713</text:p>
          </table:table-cell>
          <table:table-cell office:value-type="float" office:value="0.0869139656424522" calcext:value-type="float">
            <text:p>0.086913965642452</text:p>
          </table:table-cell>
          <table:table-cell office:value-type="float" office:value="0.0572508499026299" calcext:value-type="float">
            <text:p>0.05725084990263</text:p>
          </table:table-cell>
          <table:table-cell table:number-columns-repeated="1018"/>
        </table:table-row>
        <table:table-row table:style-name="ro1">
          <table:table-cell office:value-type="float" office:value="0.018671864643693" calcext:value-type="float">
            <text:p>0.018671864643693</text:p>
          </table:table-cell>
          <table:table-cell office:value-type="float" office:value="0.0331438928842545" calcext:value-type="float">
            <text:p>0.033143892884255</text:p>
          </table:table-cell>
          <table:table-cell office:value-type="float" office:value="0.0535901971161366" calcext:value-type="float">
            <text:p>0.053590197116137</text:p>
          </table:table-cell>
          <table:table-cell office:value-type="float" office:value="0.00435839034616947" calcext:value-type="float">
            <text:p>0.004358390346169</text:p>
          </table:table-cell>
          <table:table-cell office:value-type="float" office:value="0.0850395634770394" calcext:value-type="float">
            <text:p>0.085039563477039</text:p>
          </table:table-cell>
          <table:table-cell office:value-type="float" office:value="0.0554464794695377" calcext:value-type="float">
            <text:p>0.055446479469538</text:p>
          </table:table-cell>
          <table:table-cell table:number-columns-repeated="1018"/>
        </table:table-row>
        <table:table-row table:style-name="ro1">
          <table:table-cell office:value-type="float" office:value="0.018509816378355" calcext:value-type="float">
            <text:p>0.018509816378355</text:p>
          </table:table-cell>
          <table:table-cell office:value-type="float" office:value="0.0316783413290978" calcext:value-type="float">
            <text:p>0.031678341329098</text:p>
          </table:table-cell>
          <table:table-cell office:value-type="float" office:value="0.0531248860061169" calcext:value-type="float">
            <text:p>0.053124886006117</text:p>
          </table:table-cell>
          <table:table-cell office:value-type="float" office:value="0.00436642393469811" calcext:value-type="float">
            <text:p>0.004366423934698</text:p>
          </table:table-cell>
          <table:table-cell office:value-type="float" office:value="0.0845209434628487" calcext:value-type="float">
            <text:p>0.084520943462849</text:p>
          </table:table-cell>
          <table:table-cell office:value-type="float" office:value="0.0558108650147915" calcext:value-type="float">
            <text:p>0.055810865014792</text:p>
          </table:table-cell>
          <table:table-cell table:number-columns-repeated="1018"/>
        </table:table-row>
        <table:table-row table:style-name="ro1">
          <table:table-cell office:value-type="float" office:value="0.0189715716987848" calcext:value-type="float">
            <text:p>0.018971571698785</text:p>
          </table:table-cell>
          <table:table-cell office:value-type="float" office:value="0.0334254577755928" calcext:value-type="float">
            <text:p>0.033425457775593</text:p>
          </table:table-cell>
          <table:table-cell office:value-type="float" office:value="0.0541283860802651" calcext:value-type="float">
            <text:p>0.054128386080265</text:p>
          </table:table-cell>
          <table:table-cell office:value-type="float" office:value="0.00435848208144307" calcext:value-type="float">
            <text:p>0.004358482081443</text:p>
          </table:table-cell>
          <table:table-cell office:value-type="float" office:value="0.0859459489583969" calcext:value-type="float">
            <text:p>0.085945948958397</text:p>
          </table:table-cell>
          <table:table-cell office:value-type="float" office:value="0.0561322718858719" calcext:value-type="float">
            <text:p>0.056132271885872</text:p>
          </table:table-cell>
          <table:table-cell table:number-columns-repeated="1018"/>
        </table:table-row>
        <table:table-row table:style-name="ro1">
          <table:table-cell office:value-type="float" office:value="0.0186413116753101" calcext:value-type="float">
            <text:p>0.01864131167531</text:p>
          </table:table-cell>
          <table:table-cell office:value-type="float" office:value="0.0332054421305656" calcext:value-type="float">
            <text:p>0.033205442130566</text:p>
          </table:table-cell>
          <table:table-cell office:value-type="float" office:value="0.0550424829125404" calcext:value-type="float">
            <text:p>0.055042482912541</text:p>
          </table:table-cell>
          <table:table-cell office:value-type="float" office:value="0.0043530804105103" calcext:value-type="float">
            <text:p>0.00435308041051</text:p>
          </table:table-cell>
          <table:table-cell office:value-type="float" office:value="0.0864556804299355" calcext:value-type="float">
            <text:p>0.086455680429936</text:p>
          </table:table-cell>
          <table:table-cell office:value-type="float" office:value="0.0569060742855072" calcext:value-type="float">
            <text:p>0.056906074285507</text:p>
          </table:table-cell>
          <table:table-cell table:number-columns-repeated="1018"/>
        </table:table-row>
        <table:table-row table:style-name="ro1">
          <table:table-cell office:value-type="float" office:value="0.0190147385001183" calcext:value-type="float">
            <text:p>0.019014738500118</text:p>
          </table:table-cell>
          <table:table-cell office:value-type="float" office:value="0.0330486483871937" calcext:value-type="float">
            <text:p>0.033048648387194</text:p>
          </table:table-cell>
          <table:table-cell office:value-type="float" office:value="0.0550368204712868" calcext:value-type="float">
            <text:p>0.055036820471287</text:p>
          </table:table-cell>
          <table:table-cell office:value-type="float" office:value="0.00443379441276193" calcext:value-type="float">
            <text:p>0.004433794412762</text:p>
          </table:table-cell>
          <table:table-cell office:value-type="float" office:value="0.0863420963287354" calcext:value-type="float">
            <text:p>0.086342096328735</text:p>
          </table:table-cell>
          <table:table-cell office:value-type="float" office:value="0.0570215694606304" calcext:value-type="float">
            <text:p>0.057021569460631</text:p>
          </table:table-cell>
          <table:table-cell table:number-columns-repeated="1018"/>
        </table:table-row>
        <table:table-row table:style-name="ro1">
          <table:table-cell office:value-type="float" office:value="0.0190434604883194" calcext:value-type="float">
            <text:p>0.019043460488319</text:p>
          </table:table-cell>
          <table:table-cell office:value-type="float" office:value="0.0337116383016109" calcext:value-type="float">
            <text:p>0.033711638301611</text:p>
          </table:table-cell>
          <table:table-cell office:value-type="float" office:value="0.0548237338662148" calcext:value-type="float">
            <text:p>0.054823733866215</text:p>
          </table:table-cell>
          <table:table-cell office:value-type="float" office:value="0.00436294218525291" calcext:value-type="float">
            <text:p>0.004362942185253</text:p>
          </table:table-cell>
          <table:table-cell office:value-type="float" office:value="0.0857817605137825" calcext:value-type="float">
            <text:p>0.085781760513783</text:p>
          </table:table-cell>
          <table:table-cell office:value-type="float" office:value="0.056366428732872" calcext:value-type="float">
            <text:p>0.056366428732872</text:p>
          </table:table-cell>
          <table:table-cell table:number-columns-repeated="1018"/>
        </table:table-row>
        <table:table-row table:style-name="ro1">
          <table:table-cell office:value-type="float" office:value="0.019018828868866" calcext:value-type="float">
            <text:p>0.019018828868866</text:p>
          </table:table-cell>
          <table:table-cell office:value-type="float" office:value="0.0338946282863617" calcext:value-type="float">
            <text:p>0.033894628286362</text:p>
          </table:table-cell>
          <table:table-cell office:value-type="float" office:value="0.054588433355093" calcext:value-type="float">
            <text:p>0.054588433355093</text:p>
          </table:table-cell>
          <table:table-cell office:value-type="float" office:value="0.00433880276978016" calcext:value-type="float">
            <text:p>0.00433880276978</text:p>
          </table:table-cell>
          <table:table-cell office:value-type="float" office:value="0.0869977399706841" calcext:value-type="float">
            <text:p>0.086997739970684</text:p>
          </table:table-cell>
          <table:table-cell office:value-type="float" office:value="0.0570864230394364" calcext:value-type="float">
            <text:p>0.057086423039436</text:p>
          </table:table-cell>
          <table:table-cell table:number-columns-repeated="1018"/>
        </table:table-row>
        <table:table-row table:style-name="ro1">
          <table:table-cell office:value-type="float" office:value="0.0191413406282663" calcext:value-type="float">
            <text:p>0.019141340628266</text:p>
          </table:table-cell>
          <table:table-cell office:value-type="float" office:value="0.0341090336441994" calcext:value-type="float">
            <text:p>0.034109033644199</text:p>
          </table:table-cell>
          <table:table-cell office:value-type="float" office:value="0.0547265000641346" calcext:value-type="float">
            <text:p>0.054726500064135</text:p>
          </table:table-cell>
          <table:table-cell office:value-type="float" office:value="0.00434291083365679" calcext:value-type="float">
            <text:p>0.004342910833657</text:p>
          </table:table-cell>
          <table:table-cell office:value-type="float" office:value="0.0865660458803177" calcext:value-type="float">
            <text:p>0.086566045880318</text:p>
          </table:table-cell>
          <table:table-cell office:value-type="float" office:value="0.05678815767169" calcext:value-type="float">
            <text:p>0.05678815767169</text:p>
          </table:table-cell>
          <table:table-cell table:number-columns-repeated="1018"/>
        </table:table-row>
        <table:table-row table:style-name="ro1">
          <table:table-cell office:value-type="float" office:value="0.0192395187914372" calcext:value-type="float">
            <text:p>0.019239518791437</text:p>
          </table:table-cell>
          <table:table-cell office:value-type="float" office:value="0.0338717550039291" calcext:value-type="float">
            <text:p>0.033871755003929</text:p>
          </table:table-cell>
          <table:table-cell office:value-type="float" office:value="0.0546914637088776" calcext:value-type="float">
            <text:p>0.054691463708878</text:p>
          </table:table-cell>
          <table:table-cell office:value-type="float" office:value="0.00431898748502135" calcext:value-type="float">
            <text:p>0.004318987485021</text:p>
          </table:table-cell>
          <table:table-cell office:value-type="float" office:value="0.0871406942605973" calcext:value-type="float">
            <text:p>0.087140694260597</text:p>
          </table:table-cell>
          <table:table-cell office:value-type="float" office:value="0.0575309991836548" calcext:value-type="float">
            <text:p>0.057530999183655</text:p>
          </table:table-cell>
          <table:table-cell table:number-columns-repeated="1018"/>
        </table:table-row>
        <table:table-row table:style-name="ro1">
          <table:table-cell office:value-type="float" office:value="0.0191016029566526" calcext:value-type="float">
            <text:p>0.019101602956653</text:p>
          </table:table-cell>
          <table:table-cell office:value-type="float" office:value="0.0341498479247093" calcext:value-type="float">
            <text:p>0.034149847924709</text:p>
          </table:table-cell>
          <table:table-cell office:value-type="float" office:value="0.0543846897780895" calcext:value-type="float">
            <text:p>0.05438468977809</text:p>
          </table:table-cell>
          <table:table-cell office:value-type="float" office:value="0.00426749838516116" calcext:value-type="float">
            <text:p>0.004267498385161</text:p>
          </table:table-cell>
          <table:table-cell office:value-type="float" office:value="0.0864882543683052" calcext:value-type="float">
            <text:p>0.086488254368305</text:p>
          </table:table-cell>
          <table:table-cell office:value-type="float" office:value="0.0564950220286846" calcext:value-type="float">
            <text:p>0.056495022028685</text:p>
          </table:table-cell>
          <table:table-cell table:number-columns-repeated="1018"/>
        </table:table-row>
        <table:table-row table:style-name="ro1">
          <table:table-cell office:value-type="float" office:value="0.0190421603620052" calcext:value-type="float">
            <text:p>0.019042160362005</text:p>
          </table:table-cell>
          <table:table-cell office:value-type="float" office:value="0.0344063676893711" calcext:value-type="float">
            <text:p>0.034406367689371</text:p>
          </table:table-cell>
          <table:table-cell office:value-type="float" office:value="0.0533362254500389" calcext:value-type="float">
            <text:p>0.053336225450039</text:p>
          </table:table-cell>
          <table:table-cell office:value-type="float" office:value="0.00417184084653854" calcext:value-type="float">
            <text:p>0.004171840846539</text:p>
          </table:table-cell>
          <table:table-cell office:value-type="float" office:value="0.0893285572528839" calcext:value-type="float">
            <text:p>0.089328557252884</text:p>
          </table:table-cell>
          <table:table-cell office:value-type="float" office:value="0.0589901246130467" calcext:value-type="float">
            <text:p>0.058990124613047</text:p>
          </table:table-cell>
          <table:table-cell table:number-columns-repeated="1018"/>
        </table:table-row>
        <table:table-row table:style-name="ro1">
          <table:table-cell office:value-type="float" office:value="0.0192336775362492" calcext:value-type="float">
            <text:p>0.019233677536249</text:p>
          </table:table-cell>
          <table:table-cell office:value-type="float" office:value="0.033579409122467" calcext:value-type="float">
            <text:p>0.033579409122467</text:p>
          </table:table-cell>
          <table:table-cell office:value-type="float" office:value="0.0540484823286533" calcext:value-type="float">
            <text:p>0.054048482328653</text:p>
          </table:table-cell>
          <table:table-cell office:value-type="float" office:value="0.0042769955471158" calcext:value-type="float">
            <text:p>0.004276995547116</text:p>
          </table:table-cell>
          <table:table-cell office:value-type="float" office:value="0.086656391620636" calcext:value-type="float">
            <text:p>0.086656391620636</text:p>
          </table:table-cell>
          <table:table-cell office:value-type="float" office:value="0.0570920519530773" calcext:value-type="float">
            <text:p>0.057092051953077</text:p>
          </table:table-cell>
          <table:table-cell table:number-columns-repeated="1018"/>
        </table:table-row>
        <table:table-row table:style-name="ro1">
          <table:table-cell office:value-type="float" office:value="0.0191427301615477" calcext:value-type="float">
            <text:p>0.019142730161548</text:p>
          </table:table-cell>
          <table:table-cell office:value-type="float" office:value="0.0338567905128002" calcext:value-type="float">
            <text:p>0.0338567905128</text:p>
          </table:table-cell>
          <table:table-cell office:value-type="float" office:value="0.0539101324975491" calcext:value-type="float">
            <text:p>0.053910132497549</text:p>
          </table:table-cell>
          <table:table-cell office:value-type="float" office:value="0.00426927953958511" calcext:value-type="float">
            <text:p>0.004269279539585</text:p>
          </table:table-cell>
          <table:table-cell office:value-type="float" office:value="0.0867344737052918" calcext:value-type="float">
            <text:p>0.086734473705292</text:p>
          </table:table-cell>
          <table:table-cell office:value-type="float" office:value="0.0573367550969124" calcext:value-type="float">
            <text:p>0.057336755096912</text:p>
          </table:table-cell>
          <table:table-cell table:number-columns-repeated="1018"/>
        </table:table-row>
        <table:table-row table:style-name="ro1">
          <table:table-cell office:value-type="float" office:value="0.0192350242286921" calcext:value-type="float">
            <text:p>0.019235024228692</text:p>
          </table:table-cell>
          <table:table-cell office:value-type="float" office:value="0.033468920737505" calcext:value-type="float">
            <text:p>0.033468920737505</text:p>
          </table:table-cell>
          <table:table-cell office:value-type="float" office:value="0.0533768460154534" calcext:value-type="float">
            <text:p>0.053376846015453</text:p>
          </table:table-cell>
          <table:table-cell office:value-type="float" office:value="0.00430313218384981" calcext:value-type="float">
            <text:p>0.00430313218385</text:p>
          </table:table-cell>
          <table:table-cell office:value-type="float" office:value="0.0857784524559975" calcext:value-type="float">
            <text:p>0.085778452455998</text:p>
          </table:table-cell>
          <table:table-cell office:value-type="float" office:value="0.0564351007342339" calcext:value-type="float">
            <text:p>0.056435100734234</text:p>
          </table:table-cell>
          <table:table-cell table:number-columns-repeated="1018"/>
        </table:table-row>
        <table:table-row table:style-name="ro1">
          <table:table-cell office:value-type="float" office:value="0.0190706923604012" calcext:value-type="float">
            <text:p>0.019070692360401</text:p>
          </table:table-cell>
          <table:table-cell office:value-type="float" office:value="0.0350693091750145" calcext:value-type="float">
            <text:p>0.035069309175015</text:p>
          </table:table-cell>
          <table:table-cell office:value-type="float" office:value="0.0542906448245049" calcext:value-type="float">
            <text:p>0.054290644824505</text:p>
          </table:table-cell>
          <table:table-cell office:value-type="float" office:value="0.00419924920424819" calcext:value-type="float">
            <text:p>0.004199249204248</text:p>
          </table:table-cell>
          <table:table-cell office:value-type="float" office:value="0.0874172374606133" calcext:value-type="float">
            <text:p>0.087417237460613</text:p>
          </table:table-cell>
          <table:table-cell office:value-type="float" office:value="0.0572564452886581" calcext:value-type="float">
            <text:p>0.057256445288658</text:p>
          </table:table-cell>
          <table:table-cell table:number-columns-repeated="1018"/>
        </table:table-row>
        <table:table-row table:style-name="ro1">
          <table:table-cell office:value-type="float" office:value="0.0195418279618025" calcext:value-type="float">
            <text:p>0.019541827961803</text:p>
          </table:table-cell>
          <table:table-cell office:value-type="float" office:value="0.0340090990066528" calcext:value-type="float">
            <text:p>0.034009099006653</text:p>
          </table:table-cell>
          <table:table-cell office:value-type="float" office:value="0.0527927055954933" calcext:value-type="float">
            <text:p>0.052792705595493</text:p>
          </table:table-cell>
          <table:table-cell office:value-type="float" office:value="0.00421529868617654" calcext:value-type="float">
            <text:p>0.004215298686177</text:p>
          </table:table-cell>
          <table:table-cell office:value-type="float" office:value="0.087336890399456" calcext:value-type="float">
            <text:p>0.087336890399456</text:p>
          </table:table-cell>
          <table:table-cell office:value-type="float" office:value="0.0576968416571617" calcext:value-type="float">
            <text:p>0.057696841657162</text:p>
          </table:table-cell>
          <table:table-cell table:number-columns-repeated="1018"/>
        </table:table-row>
        <table:table-row table:style-name="ro1">
          <table:table-cell office:value-type="float" office:value="0.0193289257586002" calcext:value-type="float">
            <text:p>0.0193289257586</text:p>
          </table:table-cell>
          <table:table-cell office:value-type="float" office:value="0.0339033417403698" calcext:value-type="float">
            <text:p>0.03390334174037</text:p>
          </table:table-cell>
          <table:table-cell office:value-type="float" office:value="0.0541032217442989" calcext:value-type="float">
            <text:p>0.054103221744299</text:p>
          </table:table-cell>
          <table:table-cell office:value-type="float" office:value="0.00427601905539632" calcext:value-type="float">
            <text:p>0.004276019055396</text:p>
          </table:table-cell>
          <table:table-cell office:value-type="float" office:value="0.0855112299323082" calcext:value-type="float">
            <text:p>0.085511229932308</text:p>
          </table:table-cell>
          <table:table-cell office:value-type="float" office:value="0.0558868758380413" calcext:value-type="float">
            <text:p>0.055886875838041</text:p>
          </table:table-cell>
          <table:table-cell table:number-columns-repeated="1018"/>
        </table:table-row>
        <table:table-row table:style-name="ro1">
          <table:table-cell office:value-type="float" office:value="0.0193061791360378" calcext:value-type="float">
            <text:p>0.019306179136038</text:p>
          </table:table-cell>
          <table:table-cell office:value-type="float" office:value="0.0344046168029308" calcext:value-type="float">
            <text:p>0.034404616802931</text:p>
          </table:table-cell>
          <table:table-cell office:value-type="float" office:value="0.0545323751866818" calcext:value-type="float">
            <text:p>0.054532375186682</text:p>
          </table:table-cell>
          <table:table-cell office:value-type="float" office:value="0.0043503837659955" calcext:value-type="float">
            <text:p>0.004350383765996</text:p>
          </table:table-cell>
          <table:table-cell office:value-type="float" office:value="0.0856442973017693" calcext:value-type="float">
            <text:p>0.085644297301769</text:p>
          </table:table-cell>
          <table:table-cell office:value-type="float" office:value="0.0562072023749352" calcext:value-type="float">
            <text:p>0.056207202374935</text:p>
          </table:table-cell>
          <table:table-cell table:number-columns-repeated="1018"/>
        </table:table-row>
        <table:table-row table:style-name="ro1">
          <table:table-cell office:value-type="float" office:value="0.0193911157548428" calcext:value-type="float">
            <text:p>0.019391115754843</text:p>
          </table:table-cell>
          <table:table-cell office:value-type="float" office:value="0.0340997502207756" calcext:value-type="float">
            <text:p>0.034099750220776</text:p>
          </table:table-cell>
          <table:table-cell office:value-type="float" office:value="0.0533277690410614" calcext:value-type="float">
            <text:p>0.053327769041061</text:p>
          </table:table-cell>
          <table:table-cell office:value-type="float" office:value="0.00422775978222489" calcext:value-type="float">
            <text:p>0.004227759782225</text:p>
          </table:table-cell>
          <table:table-cell office:value-type="float" office:value="0.0843830704689026" calcext:value-type="float">
            <text:p>0.084383070468903</text:p>
          </table:table-cell>
          <table:table-cell office:value-type="float" office:value="0.0548213049769402" calcext:value-type="float">
            <text:p>0.05482130497694</text:p>
          </table:table-cell>
          <table:table-cell table:number-columns-repeated="1018"/>
        </table:table-row>
        <table:table-row table:style-name="ro1">
          <table:table-cell office:value-type="float" office:value="0.0196042917668819" calcext:value-type="float">
            <text:p>0.019604291766882</text:p>
          </table:table-cell>
          <table:table-cell office:value-type="float" office:value="0.0341318659484386" calcext:value-type="float">
            <text:p>0.034131865948439</text:p>
          </table:table-cell>
          <table:table-cell office:value-type="float" office:value="0.0535770356655121" calcext:value-type="float">
            <text:p>0.053577035665512</text:p>
          </table:table-cell>
          <table:table-cell office:value-type="float" office:value="0.00425631320104003" calcext:value-type="float">
            <text:p>0.00425631320104</text:p>
          </table:table-cell>
          <table:table-cell office:value-type="float" office:value="0.0868608206510544" calcext:value-type="float">
            <text:p>0.086860820651054</text:p>
          </table:table-cell>
          <table:table-cell office:value-type="float" office:value="0.0570322275161743" calcext:value-type="float">
            <text:p>0.057032227516174</text:p>
          </table:table-cell>
          <table:table-cell table:number-columns-repeated="1018"/>
        </table:table-row>
        <table:table-row table:style-name="ro1">
          <table:table-cell office:value-type="float" office:value="0.0195110850036144" calcext:value-type="float">
            <text:p>0.019511085003615</text:p>
          </table:table-cell>
          <table:table-cell office:value-type="float" office:value="0.0351404808461666" calcext:value-type="float">
            <text:p>0.035140480846167</text:p>
          </table:table-cell>
          <table:table-cell office:value-type="float" office:value="0.0533824265003204" calcext:value-type="float">
            <text:p>0.053382426500321</text:p>
          </table:table-cell>
          <table:table-cell office:value-type="float" office:value="0.00419078953564167" calcext:value-type="float">
            <text:p>0.004190789535642</text:p>
          </table:table-cell>
          <table:table-cell office:value-type="float" office:value="0.0861712470650673" calcext:value-type="float">
            <text:p>0.086171247065067</text:p>
          </table:table-cell>
          <table:table-cell office:value-type="float" office:value="0.056307639926672" calcext:value-type="float">
            <text:p>0.056307639926672</text:p>
          </table:table-cell>
          <table:table-cell table:number-columns-repeated="1018"/>
        </table:table-row>
        <table:table-row table:style-name="ro1">
          <table:table-cell office:value-type="float" office:value="0.0197362788021565" calcext:value-type="float">
            <text:p>0.019736278802157</text:p>
          </table:table-cell>
          <table:table-cell office:value-type="float" office:value="0.0357147641479969" calcext:value-type="float">
            <text:p>0.035714764147997</text:p>
          </table:table-cell>
          <table:table-cell office:value-type="float" office:value="0.05383575335145" calcext:value-type="float">
            <text:p>0.05383575335145</text:p>
          </table:table-cell>
          <table:table-cell office:value-type="float" office:value="0.00425563659518957" calcext:value-type="float">
            <text:p>0.00425563659519</text:p>
          </table:table-cell>
          <table:table-cell office:value-type="float" office:value="0.0869826823472977" calcext:value-type="float">
            <text:p>0.086982682347298</text:p>
          </table:table-cell>
          <table:table-cell office:value-type="float" office:value="0.056761484593153" calcext:value-type="float">
            <text:p>0.056761484593153</text:p>
          </table:table-cell>
          <table:table-cell table:number-columns-repeated="1018"/>
        </table:table-row>
        <table:table-row table:style-name="ro1">
          <table:table-cell office:value-type="float" office:value="0.02019402384758" calcext:value-type="float">
            <text:p>0.02019402384758</text:p>
          </table:table-cell>
          <table:table-cell office:value-type="float" office:value="0.035801574587822" calcext:value-type="float">
            <text:p>0.035801574587822</text:p>
          </table:table-cell>
          <table:table-cell office:value-type="float" office:value="0.052871223539114" calcext:value-type="float">
            <text:p>0.052871223539114</text:p>
          </table:table-cell>
          <table:table-cell office:value-type="float" office:value="0.00417148228734732" calcext:value-type="float">
            <text:p>0.004171482287347</text:p>
          </table:table-cell>
          <table:table-cell office:value-type="float" office:value="0.0870865136384964" calcext:value-type="float">
            <text:p>0.087086513638496</text:p>
          </table:table-cell>
          <table:table-cell office:value-type="float" office:value="0.0568547621369362" calcext:value-type="float">
            <text:p>0.056854762136936</text:p>
          </table:table-cell>
          <table:table-cell table:number-columns-repeated="1018"/>
        </table:table-row>
        <table:table-row table:style-name="ro1">
          <table:table-cell office:value-type="float" office:value="0.0202154237776995" calcext:value-type="float">
            <text:p>0.0202154237777</text:p>
          </table:table-cell>
          <table:table-cell office:value-type="float" office:value="0.0358015336096287" calcext:value-type="float">
            <text:p>0.035801533609629</text:p>
          </table:table-cell>
          <table:table-cell office:value-type="float" office:value="0.0528241135179997" calcext:value-type="float">
            <text:p>0.052824113518</text:p>
          </table:table-cell>
          <table:table-cell office:value-type="float" office:value="0.00418085558339953" calcext:value-type="float">
            <text:p>0.0041808555834</text:p>
          </table:table-cell>
          <table:table-cell office:value-type="float" office:value="0.0869065895676613" calcext:value-type="float">
            <text:p>0.086906589567661</text:p>
          </table:table-cell>
          <table:table-cell office:value-type="float" office:value="0.0571109056472778" calcext:value-type="float">
            <text:p>0.057110905647278</text:p>
          </table:table-cell>
          <table:table-cell table:number-columns-repeated="1018"/>
        </table:table-row>
        <table:table-row table:style-name="ro1">
          <table:table-cell office:value-type="float" office:value="0.0197423193603754" calcext:value-type="float">
            <text:p>0.019742319360375</text:p>
          </table:table-cell>
          <table:table-cell office:value-type="float" office:value="0.0355821326375008" calcext:value-type="float">
            <text:p>0.035582132637501</text:p>
          </table:table-cell>
          <table:table-cell office:value-type="float" office:value="0.0532382056117058" calcext:value-type="float">
            <text:p>0.053238205611706</text:p>
          </table:table-cell>
          <table:table-cell office:value-type="float" office:value="0.0041429465636611" calcext:value-type="float">
            <text:p>0.004142946563661</text:p>
          </table:table-cell>
          <table:table-cell office:value-type="float" office:value="0.0872182101011276" calcext:value-type="float">
            <text:p>0.087218210101128</text:p>
          </table:table-cell>
          <table:table-cell office:value-type="float" office:value="0.0573421455919743" calcext:value-type="float">
            <text:p>0.057342145591974</text:p>
          </table:table-cell>
          <table:table-cell table:number-columns-repeated="1018"/>
        </table:table-row>
        <table:table-row table:style-name="ro1">
          <table:table-cell office:value-type="float" office:value="0.0200402196496725" calcext:value-type="float">
            <text:p>0.020040219649673</text:p>
          </table:table-cell>
          <table:table-cell office:value-type="float" office:value="0.0363912172615528" calcext:value-type="float">
            <text:p>0.036391217261553</text:p>
          </table:table-cell>
          <table:table-cell office:value-type="float" office:value="0.0533298812806606" calcext:value-type="float">
            <text:p>0.053329881280661</text:p>
          </table:table-cell>
          <table:table-cell office:value-type="float" office:value="0.0040796147659421" calcext:value-type="float">
            <text:p>0.004079614765942</text:p>
          </table:table-cell>
          <table:table-cell office:value-type="float" office:value="0.0880945399403572" calcext:value-type="float">
            <text:p>0.088094539940357</text:p>
          </table:table-cell>
          <table:table-cell office:value-type="float" office:value="0.0584191344678402" calcext:value-type="float">
            <text:p>0.05841913446784</text:p>
          </table:table-cell>
          <table:table-cell table:number-columns-repeated="1018"/>
        </table:table-row>
        <table:table-row table:style-name="ro1">
          <table:table-cell office:value-type="float" office:value="0.0195265635848045" calcext:value-type="float">
            <text:p>0.019526563584805</text:p>
          </table:table-cell>
          <table:table-cell office:value-type="float" office:value="0.0356847606599331" calcext:value-type="float">
            <text:p>0.035684760659933</text:p>
          </table:table-cell>
          <table:table-cell office:value-type="float" office:value="0.0548968017101288" calcext:value-type="float">
            <text:p>0.054896801710129</text:p>
          </table:table-cell>
          <table:table-cell office:value-type="float" office:value="0.00416888296604157" calcext:value-type="float">
            <text:p>0.004168882966042</text:p>
          </table:table-cell>
          <table:table-cell office:value-type="float" office:value="0.0866666361689568" calcext:value-type="float">
            <text:p>0.086666636168957</text:p>
          </table:table-cell>
          <table:table-cell office:value-type="float" office:value="0.0565809421241283" calcext:value-type="float">
            <text:p>0.056580942124128</text:p>
          </table:table-cell>
          <table:table-cell table:number-columns-repeated="1018"/>
        </table:table-row>
        <table:table-row table:style-name="ro1">
          <table:table-cell office:value-type="float" office:value="0.0197739489376545" calcext:value-type="float">
            <text:p>0.019773948937655</text:p>
          </table:table-cell>
          <table:table-cell office:value-type="float" office:value="0.035138588398695" calcext:value-type="float">
            <text:p>0.035138588398695</text:p>
          </table:table-cell>
          <table:table-cell office:value-type="float" office:value="0.0549034029245377" calcext:value-type="float">
            <text:p>0.054903402924538</text:p>
          </table:table-cell>
          <table:table-cell office:value-type="float" office:value="0.0042367591522634" calcext:value-type="float">
            <text:p>0.004236759152263</text:p>
          </table:table-cell>
          <table:table-cell office:value-type="float" office:value="0.0860364437103272" calcext:value-type="float">
            <text:p>0.086036443710327</text:p>
          </table:table-cell>
          <table:table-cell office:value-type="float" office:value="0.0561616308987141" calcext:value-type="float">
            <text:p>0.056161630898714</text:p>
          </table:table-cell>
          <table:table-cell table:number-columns-repeated="1018"/>
        </table:table-row>
        <table:table-row table:style-name="ro1">
          <table:table-cell office:value-type="float" office:value="0.0194274019449949" calcext:value-type="float">
            <text:p>0.019427401944995</text:p>
          </table:table-cell>
          <table:table-cell office:value-type="float" office:value="0.0354609601199627" calcext:value-type="float">
            <text:p>0.035460960119963</text:p>
          </table:table-cell>
          <table:table-cell office:value-type="float" office:value="0.0536864288151264" calcext:value-type="float">
            <text:p>0.053686428815127</text:p>
          </table:table-cell>
          <table:table-cell office:value-type="float" office:value="0.00412139296531677" calcext:value-type="float">
            <text:p>0.004121392965317</text:p>
          </table:table-cell>
          <table:table-cell office:value-type="float" office:value="0.0863926038146019" calcext:value-type="float">
            <text:p>0.086392603814602</text:p>
          </table:table-cell>
          <table:table-cell office:value-type="float" office:value="0.0567690581083298" calcext:value-type="float">
            <text:p>0.05676905810833</text:p>
          </table:table-cell>
          <table:table-cell table:number-columns-repeated="1018"/>
        </table:table-row>
        <table:table-row table:style-name="ro1">
          <table:table-cell office:value-type="float" office:value="0.0192552041262388" calcext:value-type="float">
            <text:p>0.019255204126239</text:p>
          </table:table-cell>
          <table:table-cell office:value-type="float" office:value="0.0341998860239983" calcext:value-type="float">
            <text:p>0.034199886023998</text:p>
          </table:table-cell>
          <table:table-cell office:value-type="float" office:value="0.0552456229925156" calcext:value-type="float">
            <text:p>0.055245622992516</text:p>
          </table:table-cell>
          <table:table-cell office:value-type="float" office:value="0.00425492553040385" calcext:value-type="float">
            <text:p>0.004254925530404</text:p>
          </table:table-cell>
          <table:table-cell office:value-type="float" office:value="0.0861920192837715" calcext:value-type="float">
            <text:p>0.086192019283772</text:p>
          </table:table-cell>
          <table:table-cell office:value-type="float" office:value="0.0571519732475281" calcext:value-type="float">
            <text:p>0.057151973247528</text:p>
          </table:table-cell>
          <table:table-cell table:number-columns-repeated="1018"/>
        </table:table-row>
        <table:table-row table:style-name="ro1">
          <table:table-cell office:value-type="float" office:value="0.0198490284383297" calcext:value-type="float">
            <text:p>0.01984902843833</text:p>
          </table:table-cell>
          <table:table-cell office:value-type="float" office:value="0.0358930043876171" calcext:value-type="float">
            <text:p>0.035893004387617</text:p>
          </table:table-cell>
          <table:table-cell office:value-type="float" office:value="0.0541599132120609" calcext:value-type="float">
            <text:p>0.054159913212061</text:p>
          </table:table-cell>
          <table:table-cell office:value-type="float" office:value="0.00419659214094281" calcext:value-type="float">
            <text:p>0.004196592140943</text:p>
          </table:table-cell>
          <table:table-cell office:value-type="float" office:value="0.0870387926697731" calcext:value-type="float">
            <text:p>0.087038792669773</text:p>
          </table:table-cell>
          <table:table-cell office:value-type="float" office:value="0.057014562189579" calcext:value-type="float">
            <text:p>0.057014562189579</text:p>
          </table:table-cell>
          <table:table-cell table:number-columns-repeated="1018"/>
        </table:table-row>
        <table:table-row table:style-name="ro1">
          <table:table-cell office:value-type="float" office:value="0.0197493527084589" calcext:value-type="float">
            <text:p>0.019749352708459</text:p>
          </table:table-cell>
          <table:table-cell office:value-type="float" office:value="0.0349391773343086" calcext:value-type="float">
            <text:p>0.034939177334309</text:p>
          </table:table-cell>
          <table:table-cell office:value-type="float" office:value="0.0534804128110409" calcext:value-type="float">
            <text:p>0.053480412811041</text:p>
          </table:table-cell>
          <table:table-cell office:value-type="float" office:value="0.00416864128783345" calcext:value-type="float">
            <text:p>0.004168641287833</text:p>
          </table:table-cell>
          <table:table-cell office:value-type="float" office:value="0.0857501104474068" calcext:value-type="float">
            <text:p>0.085750110447407</text:p>
          </table:table-cell>
          <table:table-cell office:value-type="float" office:value="0.0567473359405994" calcext:value-type="float">
            <text:p>0.0567473359406</text:p>
          </table:table-cell>
          <table:table-cell table:number-columns-repeated="1018"/>
        </table:table-row>
        <table:table-row table:style-name="ro1">
          <table:table-cell office:value-type="float" office:value="0.0199563261121511" calcext:value-type="float">
            <text:p>0.019956326112151</text:p>
          </table:table-cell>
          <table:table-cell office:value-type="float" office:value="0.0353381261229515" calcext:value-type="float">
            <text:p>0.035338126122952</text:p>
          </table:table-cell>
          <table:table-cell office:value-type="float" office:value="0.0531618073582649" calcext:value-type="float">
            <text:p>0.053161807358265</text:p>
          </table:table-cell>
          <table:table-cell office:value-type="float" office:value="0.00414894102141261" calcext:value-type="float">
            <text:p>0.004148941021413</text:p>
          </table:table-cell>
          <table:table-cell office:value-type="float" office:value="0.0870378017425537" calcext:value-type="float">
            <text:p>0.087037801742554</text:p>
          </table:table-cell>
          <table:table-cell office:value-type="float" office:value="0.0570213049650192" calcext:value-type="float">
            <text:p>0.057021304965019</text:p>
          </table:table-cell>
          <table:table-cell table:number-columns-repeated="1018"/>
        </table:table-row>
        <table:table-row table:style-name="ro1">
          <table:table-cell office:value-type="float" office:value="0.0197430364787579" calcext:value-type="float">
            <text:p>0.019743036478758</text:p>
          </table:table-cell>
          <table:table-cell office:value-type="float" office:value="0.0360395461320877" calcext:value-type="float">
            <text:p>0.036039546132088</text:p>
          </table:table-cell>
          <table:table-cell office:value-type="float" office:value="0.0529147572815418" calcext:value-type="float">
            <text:p>0.052914757281542</text:p>
          </table:table-cell>
          <table:table-cell office:value-type="float" office:value="0.00418667262420058" calcext:value-type="float">
            <text:p>0.004186672624201</text:p>
          </table:table-cell>
          <table:table-cell office:value-type="float" office:value="0.0888152942061424" calcext:value-type="float">
            <text:p>0.088815294206143</text:p>
          </table:table-cell>
          <table:table-cell office:value-type="float" office:value="0.0583356767892838" calcext:value-type="float">
            <text:p>0.058335676789284</text:p>
          </table:table-cell>
          <table:table-cell table:number-columns-repeated="1018"/>
        </table:table-row>
        <table:table-row table:style-name="ro1">
          <table:table-cell office:value-type="float" office:value="0.0198537558317184" calcext:value-type="float">
            <text:p>0.019853755831719</text:p>
          </table:table-cell>
          <table:table-cell office:value-type="float" office:value="0.0358632206916809" calcext:value-type="float">
            <text:p>0.035863220691681</text:p>
          </table:table-cell>
          <table:table-cell office:value-type="float" office:value="0.0523409210145474" calcext:value-type="float">
            <text:p>0.052340921014547</text:p>
          </table:table-cell>
          <table:table-cell office:value-type="float" office:value="0.00407972652465105" calcext:value-type="float">
            <text:p>0.004079726524651</text:p>
          </table:table-cell>
          <table:table-cell office:value-type="float" office:value="0.087095245718956" calcext:value-type="float">
            <text:p>0.087095245718956</text:p>
          </table:table-cell>
          <table:table-cell office:value-type="float" office:value="0.0569843165576458" calcext:value-type="float">
            <text:p>0.056984316557646</text:p>
          </table:table-cell>
          <table:table-cell table:number-columns-repeated="1018"/>
        </table:table-row>
        <table:table-row table:style-name="ro1">
          <table:table-cell office:value-type="float" office:value="0.0195394475013018" calcext:value-type="float">
            <text:p>0.019539447501302</text:p>
          </table:table-cell>
          <table:table-cell office:value-type="float" office:value="0.0352502316236496" calcext:value-type="float">
            <text:p>0.03525023162365</text:p>
          </table:table-cell>
          <table:table-cell office:value-type="float" office:value="0.0526968762278557" calcext:value-type="float">
            <text:p>0.052696876227856</text:p>
          </table:table-cell>
          <table:table-cell office:value-type="float" office:value="0.00417306832969189" calcext:value-type="float">
            <text:p>0.004173068329692</text:p>
          </table:table-cell>
          <table:table-cell office:value-type="float" office:value="0.0886939615011215" calcext:value-type="float">
            <text:p>0.088693961501122</text:p>
          </table:table-cell>
          <table:table-cell office:value-type="float" office:value="0.0585251674056053" calcext:value-type="float">
            <text:p>0.058525167405605</text:p>
          </table:table-cell>
          <table:table-cell table:number-columns-repeated="1018"/>
        </table:table-row>
        <table:table-row table:style-name="ro1">
          <table:table-cell office:value-type="float" office:value="0.0199253540486097" calcext:value-type="float">
            <text:p>0.01992535404861</text:p>
          </table:table-cell>
          <table:table-cell office:value-type="float" office:value="0.0358568429946899" calcext:value-type="float">
            <text:p>0.03585684299469</text:p>
          </table:table-cell>
          <table:table-cell office:value-type="float" office:value="0.052124235779047" calcext:value-type="float">
            <text:p>0.052124235779047</text:p>
          </table:table-cell>
          <table:table-cell office:value-type="float" office:value="0.00405787024646998" calcext:value-type="float">
            <text:p>0.00405787024647</text:p>
          </table:table-cell>
          <table:table-cell office:value-type="float" office:value="0.0877778828144074" calcext:value-type="float">
            <text:p>0.087777882814407</text:p>
          </table:table-cell>
          <table:table-cell office:value-type="float" office:value="0.0575911700725555" calcext:value-type="float">
            <text:p>0.057591170072556</text:p>
          </table:table-cell>
          <table:table-cell table:number-columns-repeated="1018"/>
        </table:table-row>
        <table:table-row table:style-name="ro1">
          <table:table-cell office:value-type="float" office:value="0.0196668151766062" calcext:value-type="float">
            <text:p>0.019666815176606</text:p>
          </table:table-cell>
          <table:table-cell office:value-type="float" office:value="0.0351468212902546" calcext:value-type="float">
            <text:p>0.035146821290255</text:p>
          </table:table-cell>
          <table:table-cell office:value-type="float" office:value="0.0516566261649132" calcext:value-type="float">
            <text:p>0.051656626164913</text:p>
          </table:table-cell>
          <table:table-cell office:value-type="float" office:value="0.00400113593786955" calcext:value-type="float">
            <text:p>0.00400113593787</text:p>
          </table:table-cell>
          <table:table-cell office:value-type="float" office:value="0.0858323201537132" calcext:value-type="float">
            <text:p>0.085832320153713</text:p>
          </table:table-cell>
          <table:table-cell office:value-type="float" office:value="0.0562678575515747" calcext:value-type="float">
            <text:p>0.056267857551575</text:p>
          </table:table-cell>
          <table:table-cell table:number-columns-repeated="1018"/>
        </table:table-row>
        <table:table-row table:style-name="ro1">
          <table:table-cell office:value-type="float" office:value="0.0193364303559065" calcext:value-type="float">
            <text:p>0.019336430355907</text:p>
          </table:table-cell>
          <table:table-cell office:value-type="float" office:value="0.0356663949787617" calcext:value-type="float">
            <text:p>0.035666394978762</text:p>
          </table:table-cell>
          <table:table-cell office:value-type="float" office:value="0.0523789711296559" calcext:value-type="float">
            <text:p>0.052378971129656</text:p>
          </table:table-cell>
          <table:table-cell office:value-type="float" office:value="0.00396479852497578" calcext:value-type="float">
            <text:p>0.003964798524976</text:p>
          </table:table-cell>
          <table:table-cell office:value-type="float" office:value="0.0875283256173134" calcext:value-type="float">
            <text:p>0.087528325617313</text:p>
          </table:table-cell>
          <table:table-cell office:value-type="float" office:value="0.0575288124382496" calcext:value-type="float">
            <text:p>0.05752881243825</text:p>
          </table:table-cell>
          <table:table-cell table:number-columns-repeated="1018"/>
        </table:table-row>
        <table:table-row table:style-name="ro1">
          <table:table-cell office:value-type="float" office:value="0.0195411089807749" calcext:value-type="float">
            <text:p>0.019541108980775</text:p>
          </table:table-cell>
          <table:table-cell office:value-type="float" office:value="0.0361808426678181" calcext:value-type="float">
            <text:p>0.036180842667818</text:p>
          </table:table-cell>
          <table:table-cell office:value-type="float" office:value="0.0518441945314407" calcext:value-type="float">
            <text:p>0.051844194531441</text:p>
          </table:table-cell>
          <table:table-cell office:value-type="float" office:value="0.00397580116987228" calcext:value-type="float">
            <text:p>0.003975801169872</text:p>
          </table:table-cell>
          <table:table-cell office:value-type="float" office:value="0.088259257376194" calcext:value-type="float">
            <text:p>0.088259257376194</text:p>
          </table:table-cell>
          <table:table-cell office:value-type="float" office:value="0.0582176595926285" calcext:value-type="float">
            <text:p>0.058217659592629</text:p>
          </table:table-cell>
          <table:table-cell table:number-columns-repeated="1018"/>
        </table:table-row>
        <table:table-row table:style-name="ro1">
          <table:table-cell office:value-type="float" office:value="0.0191607922315598" calcext:value-type="float">
            <text:p>0.01916079223156</text:p>
          </table:table-cell>
          <table:table-cell office:value-type="float" office:value="0.0371518954634666" calcext:value-type="float">
            <text:p>0.037151895463467</text:p>
          </table:table-cell>
          <table:table-cell office:value-type="float" office:value="0.0518880486488342" calcext:value-type="float">
            <text:p>0.051888048648834</text:p>
          </table:table-cell>
          <table:table-cell office:value-type="float" office:value="0.00381993153132498" calcext:value-type="float">
            <text:p>0.003819931531325</text:p>
          </table:table-cell>
          <table:table-cell office:value-type="float" office:value="0.0891100093722343" calcext:value-type="float">
            <text:p>0.089110009372234</text:p>
          </table:table-cell>
          <table:table-cell office:value-type="float" office:value="0.0585980750620365" calcext:value-type="float">
            <text:p>0.058598075062037</text:p>
          </table:table-cell>
          <table:table-cell table:number-columns-repeated="1018"/>
        </table:table-row>
        <table:table-row table:style-name="ro1">
          <table:table-cell office:value-type="float" office:value="0.0195739287883043" calcext:value-type="float">
            <text:p>0.019573928788304</text:p>
          </table:table-cell>
          <table:table-cell office:value-type="float" office:value="0.0358991920948029" calcext:value-type="float">
            <text:p>0.035899192094803</text:p>
          </table:table-cell>
          <table:table-cell office:value-type="float" office:value="0.051920410245657" calcext:value-type="float">
            <text:p>0.051920410245657</text:p>
          </table:table-cell>
          <table:table-cell office:value-type="float" office:value="0.00394852505996823" calcext:value-type="float">
            <text:p>0.003948525059968</text:p>
          </table:table-cell>
          <table:table-cell office:value-type="float" office:value="0.0887331366539002" calcext:value-type="float">
            <text:p>0.0887331366539</text:p>
          </table:table-cell>
          <table:table-cell office:value-type="float" office:value="0.0585173107683659" calcext:value-type="float">
            <text:p>0.058517310768366</text:p>
          </table:table-cell>
          <table:table-cell table:number-columns-repeated="1018"/>
        </table:table-row>
        <table:table-row table:style-name="ro1">
          <table:table-cell office:value-type="float" office:value="0.0197393000125885" calcext:value-type="float">
            <text:p>0.019739300012589</text:p>
          </table:table-cell>
          <table:table-cell office:value-type="float" office:value="0.0373905412852764" calcext:value-type="float">
            <text:p>0.037390541285277</text:p>
          </table:table-cell>
          <table:table-cell office:value-type="float" office:value="0.0522856675088406" calcext:value-type="float">
            <text:p>0.052285667508841</text:p>
          </table:table-cell>
          <table:table-cell office:value-type="float" office:value="0.00400116154924035" calcext:value-type="float">
            <text:p>0.00400116154924</text:p>
          </table:table-cell>
          <table:table-cell office:value-type="float" office:value="0.0887697488069534" calcext:value-type="float">
            <text:p>0.088769748806954</text:p>
          </table:table-cell>
          <table:table-cell office:value-type="float" office:value="0.0585085116326809" calcext:value-type="float">
            <text:p>0.058508511632681</text:p>
          </table:table-cell>
          <table:table-cell table:number-columns-repeated="1018"/>
        </table:table-row>
        <table:table-row table:style-name="ro1">
          <table:table-cell office:value-type="float" office:value="0.0196893829852343" calcext:value-type="float">
            <text:p>0.019689382985234</text:p>
          </table:table-cell>
          <table:table-cell office:value-type="float" office:value="0.0360223166644573" calcext:value-type="float">
            <text:p>0.036022316664457</text:p>
          </table:table-cell>
          <table:table-cell office:value-type="float" office:value="0.051643367856741" calcext:value-type="float">
            <text:p>0.051643367856741</text:p>
          </table:table-cell>
          <table:table-cell office:value-type="float" office:value="0.00392191763967276" calcext:value-type="float">
            <text:p>0.003921917639673</text:p>
          </table:table-cell>
          <table:table-cell office:value-type="float" office:value="0.0879210904240608" calcext:value-type="float">
            <text:p>0.087921090424061</text:p>
          </table:table-cell>
          <table:table-cell office:value-type="float" office:value="0.0580445751547813" calcext:value-type="float">
            <text:p>0.058044575154781</text:p>
          </table:table-cell>
          <table:table-cell table:number-columns-repeated="1018"/>
        </table:table-row>
        <table:table-row table:style-name="ro1">
          <table:table-cell office:value-type="float" office:value="0.0195840056985617" calcext:value-type="float">
            <text:p>0.019584005698562</text:p>
          </table:table-cell>
          <table:table-cell office:value-type="float" office:value="0.0367992110550404" calcext:value-type="float">
            <text:p>0.03679921105504</text:p>
          </table:table-cell>
          <table:table-cell office:value-type="float" office:value="0.0518350042402744" calcext:value-type="float">
            <text:p>0.051835004240275</text:p>
          </table:table-cell>
          <table:table-cell office:value-type="float" office:value="0.00394348287954926" calcext:value-type="float">
            <text:p>0.003943482879549</text:p>
          </table:table-cell>
          <table:table-cell office:value-type="float" office:value="0.0888909921050072" calcext:value-type="float">
            <text:p>0.088890992105007</text:p>
          </table:table-cell>
          <table:table-cell office:value-type="float" office:value="0.0582722723484039" calcext:value-type="float">
            <text:p>0.058272272348404</text:p>
          </table:table-cell>
          <table:table-cell table:number-columns-repeated="1018"/>
        </table:table-row>
        <table:table-row table:style-name="ro1">
          <table:table-cell office:value-type="float" office:value="0.0199469961225986" calcext:value-type="float">
            <text:p>0.019946996122599</text:p>
          </table:table-cell>
          <table:table-cell office:value-type="float" office:value="0.0373993702232838" calcext:value-type="float">
            <text:p>0.037399370223284</text:p>
          </table:table-cell>
          <table:table-cell office:value-type="float" office:value="0.0506130531430245" calcext:value-type="float">
            <text:p>0.050613053143025</text:p>
          </table:table-cell>
          <table:table-cell office:value-type="float" office:value="0.0038195310626179" calcext:value-type="float">
            <text:p>0.003819531062618</text:p>
          </table:table-cell>
          <table:table-cell office:value-type="float" office:value="0.0886721760034561" calcext:value-type="float">
            <text:p>0.088672176003456</text:p>
          </table:table-cell>
          <table:table-cell office:value-type="float" office:value="0.058092724531889" calcext:value-type="float">
            <text:p>0.058092724531889</text:p>
          </table:table-cell>
          <table:table-cell table:number-columns-repeated="1018"/>
        </table:table-row>
        <table:table-row table:style-name="ro1">
          <table:table-cell office:value-type="float" office:value="0.0197911988943815" calcext:value-type="float">
            <text:p>0.019791198894382</text:p>
          </table:table-cell>
          <table:table-cell office:value-type="float" office:value="0.0371814407408237" calcext:value-type="float">
            <text:p>0.037181440740824</text:p>
          </table:table-cell>
          <table:table-cell office:value-type="float" office:value="0.0513212941586971" calcext:value-type="float">
            <text:p>0.051321294158697</text:p>
          </table:table-cell>
          <table:table-cell office:value-type="float" office:value="0.00391122233122587" calcext:value-type="float">
            <text:p>0.003911222331226</text:p>
          </table:table-cell>
          <table:table-cell office:value-type="float" office:value="0.0895787477493286" calcext:value-type="float">
            <text:p>0.089578747749329</text:p>
          </table:table-cell>
          <table:table-cell office:value-type="float" office:value="0.0586880929768086" calcext:value-type="float">
            <text:p>0.058688092976809</text:p>
          </table:table-cell>
          <table:table-cell table:number-columns-repeated="1018"/>
        </table:table-row>
        <table:table-row table:style-name="ro1">
          <table:table-cell office:value-type="float" office:value="0.0204122681170702" calcext:value-type="float">
            <text:p>0.02041226811707</text:p>
          </table:table-cell>
          <table:table-cell office:value-type="float" office:value="0.0374510623514652" calcext:value-type="float">
            <text:p>0.037451062351465</text:p>
          </table:table-cell>
          <table:table-cell office:value-type="float" office:value="0.0522662997245789" calcext:value-type="float">
            <text:p>0.052266299724579</text:p>
          </table:table-cell>
          <table:table-cell office:value-type="float" office:value="0.00406032102182508" calcext:value-type="float">
            <text:p>0.004060321021825</text:p>
          </table:table-cell>
          <table:table-cell office:value-type="float" office:value="0.0891864597797394" calcext:value-type="float">
            <text:p>0.089186459779739</text:p>
          </table:table-cell>
          <table:table-cell office:value-type="float" office:value="0.0588811524212361" calcext:value-type="float">
            <text:p>0.058881152421236</text:p>
          </table:table-cell>
          <table:table-cell table:number-columns-repeated="1018"/>
        </table:table-row>
        <table:table-row table:style-name="ro1">
          <table:table-cell office:value-type="float" office:value="0.0203979201614857" calcext:value-type="float">
            <text:p>0.020397920161486</text:p>
          </table:table-cell>
          <table:table-cell office:value-type="float" office:value="0.0378382429480553" calcext:value-type="float">
            <text:p>0.037838242948055</text:p>
          </table:table-cell>
          <table:table-cell office:value-type="float" office:value="0.0528206788003445" calcext:value-type="float">
            <text:p>0.052820678800345</text:p>
          </table:table-cell>
          <table:table-cell office:value-type="float" office:value="0.00403650989755988" calcext:value-type="float">
            <text:p>0.00403650989756</text:p>
          </table:table-cell>
          <table:table-cell office:value-type="float" office:value="0.0897825062274933" calcext:value-type="float">
            <text:p>0.089782506227493</text:p>
          </table:table-cell>
          <table:table-cell office:value-type="float" office:value="0.0589474141597748" calcext:value-type="float">
            <text:p>0.058947414159775</text:p>
          </table:table-cell>
          <table:table-cell table:number-columns-repeated="1018"/>
        </table:table-row>
        <table:table-row table:style-name="ro1">
          <table:table-cell office:value-type="float" office:value="0.0188811644911766" calcext:value-type="float">
            <text:p>0.018881164491177</text:p>
          </table:table-cell>
          <table:table-cell office:value-type="float" office:value="0.0362935848534107" calcext:value-type="float">
            <text:p>0.036293584853411</text:p>
          </table:table-cell>
          <table:table-cell office:value-type="float" office:value="0.0519621856510639" calcext:value-type="float">
            <text:p>0.051962185651064</text:p>
          </table:table-cell>
          <table:table-cell office:value-type="float" office:value="0.00378848169930279" calcext:value-type="float">
            <text:p>0.003788481699303</text:p>
          </table:table-cell>
          <table:table-cell office:value-type="float" office:value="0.0885389149188996" calcext:value-type="float">
            <text:p>0.0885389149189</text:p>
          </table:table-cell>
          <table:table-cell office:value-type="float" office:value="0.0582422278821468" calcext:value-type="float">
            <text:p>0.058242227882147</text:p>
          </table:table-cell>
          <table:table-cell table:number-columns-repeated="1018"/>
        </table:table-row>
        <table:table-row table:style-name="ro1">
          <table:table-cell office:value-type="float" office:value="0.0196585282683373" calcext:value-type="float">
            <text:p>0.019658528268337</text:p>
          </table:table-cell>
          <table:table-cell office:value-type="float" office:value="0.0364743620157242" calcext:value-type="float">
            <text:p>0.036474362015724</text:p>
          </table:table-cell>
          <table:table-cell office:value-type="float" office:value="0.0543728545308113" calcext:value-type="float">
            <text:p>0.054372854530811</text:p>
          </table:table-cell>
          <table:table-cell office:value-type="float" office:value="0.0039873169735074" calcext:value-type="float">
            <text:p>0.003987316973507</text:p>
          </table:table-cell>
          <table:table-cell office:value-type="float" office:value="0.0869418978691101" calcext:value-type="float">
            <text:p>0.08694189786911</text:p>
          </table:table-cell>
          <table:table-cell office:value-type="float" office:value="0.0565771125257015" calcext:value-type="float">
            <text:p>0.056577112525702</text:p>
          </table:table-cell>
          <table:table-cell table:number-columns-repeated="1018"/>
        </table:table-row>
        <table:table-row table:style-name="ro1">
          <table:table-cell office:value-type="float" office:value="0.0198777318000793" calcext:value-type="float">
            <text:p>0.019877731800079</text:p>
          </table:table-cell>
          <table:table-cell office:value-type="float" office:value="0.035294234752655" calcext:value-type="float">
            <text:p>0.035294234752655</text:p>
          </table:table-cell>
          <table:table-cell office:value-type="float" office:value="0.0569384396076203" calcext:value-type="float">
            <text:p>0.05693843960762</text:p>
          </table:table-cell>
          <table:table-cell office:value-type="float" office:value="0.00409509241580963" calcext:value-type="float">
            <text:p>0.00409509241581</text:p>
          </table:table-cell>
          <table:table-cell office:value-type="float" office:value="0.0861354395747185" calcext:value-type="float">
            <text:p>0.086135439574719</text:p>
          </table:table-cell>
          <table:table-cell office:value-type="float" office:value="0.0567932538688183" calcext:value-type="float">
            <text:p>0.056793253868818</text:p>
          </table:table-cell>
          <table:table-cell table:number-columns-repeated="1018"/>
        </table:table-row>
        <table:table-row table:style-name="ro1">
          <table:table-cell office:value-type="float" office:value="0.0204603057354689" calcext:value-type="float">
            <text:p>0.020460305735469</text:p>
          </table:table-cell>
          <table:table-cell office:value-type="float" office:value="0.0378432273864746" calcext:value-type="float">
            <text:p>0.037843227386475</text:p>
          </table:table-cell>
          <table:table-cell office:value-type="float" office:value="0.0546862259507179" calcext:value-type="float">
            <text:p>0.054686225950718</text:p>
          </table:table-cell>
          <table:table-cell office:value-type="float" office:value="0.0039171096868813" calcext:value-type="float">
            <text:p>0.003917109686881</text:p>
          </table:table-cell>
          <table:table-cell office:value-type="float" office:value="0.087612122297287" calcext:value-type="float">
            <text:p>0.087612122297287</text:p>
          </table:table-cell>
          <table:table-cell office:value-type="float" office:value="0.0577449798583984" calcext:value-type="float">
            <text:p>0.057744979858399</text:p>
          </table:table-cell>
          <table:table-cell table:number-columns-repeated="1018"/>
        </table:table-row>
        <table:table-row table:style-name="ro1">
          <table:table-cell office:value-type="float" office:value="0.0200191233307123" calcext:value-type="float">
            <text:p>0.020019123330712</text:p>
          </table:table-cell>
          <table:table-cell office:value-type="float" office:value="0.0383714064955711" calcext:value-type="float">
            <text:p>0.038371406495571</text:p>
          </table:table-cell>
          <table:table-cell office:value-type="float" office:value="0.0535459220409393" calcext:value-type="float">
            <text:p>0.053545922040939</text:p>
          </table:table-cell>
          <table:table-cell office:value-type="float" office:value="0.0037754827644676" calcext:value-type="float">
            <text:p>0.003775482764468</text:p>
          </table:table-cell>
          <table:table-cell office:value-type="float" office:value="0.0869182571768761" calcext:value-type="float">
            <text:p>0.086918257176876</text:p>
          </table:table-cell>
          <table:table-cell office:value-type="float" office:value="0.056849978864193" calcext:value-type="float">
            <text:p>0.056849978864193</text:p>
          </table:table-cell>
          <table:table-cell table:number-columns-repeated="1018"/>
        </table:table-row>
        <table:table-row table:style-name="ro1">
          <table:table-cell office:value-type="float" office:value="0.0204189661890268" calcext:value-type="float">
            <text:p>0.020418966189027</text:p>
          </table:table-cell>
          <table:table-cell office:value-type="float" office:value="0.0392532125115395" calcext:value-type="float">
            <text:p>0.03925321251154</text:p>
          </table:table-cell>
          <table:table-cell office:value-type="float" office:value="0.0539914481341839" calcext:value-type="float">
            <text:p>0.053991448134184</text:p>
          </table:table-cell>
          <table:table-cell office:value-type="float" office:value="0.00390998460352421" calcext:value-type="float">
            <text:p>0.003909984603524</text:p>
          </table:table-cell>
          <table:table-cell office:value-type="float" office:value="0.0903038829565048" calcext:value-type="float">
            <text:p>0.090303882956505</text:p>
          </table:table-cell>
          <table:table-cell office:value-type="float" office:value="0.0599706508219242" calcext:value-type="float">
            <text:p>0.059970650821924</text:p>
          </table:table-cell>
          <table:table-cell table:number-columns-repeated="1018"/>
        </table:table-row>
        <table:table-row table:style-name="ro1">
          <table:table-cell office:value-type="float" office:value="0.0199227035045624" calcext:value-type="float">
            <text:p>0.019922703504562</text:p>
          </table:table-cell>
          <table:table-cell office:value-type="float" office:value="0.0383453145623207" calcext:value-type="float">
            <text:p>0.038345314562321</text:p>
          </table:table-cell>
          <table:table-cell office:value-type="float" office:value="0.0525746755301952" calcext:value-type="float">
            <text:p>0.052574675530195</text:p>
          </table:table-cell>
          <table:table-cell office:value-type="float" office:value="0.00380725995637476" calcext:value-type="float">
            <text:p>0.003807259956375</text:p>
          </table:table-cell>
          <table:table-cell office:value-type="float" office:value="0.0886025726795197" calcext:value-type="float">
            <text:p>0.08860257267952</text:p>
          </table:table-cell>
          <table:table-cell office:value-type="float" office:value="0.0585551485419273" calcext:value-type="float">
            <text:p>0.058555148541927</text:p>
          </table:table-cell>
          <table:table-cell table:number-columns-repeated="1018"/>
        </table:table-row>
        <table:table-row table:style-name="ro1">
          <table:table-cell office:value-type="float" office:value="0.0199899449944496" calcext:value-type="float">
            <text:p>0.01998994499445</text:p>
          </table:table-cell>
          <table:table-cell office:value-type="float" office:value="0.0386539325118065" calcext:value-type="float">
            <text:p>0.038653932511807</text:p>
          </table:table-cell>
          <table:table-cell office:value-type="float" office:value="0.0525788106024265" calcext:value-type="float">
            <text:p>0.052578810602427</text:p>
          </table:table-cell>
          <table:table-cell office:value-type="float" office:value="0.00376333086751401" calcext:value-type="float">
            <text:p>0.003763330867514</text:p>
          </table:table-cell>
          <table:table-cell office:value-type="float" office:value="0.0883851423859596" calcext:value-type="float">
            <text:p>0.08838514238596</text:p>
          </table:table-cell>
          <table:table-cell office:value-type="float" office:value="0.0582539886236191" calcext:value-type="float">
            <text:p>0.058253988623619</text:p>
          </table:table-cell>
          <table:table-cell table:number-columns-repeated="1018"/>
        </table:table-row>
        <table:table-row table:style-name="ro1">
          <table:table-cell office:value-type="float" office:value="0.0196950491517782" calcext:value-type="float">
            <text:p>0.019695049151778</text:p>
          </table:table-cell>
          <table:table-cell office:value-type="float" office:value="0.0377956070005894" calcext:value-type="float">
            <text:p>0.037795607000589</text:p>
          </table:table-cell>
          <table:table-cell office:value-type="float" office:value="0.0522053092718125" calcext:value-type="float">
            <text:p>0.052205309271813</text:p>
          </table:table-cell>
          <table:table-cell office:value-type="float" office:value="0.00372388958930969" calcext:value-type="float">
            <text:p>0.00372388958931</text:p>
          </table:table-cell>
          <table:table-cell office:value-type="float" office:value="0.0883928686380387" calcext:value-type="float">
            <text:p>0.088392868638039</text:p>
          </table:table-cell>
          <table:table-cell office:value-type="float" office:value="0.0582705736160278" calcext:value-type="float">
            <text:p>0.058270573616028</text:p>
          </table:table-cell>
          <table:table-cell table:number-columns-repeated="1018"/>
        </table:table-row>
        <table:table-row table:style-name="ro1">
          <table:table-cell office:value-type="float" office:value="0.0197716783732176" calcext:value-type="float">
            <text:p>0.019771678373218</text:p>
          </table:table-cell>
          <table:table-cell office:value-type="float" office:value="0.038068812340498" calcext:value-type="float">
            <text:p>0.038068812340498</text:p>
          </table:table-cell>
          <table:table-cell office:value-type="float" office:value="0.0515253953635693" calcext:value-type="float">
            <text:p>0.051525395363569</text:p>
          </table:table-cell>
          <table:table-cell office:value-type="float" office:value="0.00367771624587476" calcext:value-type="float">
            <text:p>0.003677716245875</text:p>
          </table:table-cell>
          <table:table-cell office:value-type="float" office:value="0.0885900557041168" calcext:value-type="float">
            <text:p>0.088590055704117</text:p>
          </table:table-cell>
          <table:table-cell office:value-type="float" office:value="0.0584660246968269" calcext:value-type="float">
            <text:p>0.058466024696827</text:p>
          </table:table-cell>
          <table:table-cell table:number-columns-repeated="1018"/>
        </table:table-row>
        <table:table-row table:style-name="ro1">
          <table:table-cell office:value-type="float" office:value="0.0195814426988363" calcext:value-type="float">
            <text:p>0.019581442698836</text:p>
          </table:table-cell>
          <table:table-cell office:value-type="float" office:value="0.0382002182304859" calcext:value-type="float">
            <text:p>0.038200218230486</text:p>
          </table:table-cell>
          <table:table-cell office:value-type="float" office:value="0.0514732748270035" calcext:value-type="float">
            <text:p>0.051473274827004</text:p>
          </table:table-cell>
          <table:table-cell office:value-type="float" office:value="0.00365792238153517" calcext:value-type="float">
            <text:p>0.003657922381535</text:p>
          </table:table-cell>
          <table:table-cell office:value-type="float" office:value="0.0887033864855766" calcext:value-type="float">
            <text:p>0.088703386485577</text:p>
          </table:table-cell>
          <table:table-cell office:value-type="float" office:value="0.0591455362737179" calcext:value-type="float">
            <text:p>0.059145536273718</text:p>
          </table:table-cell>
          <table:table-cell table:number-columns-repeated="1018"/>
        </table:table-row>
        <table:table-row table:style-name="ro1">
          <table:table-cell office:value-type="float" office:value="0.0194403696805239" calcext:value-type="float">
            <text:p>0.019440369680524</text:p>
          </table:table-cell>
          <table:table-cell office:value-type="float" office:value="0.0376090221107006" calcext:value-type="float">
            <text:p>0.037609022110701</text:p>
          </table:table-cell>
          <table:table-cell office:value-type="float" office:value="0.0518549233675003" calcext:value-type="float">
            <text:p>0.0518549233675</text:p>
          </table:table-cell>
          <table:table-cell office:value-type="float" office:value="0.0036421287804842" calcext:value-type="float">
            <text:p>0.003642128780484</text:p>
          </table:table-cell>
          <table:table-cell office:value-type="float" office:value="0.0875999927520752" calcext:value-type="float">
            <text:p>0.087599992752075</text:p>
          </table:table-cell>
          <table:table-cell office:value-type="float" office:value="0.057940773665905" calcext:value-type="float">
            <text:p>0.057940773665905</text:p>
          </table:table-cell>
          <table:table-cell table:number-columns-repeated="1018"/>
        </table:table-row>
        <table:table-row table:style-name="ro1">
          <table:table-cell office:value-type="float" office:value="0.0195988845080137" calcext:value-type="float">
            <text:p>0.019598884508014</text:p>
          </table:table-cell>
          <table:table-cell office:value-type="float" office:value="0.0374289229512215" calcext:value-type="float">
            <text:p>0.037428922951222</text:p>
          </table:table-cell>
          <table:table-cell office:value-type="float" office:value="0.0508201718330383" calcext:value-type="float">
            <text:p>0.050820171833038</text:p>
          </table:table-cell>
          <table:table-cell office:value-type="float" office:value="0.00361814326606691" calcext:value-type="float">
            <text:p>0.003618143266067</text:p>
          </table:table-cell>
          <table:table-cell office:value-type="float" office:value="0.0883457884192467" calcext:value-type="float">
            <text:p>0.088345788419247</text:p>
          </table:table-cell>
          <table:table-cell office:value-type="float" office:value="0.0586551912128925" calcext:value-type="float">
            <text:p>0.058655191212893</text:p>
          </table:table-cell>
          <table:table-cell table:number-columns-repeated="1018"/>
        </table:table-row>
        <table:table-row table:style-name="ro1">
          <table:table-cell office:value-type="float" office:value="0.0196326486766338" calcext:value-type="float">
            <text:p>0.019632648676634</text:p>
          </table:table-cell>
          <table:table-cell office:value-type="float" office:value="0.037890799343586" calcext:value-type="float">
            <text:p>0.037890799343586</text:p>
          </table:table-cell>
          <table:table-cell office:value-type="float" office:value="0.0505672581493855" calcext:value-type="float">
            <text:p>0.050567258149386</text:p>
          </table:table-cell>
          <table:table-cell office:value-type="float" office:value="0.00358131434768438" calcext:value-type="float">
            <text:p>0.003581314347684</text:p>
          </table:table-cell>
          <table:table-cell office:value-type="float" office:value="0.088659755885601" calcext:value-type="float">
            <text:p>0.088659755885601</text:p>
          </table:table-cell>
          <table:table-cell office:value-type="float" office:value="0.0590320341289043" calcext:value-type="float">
            <text:p>0.059032034128904</text:p>
          </table:table-cell>
          <table:table-cell table:number-columns-repeated="1018"/>
        </table:table-row>
        <table:table-row table:style-name="ro1">
          <table:table-cell office:value-type="float" office:value="0.0196449924260378" calcext:value-type="float">
            <text:p>0.019644992426038</text:p>
          </table:table-cell>
          <table:table-cell office:value-type="float" office:value="0.0381832011044025" calcext:value-type="float">
            <text:p>0.038183201104403</text:p>
          </table:table-cell>
          <table:table-cell office:value-type="float" office:value="0.0511383302509785" calcext:value-type="float">
            <text:p>0.051138330250979</text:p>
          </table:table-cell>
          <table:table-cell office:value-type="float" office:value="0.00360162323340774" calcext:value-type="float">
            <text:p>0.003601623233408</text:p>
          </table:table-cell>
          <table:table-cell office:value-type="float" office:value="0.0890955403447151" calcext:value-type="float">
            <text:p>0.089095540344715</text:p>
          </table:table-cell>
          <table:table-cell office:value-type="float" office:value="0.059262678027153" calcext:value-type="float">
            <text:p>0.059262678027153</text:p>
          </table:table-cell>
          <table:table-cell table:number-columns-repeated="1018"/>
        </table:table-row>
        <table:table-row table:style-name="ro1">
          <table:table-cell office:value-type="float" office:value="0.0193787608295679" calcext:value-type="float">
            <text:p>0.019378760829568</text:p>
          </table:table-cell>
          <table:table-cell office:value-type="float" office:value="0.0388115532696247" calcext:value-type="float">
            <text:p>0.038811553269625</text:p>
          </table:table-cell>
          <table:table-cell office:value-type="float" office:value="0.051310557872057" calcext:value-type="float">
            <text:p>0.051310557872057</text:p>
          </table:table-cell>
          <table:table-cell office:value-type="float" office:value="0.00346977380104363" calcext:value-type="float">
            <text:p>0.003469773801044</text:p>
          </table:table-cell>
          <table:table-cell office:value-type="float" office:value="0.0903587266802788" calcext:value-type="float">
            <text:p>0.090358726680279</text:p>
          </table:table-cell>
          <table:table-cell office:value-type="float" office:value="0.0600988380610943" calcext:value-type="float">
            <text:p>0.060098838061094</text:p>
          </table:table-cell>
          <table:table-cell table:number-columns-repeated="1018"/>
        </table:table-row>
        <table:table-row table:style-name="ro1">
          <table:table-cell office:value-type="float" office:value="0.0195405259728432" calcext:value-type="float">
            <text:p>0.019540525972843</text:p>
          </table:table-cell>
          <table:table-cell office:value-type="float" office:value="0.0378287918865681" calcext:value-type="float">
            <text:p>0.037828791886568</text:p>
          </table:table-cell>
          <table:table-cell office:value-type="float" office:value="0.0517128333449364" calcext:value-type="float">
            <text:p>0.051712833344936</text:p>
          </table:table-cell>
          <table:table-cell office:value-type="float" office:value="0.00360701372846961" calcext:value-type="float">
            <text:p>0.00360701372847</text:p>
          </table:table-cell>
          <table:table-cell office:value-type="float" office:value="0.088956706225872" calcext:value-type="float">
            <text:p>0.088956706225872</text:p>
          </table:table-cell>
          <table:table-cell office:value-type="float" office:value="0.0594454556703568" calcext:value-type="float">
            <text:p>0.059445455670357</text:p>
          </table:table-cell>
          <table:table-cell table:number-columns-repeated="1018"/>
        </table:table-row>
        <table:table-row table:style-name="ro1">
          <table:table-cell office:value-type="float" office:value="0.0196751598268747" calcext:value-type="float">
            <text:p>0.019675159826875</text:p>
          </table:table-cell>
          <table:table-cell office:value-type="float" office:value="0.0382713861763477" calcext:value-type="float">
            <text:p>0.038271386176348</text:p>
          </table:table-cell>
          <table:table-cell office:value-type="float" office:value="0.0516915582120419" calcext:value-type="float">
            <text:p>0.051691558212042</text:p>
          </table:table-cell>
          <table:table-cell office:value-type="float" office:value="0.00364363309927285" calcext:value-type="float">
            <text:p>0.003643633099273</text:p>
          </table:table-cell>
          <table:table-cell office:value-type="float" office:value="0.0895874947309494" calcext:value-type="float">
            <text:p>0.089587494730949</text:p>
          </table:table-cell>
          <table:table-cell office:value-type="float" office:value="0.0598411969840527" calcext:value-type="float">
            <text:p>0.059841196984053</text:p>
          </table:table-cell>
          <table:table-cell table:number-columns-repeated="1018"/>
        </table:table-row>
        <table:table-row table:style-name="ro1">
          <table:table-cell office:value-type="float" office:value="0.0194782521575689" calcext:value-type="float">
            <text:p>0.019478252157569</text:p>
          </table:table-cell>
          <table:table-cell office:value-type="float" office:value="0.0379133820533752" calcext:value-type="float">
            <text:p>0.037913382053375</text:p>
          </table:table-cell>
          <table:table-cell office:value-type="float" office:value="0.0518671721220017" calcext:value-type="float">
            <text:p>0.051867172122002</text:p>
          </table:table-cell>
          <table:table-cell office:value-type="float" office:value="0.00358531530946493" calcext:value-type="float">
            <text:p>0.003585315309465</text:p>
          </table:table-cell>
          <table:table-cell office:value-type="float" office:value="0.0888780057430267" calcext:value-type="float">
            <text:p>0.088878005743027</text:p>
          </table:table-cell>
          <table:table-cell office:value-type="float" office:value="0.0591187551617622" calcext:value-type="float">
            <text:p>0.059118755161762</text:p>
          </table:table-cell>
          <table:table-cell table:number-columns-repeated="1018"/>
        </table:table-row>
        <table:table-row table:style-name="ro1">
          <table:table-cell office:value-type="float" office:value="0.0193747002631426" calcext:value-type="float">
            <text:p>0.019374700263143</text:p>
          </table:table-cell>
          <table:table-cell office:value-type="float" office:value="0.0372211113572121" calcext:value-type="float">
            <text:p>0.037221111357212</text:p>
          </table:table-cell>
          <table:table-cell office:value-type="float" office:value="0.0513251982629299" calcext:value-type="float">
            <text:p>0.05132519826293</text:p>
          </table:table-cell>
          <table:table-cell office:value-type="float" office:value="0.00357649568468332" calcext:value-type="float">
            <text:p>0.003576495684683</text:p>
          </table:table-cell>
          <table:table-cell office:value-type="float" office:value="0.0879280418157578" calcext:value-type="float">
            <text:p>0.087928041815758</text:p>
          </table:table-cell>
          <table:table-cell office:value-type="float" office:value="0.0587300211191177" calcext:value-type="float">
            <text:p>0.058730021119118</text:p>
          </table:table-cell>
          <table:table-cell table:number-columns-repeated="1018"/>
        </table:table-row>
        <table:table-row table:style-name="ro1">
          <table:table-cell office:value-type="float" office:value="0.0194879937916994" calcext:value-type="float">
            <text:p>0.0194879937917</text:p>
          </table:table-cell>
          <table:table-cell office:value-type="float" office:value="0.0380709320306778" calcext:value-type="float">
            <text:p>0.038070932030678</text:p>
          </table:table-cell>
          <table:table-cell office:value-type="float" office:value="0.0523570701479912" calcext:value-type="float">
            <text:p>0.052357070147991</text:p>
          </table:table-cell>
          <table:table-cell office:value-type="float" office:value="0.00358201330527663" calcext:value-type="float">
            <text:p>0.003582013305277</text:p>
          </table:table-cell>
          <table:table-cell office:value-type="float" office:value="0.089531421661377" calcext:value-type="float">
            <text:p>0.089531421661377</text:p>
          </table:table-cell>
          <table:table-cell office:value-type="float" office:value="0.0601979531347752" calcext:value-type="float">
            <text:p>0.060197953134775</text:p>
          </table:table-cell>
          <table:table-cell table:number-columns-repeated="1018"/>
        </table:table-row>
        <table:table-row table:style-name="ro1">
          <table:table-cell office:value-type="float" office:value="0.0194891672581434" calcext:value-type="float">
            <text:p>0.019489167258144</text:p>
          </table:table-cell>
          <table:table-cell office:value-type="float" office:value="0.0379308983683586" calcext:value-type="float">
            <text:p>0.037930898368359</text:p>
          </table:table-cell>
          <table:table-cell office:value-type="float" office:value="0.0515447966754437" calcext:value-type="float">
            <text:p>0.051544796675444</text:p>
          </table:table-cell>
          <table:table-cell office:value-type="float" office:value="0.00356776034459472" calcext:value-type="float">
            <text:p>0.003567760344595</text:p>
          </table:table-cell>
          <table:table-cell office:value-type="float" office:value="0.0885534584522247" calcext:value-type="float">
            <text:p>0.088553458452225</text:p>
          </table:table-cell>
          <table:table-cell office:value-type="float" office:value="0.0593428388237953" calcext:value-type="float">
            <text:p>0.059342838823795</text:p>
          </table:table-cell>
          <table:table-cell table:number-columns-repeated="1018"/>
        </table:table-row>
        <table:table-row table:style-name="ro1">
          <table:table-cell office:value-type="float" office:value="0.0193027779459953" calcext:value-type="float">
            <text:p>0.019302777945995</text:p>
          </table:table-cell>
          <table:table-cell office:value-type="float" office:value="0.0375827327370644" calcext:value-type="float">
            <text:p>0.037582732737064</text:p>
          </table:table-cell>
          <table:table-cell office:value-type="float" office:value="0.0518774688243866" calcext:value-type="float">
            <text:p>0.051877468824387</text:p>
          </table:table-cell>
          <table:table-cell office:value-type="float" office:value="0.00356341735459864" calcext:value-type="float">
            <text:p>0.003563417354599</text:p>
          </table:table-cell>
          <table:table-cell office:value-type="float" office:value="0.0884464979171753" calcext:value-type="float">
            <text:p>0.088446497917175</text:p>
          </table:table-cell>
          <table:table-cell office:value-type="float" office:value="0.0592604875564575" calcext:value-type="float">
            <text:p>0.059260487556458</text:p>
          </table:table-cell>
          <table:table-cell table:number-columns-repeated="1018"/>
        </table:table-row>
        <table:table-row table:style-name="ro1">
          <table:table-cell office:value-type="float" office:value="0.0192844178527594" calcext:value-type="float">
            <text:p>0.019284417852759</text:p>
          </table:table-cell>
          <table:table-cell office:value-type="float" office:value="0.0374197401106358" calcext:value-type="float">
            <text:p>0.037419740110636</text:p>
          </table:table-cell>
          <table:table-cell office:value-type="float" office:value="0.0523830726742745" calcext:value-type="float">
            <text:p>0.052383072674275</text:p>
          </table:table-cell>
          <table:table-cell office:value-type="float" office:value="0.00360098131932318" calcext:value-type="float">
            <text:p>0.003600981319323</text:p>
          </table:table-cell>
          <table:table-cell office:value-type="float" office:value="0.0879556015133858" calcext:value-type="float">
            <text:p>0.087955601513386</text:p>
          </table:table-cell>
          <table:table-cell office:value-type="float" office:value="0.0587216466665268" calcext:value-type="float">
            <text:p>0.058721646666527</text:p>
          </table:table-cell>
          <table:table-cell table:number-columns-repeated="1018"/>
        </table:table-row>
        <table:table-row table:style-name="ro1">
          <table:table-cell office:value-type="float" office:value="0.0193293541669846" calcext:value-type="float">
            <text:p>0.019329354166985</text:p>
          </table:table-cell>
          <table:table-cell office:value-type="float" office:value="0.03795375674963" calcext:value-type="float">
            <text:p>0.03795375674963</text:p>
          </table:table-cell>
          <table:table-cell office:value-type="float" office:value="0.0524345599114895" calcext:value-type="float">
            <text:p>0.05243455991149</text:p>
          </table:table-cell>
          <table:table-cell office:value-type="float" office:value="0.0035439629573375" calcext:value-type="float">
            <text:p>0.003543962957338</text:p>
          </table:table-cell>
          <table:table-cell office:value-type="float" office:value="0.0888745188713074" calcext:value-type="float">
            <text:p>0.088874518871307</text:p>
          </table:table-cell>
          <table:table-cell office:value-type="float" office:value="0.05968277156353" calcext:value-type="float">
            <text:p>0.05968277156353</text:p>
          </table:table-cell>
          <table:table-cell table:number-columns-repeated="1018"/>
        </table:table-row>
        <table:table-row table:style-name="ro1">
          <table:table-cell office:value-type="float" office:value="0.0193905960768461" calcext:value-type="float">
            <text:p>0.019390596076846</text:p>
          </table:table-cell>
          <table:table-cell office:value-type="float" office:value="0.0381490886211395" calcext:value-type="float">
            <text:p>0.03814908862114</text:p>
          </table:table-cell>
          <table:table-cell office:value-type="float" office:value="0.0524792186915875" calcext:value-type="float">
            <text:p>0.052479218691588</text:p>
          </table:table-cell>
          <table:table-cell office:value-type="float" office:value="0.00356894661672413" calcext:value-type="float">
            <text:p>0.003568946616724</text:p>
          </table:table-cell>
          <table:table-cell office:value-type="float" office:value="0.0891100391745567" calcext:value-type="float">
            <text:p>0.089110039174557</text:p>
          </table:table-cell>
          <table:table-cell office:value-type="float" office:value="0.0596373602747917" calcext:value-type="float">
            <text:p>0.059637360274792</text:p>
          </table:table-cell>
          <table:table-cell table:number-columns-repeated="1018"/>
        </table:table-row>
        <table:table-row table:style-name="ro1">
          <table:table-cell office:value-type="float" office:value="0.0194993577897549" calcext:value-type="float">
            <text:p>0.019499357789755</text:p>
          </table:table-cell>
          <table:table-cell office:value-type="float" office:value="0.0381785817444324" calcext:value-type="float">
            <text:p>0.038178581744433</text:p>
          </table:table-cell>
          <table:table-cell office:value-type="float" office:value="0.052497211843729" calcext:value-type="float">
            <text:p>0.052497211843729</text:p>
          </table:table-cell>
          <table:table-cell office:value-type="float" office:value="0.00358028011396527" calcext:value-type="float">
            <text:p>0.003580280113965</text:p>
          </table:table-cell>
          <table:table-cell office:value-type="float" office:value="0.0889101922512054" calcext:value-type="float">
            <text:p>0.088910192251206</text:p>
          </table:table-cell>
          <table:table-cell office:value-type="float" office:value="0.0596252642571926" calcext:value-type="float">
            <text:p>0.059625264257193</text:p>
          </table:table-cell>
          <table:table-cell table:number-columns-repeated="1018"/>
        </table:table-row>
        <table:table-row table:style-name="ro1">
          <table:table-cell office:value-type="float" office:value="0.0191940702497959" calcext:value-type="float">
            <text:p>0.019194070249796</text:p>
          </table:table-cell>
          <table:table-cell office:value-type="float" office:value="0.0384711064398289" calcext:value-type="float">
            <text:p>0.038471106439829</text:p>
          </table:table-cell>
          <table:table-cell office:value-type="float" office:value="0.0512344464659691" calcext:value-type="float">
            <text:p>0.051234446465969</text:p>
          </table:table-cell>
          <table:table-cell office:value-type="float" office:value="0.00344442925415933" calcext:value-type="float">
            <text:p>0.003444429254159</text:p>
          </table:table-cell>
          <table:table-cell office:value-type="float" office:value="0.0901304483413696" calcext:value-type="float">
            <text:p>0.09013044834137</text:p>
          </table:table-cell>
          <table:table-cell office:value-type="float" office:value="0.0606815703213215" calcext:value-type="float">
            <text:p>0.060681570321322</text:p>
          </table:table-cell>
          <table:table-cell table:number-columns-repeated="1018"/>
        </table:table-row>
        <table:table-row table:style-name="ro1">
          <table:table-cell office:value-type="float" office:value="0.0192549582570791" calcext:value-type="float">
            <text:p>0.019254958257079</text:p>
          </table:table-cell>
          <table:table-cell office:value-type="float" office:value="0.0377470701932907" calcext:value-type="float">
            <text:p>0.037747070193291</text:p>
          </table:table-cell>
          <table:table-cell office:value-type="float" office:value="0.0520294718444348" calcext:value-type="float">
            <text:p>0.052029471844435</text:p>
          </table:table-cell>
          <table:table-cell office:value-type="float" office:value="0.00354362674988806" calcext:value-type="float">
            <text:p>0.003543626749888</text:p>
          </table:table-cell>
          <table:table-cell office:value-type="float" office:value="0.0891027525067329" calcext:value-type="float">
            <text:p>0.089102752506733</text:p>
          </table:table-cell>
          <table:table-cell office:value-type="float" office:value="0.0599604249000549" calcext:value-type="float">
            <text:p>0.059960424900055</text:p>
          </table:table-cell>
          <table:table-cell table:number-columns-repeated="1018"/>
        </table:table-row>
        <table:table-row table:style-name="ro1">
          <table:table-cell office:value-type="float" office:value="0.0191761329770088" calcext:value-type="float">
            <text:p>0.019176132977009</text:p>
          </table:table-cell>
          <table:table-cell office:value-type="float" office:value="0.0381673835217953" calcext:value-type="float">
            <text:p>0.038167383521795</text:p>
          </table:table-cell>
          <table:table-cell office:value-type="float" office:value="0.0517107881605625" calcext:value-type="float">
            <text:p>0.051710788160563</text:p>
          </table:table-cell>
          <table:table-cell office:value-type="float" office:value="0.00352621264755726" calcext:value-type="float">
            <text:p>0.003526212647557</text:p>
          </table:table-cell>
          <table:table-cell office:value-type="float" office:value="0.089773640036583" calcext:value-type="float">
            <text:p>0.089773640036583</text:p>
          </table:table-cell>
          <table:table-cell office:value-type="float" office:value="0.0604395717382431" calcext:value-type="float">
            <text:p>0.060439571738243</text:p>
          </table:table-cell>
          <table:table-cell table:number-columns-repeated="1018"/>
        </table:table-row>
        <table:table-row table:style-name="ro1">
          <table:table-cell office:value-type="float" office:value="0.0194506943225861" calcext:value-type="float">
            <text:p>0.019450694322586</text:p>
          </table:table-cell>
          <table:table-cell office:value-type="float" office:value="0.0390490964055061" calcext:value-type="float">
            <text:p>0.039049096405506</text:p>
          </table:table-cell>
          <table:table-cell office:value-type="float" office:value="0.0528584942221642" calcext:value-type="float">
            <text:p>0.052858494222164</text:p>
          </table:table-cell>
          <table:table-cell office:value-type="float" office:value="0.00356430583633482" calcext:value-type="float">
            <text:p>0.003564305836335</text:p>
          </table:table-cell>
          <table:table-cell office:value-type="float" office:value="0.0900201052427292" calcext:value-type="float">
            <text:p>0.090020105242729</text:p>
          </table:table-cell>
          <table:table-cell office:value-type="float" office:value="0.0606285482645035" calcext:value-type="float">
            <text:p>0.060628548264504</text:p>
          </table:table-cell>
          <table:table-cell table:number-columns-repeated="1018"/>
        </table:table-row>
        <table:table-row table:style-name="ro1">
          <table:table-cell office:value-type="float" office:value="0.0192194599658251" calcext:value-type="float">
            <text:p>0.019219459965825</text:p>
          </table:table-cell>
          <table:table-cell office:value-type="float" office:value="0.038532692939043" calcext:value-type="float">
            <text:p>0.038532692939043</text:p>
          </table:table-cell>
          <table:table-cell office:value-type="float" office:value="0.0522930286824703" calcext:value-type="float">
            <text:p>0.05229302868247</text:p>
          </table:table-cell>
          <table:table-cell office:value-type="float" office:value="0.00350704533047974" calcext:value-type="float">
            <text:p>0.00350704533048</text:p>
          </table:table-cell>
          <table:table-cell office:value-type="float" office:value="0.0890872478485107" calcext:value-type="float">
            <text:p>0.089087247848511</text:p>
          </table:table-cell>
          <table:table-cell office:value-type="float" office:value="0.0599778965115547" calcext:value-type="float">
            <text:p>0.059977896511555</text:p>
          </table:table-cell>
          <table:table-cell table:number-columns-repeated="1018"/>
        </table:table-row>
        <table:table-row table:style-name="ro1">
          <table:table-cell office:value-type="float" office:value="0.0195888932794333" calcext:value-type="float">
            <text:p>0.019588893279433</text:p>
          </table:table-cell>
          <table:table-cell office:value-type="float" office:value="0.0389167815446854" calcext:value-type="float">
            <text:p>0.038916781544685</text:p>
          </table:table-cell>
          <table:table-cell office:value-type="float" office:value="0.0526561476290226" calcext:value-type="float">
            <text:p>0.052656147629023</text:p>
          </table:table-cell>
          <table:table-cell office:value-type="float" office:value="0.00353922322392464" calcext:value-type="float">
            <text:p>0.003539223223925</text:p>
          </table:table-cell>
          <table:table-cell office:value-type="float" office:value="0.0899986401200295" calcext:value-type="float">
            <text:p>0.08999864012003</text:p>
          </table:table-cell>
          <table:table-cell office:value-type="float" office:value="0.0606851428747177" calcext:value-type="float">
            <text:p>0.060685142874718</text:p>
          </table:table-cell>
          <table:table-cell table:number-columns-repeated="1018"/>
        </table:table-row>
        <table:table-row table:style-name="ro1">
          <table:table-cell office:value-type="float" office:value="0.0192704666405916" calcext:value-type="float">
            <text:p>0.019270466640592</text:p>
          </table:table-cell>
          <table:table-cell office:value-type="float" office:value="0.0390267744660377" calcext:value-type="float">
            <text:p>0.039026774466038</text:p>
          </table:table-cell>
          <table:table-cell office:value-type="float" office:value="0.0531231760978699" calcext:value-type="float">
            <text:p>0.05312317609787</text:p>
          </table:table-cell>
          <table:table-cell office:value-type="float" office:value="0.00351656670682132" calcext:value-type="float">
            <text:p>0.003516566706821</text:p>
          </table:table-cell>
          <table:table-cell office:value-type="float" office:value="0.0894923582673073" calcext:value-type="float">
            <text:p>0.089492358267307</text:p>
          </table:table-cell>
          <table:table-cell office:value-type="float" office:value="0.0600912012159824" calcext:value-type="float">
            <text:p>0.060091201215983</text:p>
          </table:table-cell>
          <table:table-cell table:number-columns-repeated="1018"/>
        </table:table-row>
        <table:table-row table:style-name="ro1">
          <table:table-cell office:value-type="float" office:value="0.0192752033472061" calcext:value-type="float">
            <text:p>0.019275203347206</text:p>
          </table:table-cell>
          <table:table-cell office:value-type="float" office:value="0.0391403660178185" calcext:value-type="float">
            <text:p>0.039140366017819</text:p>
          </table:table-cell>
          <table:table-cell office:value-type="float" office:value="0.0523972287774086" calcext:value-type="float">
            <text:p>0.052397228777409</text:p>
          </table:table-cell>
          <table:table-cell office:value-type="float" office:value="0.00352010084316134" calcext:value-type="float">
            <text:p>0.003520100843161</text:p>
          </table:table-cell>
          <table:table-cell office:value-type="float" office:value="0.0904296860098839" calcext:value-type="float">
            <text:p>0.090429686009884</text:p>
          </table:table-cell>
          <table:table-cell office:value-type="float" office:value="0.060941930860281" calcext:value-type="float">
            <text:p>0.060941930860281</text:p>
          </table:table-cell>
          <table:table-cell table:number-columns-repeated="1018"/>
        </table:table-row>
        <table:table-row table:style-name="ro1">
          <table:table-cell office:value-type="float" office:value="0.01954928599298" calcext:value-type="float">
            <text:p>0.01954928599298</text:p>
          </table:table-cell>
          <table:table-cell office:value-type="float" office:value="0.0396002866327763" calcext:value-type="float">
            <text:p>0.039600286632776</text:p>
          </table:table-cell>
          <table:table-cell office:value-type="float" office:value="0.0519666746258736" calcext:value-type="float">
            <text:p>0.051966674625874</text:p>
          </table:table-cell>
          <table:table-cell office:value-type="float" office:value="0.00345385540276766" calcext:value-type="float">
            <text:p>0.003453855402768</text:p>
          </table:table-cell>
          <table:table-cell office:value-type="float" office:value="0.0913823917508125" calcext:value-type="float">
            <text:p>0.091382391750813</text:p>
          </table:table-cell>
          <table:table-cell office:value-type="float" office:value="0.0616863891482353" calcext:value-type="float">
            <text:p>0.061686389148235</text:p>
          </table:table-cell>
          <table:table-cell table:number-columns-repeated="1018"/>
        </table:table-row>
        <table:table-row table:style-name="ro1">
          <table:table-cell office:value-type="float" office:value="0.0195058956742287" calcext:value-type="float">
            <text:p>0.019505895674229</text:p>
          </table:table-cell>
          <table:table-cell office:value-type="float" office:value="0.0398239195346832" calcext:value-type="float">
            <text:p>0.039823919534683</text:p>
          </table:table-cell>
          <table:table-cell office:value-type="float" office:value="0.0517655052244663" calcext:value-type="float">
            <text:p>0.051765505224466</text:p>
          </table:table-cell>
          <table:table-cell office:value-type="float" office:value="0.00343554397113621" calcext:value-type="float">
            <text:p>0.003435543971136</text:p>
          </table:table-cell>
          <table:table-cell office:value-type="float" office:value="0.0909353047609329" calcext:value-type="float">
            <text:p>0.090935304760933</text:p>
          </table:table-cell>
          <table:table-cell office:value-type="float" office:value="0.0614357329905033" calcext:value-type="float">
            <text:p>0.061435732990503</text:p>
          </table:table-cell>
          <table:table-cell table:number-columns-repeated="1018"/>
        </table:table-row>
        <table:table-row table:style-name="ro1">
          <table:table-cell office:value-type="float" office:value="0.0193965882062912" calcext:value-type="float">
            <text:p>0.019396588206291</text:p>
          </table:table-cell>
          <table:table-cell office:value-type="float" office:value="0.0394884124398232" calcext:value-type="float">
            <text:p>0.039488412439823</text:p>
          </table:table-cell>
          <table:table-cell office:value-type="float" office:value="0.0512617640197277" calcext:value-type="float">
            <text:p>0.051261764019728</text:p>
          </table:table-cell>
          <table:table-cell office:value-type="float" office:value="0.0033835987560451" calcext:value-type="float">
            <text:p>0.003383598756045</text:p>
          </table:table-cell>
          <table:table-cell office:value-type="float" office:value="0.0913134217262268" calcext:value-type="float">
            <text:p>0.091313421726227</text:p>
          </table:table-cell>
          <table:table-cell office:value-type="float" office:value="0.0616989284753799" calcext:value-type="float">
            <text:p>0.06169892847538</text:p>
          </table:table-cell>
          <table:table-cell table:number-columns-repeated="1018"/>
        </table:table-row>
        <table:table-row table:style-name="ro1">
          <table:table-cell office:value-type="float" office:value="0.0191386677324772" calcext:value-type="float">
            <text:p>0.019138667732477</text:p>
          </table:table-cell>
          <table:table-cell office:value-type="float" office:value="0.0393442697823048" calcext:value-type="float">
            <text:p>0.039344269782305</text:p>
          </table:table-cell>
          <table:table-cell office:value-type="float" office:value="0.0517504252493382" calcext:value-type="float">
            <text:p>0.051750425249338</text:p>
          </table:table-cell>
          <table:table-cell office:value-type="float" office:value="0.00340525596402585" calcext:value-type="float">
            <text:p>0.003405255964026</text:p>
          </table:table-cell>
          <table:table-cell office:value-type="float" office:value="0.0908613651990891" calcext:value-type="float">
            <text:p>0.090861365199089</text:p>
          </table:table-cell>
          <table:table-cell office:value-type="float" office:value="0.0611518658697605" calcext:value-type="float">
            <text:p>0.061151865869761</text:p>
          </table:table-cell>
          <table:table-cell table:number-columns-repeated="1018"/>
        </table:table-row>
        <table:table-row table:style-name="ro1">
          <table:table-cell office:value-type="float" office:value="0.0193467997014523" calcext:value-type="float">
            <text:p>0.019346799701452</text:p>
          </table:table-cell>
          <table:table-cell office:value-type="float" office:value="0.0389112420380116" calcext:value-type="float">
            <text:p>0.038911242038012</text:p>
          </table:table-cell>
          <table:table-cell office:value-type="float" office:value="0.0512657426297665" calcext:value-type="float">
            <text:p>0.051265742629767</text:p>
          </table:table-cell>
          <table:table-cell office:value-type="float" office:value="0.00341792777180672" calcext:value-type="float">
            <text:p>0.003417927771807</text:p>
          </table:table-cell>
          <table:table-cell office:value-type="float" office:value="0.0906755477190018" calcext:value-type="float">
            <text:p>0.090675547719002</text:p>
          </table:table-cell>
          <table:table-cell office:value-type="float" office:value="0.061254195868969" calcext:value-type="float">
            <text:p>0.061254195868969</text:p>
          </table:table-cell>
          <table:table-cell table:number-columns-repeated="1018"/>
        </table:table-row>
        <table:table-row table:style-name="ro1">
          <table:table-cell office:value-type="float" office:value="0.0192919578403234" calcext:value-type="float">
            <text:p>0.019291957840324</text:p>
          </table:table-cell>
          <table:table-cell office:value-type="float" office:value="0.0393174327909946" calcext:value-type="float">
            <text:p>0.039317432790995</text:p>
          </table:table-cell>
          <table:table-cell office:value-type="float" office:value="0.0510270968079567" calcext:value-type="float">
            <text:p>0.051027096807957</text:p>
          </table:table-cell>
          <table:table-cell office:value-type="float" office:value="0.00339769129641354" calcext:value-type="float">
            <text:p>0.003397691296414</text:p>
          </table:table-cell>
          <table:table-cell office:value-type="float" office:value="0.0909776687622071" calcext:value-type="float">
            <text:p>0.090977668762207</text:p>
          </table:table-cell>
          <table:table-cell office:value-type="float" office:value="0.0612646043300629" calcext:value-type="float">
            <text:p>0.061264604330063</text:p>
          </table:table-cell>
          <table:table-cell table:number-columns-repeated="1018"/>
        </table:table-row>
        <table:table-row table:style-name="ro1">
          <table:table-cell office:value-type="float" office:value="0.0191898960620165" calcext:value-type="float">
            <text:p>0.019189896062017</text:p>
          </table:table-cell>
          <table:table-cell office:value-type="float" office:value="0.0382223092019558" calcext:value-type="float">
            <text:p>0.038222309201956</text:p>
          </table:table-cell>
          <table:table-cell office:value-type="float" office:value="0.0513321496546269" calcext:value-type="float">
            <text:p>0.051332149654627</text:p>
          </table:table-cell>
          <table:table-cell office:value-type="float" office:value="0.00339526776224375" calcext:value-type="float">
            <text:p>0.003395267762244</text:p>
          </table:table-cell>
          <table:table-cell office:value-type="float" office:value="0.0901861116290093" calcext:value-type="float">
            <text:p>0.090186111629009</text:p>
          </table:table-cell>
          <table:table-cell office:value-type="float" office:value="0.0608339197933674" calcext:value-type="float">
            <text:p>0.060833919793367</text:p>
          </table:table-cell>
          <table:table-cell table:number-columns-repeated="1018"/>
        </table:table-row>
        <table:table-row table:style-name="ro1">
          <table:table-cell office:value-type="float" office:value="0.0191861446946859" calcext:value-type="float">
            <text:p>0.019186144694686</text:p>
          </table:table-cell>
          <table:table-cell office:value-type="float" office:value="0.0386449806392193" calcext:value-type="float">
            <text:p>0.038644980639219</text:p>
          </table:table-cell>
          <table:table-cell office:value-type="float" office:value="0.0516216009855271" calcext:value-type="float">
            <text:p>0.051621600985527</text:p>
          </table:table-cell>
          <table:table-cell office:value-type="float" office:value="0.00338246976025402" calcext:value-type="float">
            <text:p>0.003382469760254</text:p>
          </table:table-cell>
          <table:table-cell office:value-type="float" office:value="0.090658463537693" calcext:value-type="float">
            <text:p>0.090658463537693</text:p>
          </table:table-cell>
          <table:table-cell office:value-type="float" office:value="0.0611267276108265" calcext:value-type="float">
            <text:p>0.061126727610827</text:p>
          </table:table-cell>
          <table:table-cell table:number-columns-repeated="1018"/>
        </table:table-row>
        <table:table-row table:style-name="ro1">
          <table:table-cell office:value-type="float" office:value="0.0192510485649109" calcext:value-type="float">
            <text:p>0.019251048564911</text:p>
          </table:table-cell>
          <table:table-cell office:value-type="float" office:value="0.0390429645776749" calcext:value-type="float">
            <text:p>0.039042964577675</text:p>
          </table:table-cell>
          <table:table-cell office:value-type="float" office:value="0.0512797050178051" calcext:value-type="float">
            <text:p>0.051279705017805</text:p>
          </table:table-cell>
          <table:table-cell office:value-type="float" office:value="0.00336424261331558" calcext:value-type="float">
            <text:p>0.003364242613316</text:p>
          </table:table-cell>
          <table:table-cell office:value-type="float" office:value="0.0914849415421486" calcext:value-type="float">
            <text:p>0.091484941542149</text:p>
          </table:table-cell>
          <table:table-cell office:value-type="float" office:value="0.0617033913731575" calcext:value-type="float">
            <text:p>0.061703391373158</text:p>
          </table:table-cell>
          <table:table-cell table:number-columns-repeated="1018"/>
        </table:table-row>
        <table:table-row table:style-name="ro1">
          <table:table-cell office:value-type="float" office:value="0.0191585514694452" calcext:value-type="float">
            <text:p>0.019158551469445</text:p>
          </table:table-cell>
          <table:table-cell office:value-type="float" office:value="0.0388731695711613" calcext:value-type="float">
            <text:p>0.038873169571161</text:p>
          </table:table-cell>
          <table:table-cell office:value-type="float" office:value="0.0514134503901005" calcext:value-type="float">
            <text:p>0.051413450390101</text:p>
          </table:table-cell>
          <table:table-cell office:value-type="float" office:value="0.00335095589980483" calcext:value-type="float">
            <text:p>0.003350955899805</text:p>
          </table:table-cell>
          <table:table-cell office:value-type="float" office:value="0.0916179642081261" calcext:value-type="float">
            <text:p>0.091617964208126</text:p>
          </table:table-cell>
          <table:table-cell office:value-type="float" office:value="0.0618220418691635" calcext:value-type="float">
            <text:p>0.061822041869164</text:p>
          </table:table-cell>
          <table:table-cell table:number-columns-repeated="1018"/>
        </table:table-row>
        <table:table-row table:style-name="ro1">
          <table:table-cell office:value-type="float" office:value="0.019224725663662" calcext:value-type="float">
            <text:p>0.019224725663662</text:p>
          </table:table-cell>
          <table:table-cell office:value-type="float" office:value="0.0386317037045956" calcext:value-type="float">
            <text:p>0.038631703704596</text:p>
          </table:table-cell>
          <table:table-cell office:value-type="float" office:value="0.051748838275671" calcext:value-type="float">
            <text:p>0.051748838275671</text:p>
          </table:table-cell>
          <table:table-cell office:value-type="float" office:value="0.00337727670557797" calcext:value-type="float">
            <text:p>0.003377276705578</text:p>
          </table:table-cell>
          <table:table-cell office:value-type="float" office:value="0.0913963690400124" calcext:value-type="float">
            <text:p>0.091396369040012</text:p>
          </table:table-cell>
          <table:table-cell office:value-type="float" office:value="0.0618055202066898" calcext:value-type="float">
            <text:p>0.06180552020669</text:p>
          </table:table-cell>
          <table:table-cell table:number-columns-repeated="1018"/>
        </table:table-row>
        <table:table-row table:style-name="ro1">
          <table:table-cell office:value-type="float" office:value="0.0190046653151512" calcext:value-type="float">
            <text:p>0.019004665315151</text:p>
          </table:table-cell>
          <table:table-cell office:value-type="float" office:value="0.03872000426054" calcext:value-type="float">
            <text:p>0.03872000426054</text:p>
          </table:table-cell>
          <table:table-cell office:value-type="float" office:value="0.0517176426947117" calcext:value-type="float">
            <text:p>0.051717642694712</text:p>
          </table:table-cell>
          <table:table-cell office:value-type="float" office:value="0.00334541848860681" calcext:value-type="float">
            <text:p>0.003345418488607</text:p>
          </table:table-cell>
          <table:table-cell office:value-type="float" office:value="0.0916097015142441" calcext:value-type="float">
            <text:p>0.091609701514244</text:p>
          </table:table-cell>
          <table:table-cell office:value-type="float" office:value="0.0619803071022034" calcext:value-type="float">
            <text:p>0.061980307102203</text:p>
          </table:table-cell>
          <table:table-cell table:number-columns-repeated="1018"/>
        </table:table-row>
        <table:table-row table:style-name="ro1">
          <table:table-cell office:value-type="float" office:value="0.0189596638083458" calcext:value-type="float">
            <text:p>0.018959663808346</text:p>
          </table:table-cell>
          <table:table-cell office:value-type="float" office:value="0.0383700840175152" calcext:value-type="float">
            <text:p>0.038370084017515</text:p>
          </table:table-cell>
          <table:table-cell office:value-type="float" office:value="0.0515439994633198" calcext:value-type="float">
            <text:p>0.05154399946332</text:p>
          </table:table-cell>
          <table:table-cell office:value-type="float" office:value="0.00332976365461946" calcext:value-type="float">
            <text:p>0.003329763654619</text:p>
          </table:table-cell>
          <table:table-cell office:value-type="float" office:value="0.0907139182090759" calcext:value-type="float">
            <text:p>0.090713918209076</text:p>
          </table:table-cell>
          <table:table-cell office:value-type="float" office:value="0.061271395534277" calcext:value-type="float">
            <text:p>0.061271395534277</text:p>
          </table:table-cell>
          <table:table-cell table:number-columns-repeated="1018"/>
        </table:table-row>
        <table:table-row table:style-name="ro1">
          <table:table-cell office:value-type="float" office:value="0.0188167728483677" calcext:value-type="float">
            <text:p>0.018816772848368</text:p>
          </table:table-cell>
          <table:table-cell office:value-type="float" office:value="0.038352407515049" calcext:value-type="float">
            <text:p>0.038352407515049</text:p>
          </table:table-cell>
          <table:table-cell office:value-type="float" office:value="0.0516127571463585" calcext:value-type="float">
            <text:p>0.051612757146359</text:p>
          </table:table-cell>
          <table:table-cell office:value-type="float" office:value="0.00329232076182961" calcext:value-type="float">
            <text:p>0.00329232076183</text:p>
          </table:table-cell>
          <table:table-cell office:value-type="float" office:value="0.0905952379107475" calcext:value-type="float">
            <text:p>0.090595237910748</text:p>
          </table:table-cell>
          <table:table-cell office:value-type="float" office:value="0.0612437576055527" calcext:value-type="float">
            <text:p>0.061243757605553</text:p>
          </table:table-cell>
          <table:table-cell table:number-columns-repeated="1018"/>
        </table:table-row>
        <table:table-row table:style-name="ro1">
          <table:table-cell office:value-type="float" office:value="0.0186464264988899" calcext:value-type="float">
            <text:p>0.01864642649889</text:p>
          </table:table-cell>
          <table:table-cell office:value-type="float" office:value="0.0378644876182079" calcext:value-type="float">
            <text:p>0.037864487618208</text:p>
          </table:table-cell>
          <table:table-cell office:value-type="float" office:value="0.0517137013375759" calcext:value-type="float">
            <text:p>0.051713701337576</text:p>
          </table:table-cell>
          <table:table-cell office:value-type="float" office:value="0.00329731614328921" calcext:value-type="float">
            <text:p>0.003297316143289</text:p>
          </table:table-cell>
          <table:table-cell office:value-type="float" office:value="0.0911345109343529" calcext:value-type="float">
            <text:p>0.091134510934353</text:p>
          </table:table-cell>
          <table:table-cell office:value-type="float" office:value="0.0615687854588032" calcext:value-type="float">
            <text:p>0.061568785458803</text:p>
          </table:table-cell>
          <table:table-cell table:number-columns-repeated="1018"/>
        </table:table-row>
        <table:table-row table:style-name="ro1">
          <table:table-cell office:value-type="float" office:value="0.0185456089675427" calcext:value-type="float">
            <text:p>0.018545608967543</text:p>
          </table:table-cell>
          <table:table-cell office:value-type="float" office:value="0.0374541096389294" calcext:value-type="float">
            <text:p>0.037454109638929</text:p>
          </table:table-cell>
          <table:table-cell office:value-type="float" office:value="0.05192980915308" calcext:value-type="float">
            <text:p>0.05192980915308</text:p>
          </table:table-cell>
          <table:table-cell office:value-type="float" office:value="0.00331513583660126" calcext:value-type="float">
            <text:p>0.003315135836601</text:p>
          </table:table-cell>
          <table:table-cell office:value-type="float" office:value="0.0900205597281456" calcext:value-type="float">
            <text:p>0.090020559728146</text:p>
          </table:table-cell>
          <table:table-cell office:value-type="float" office:value="0.0608253665268421" calcext:value-type="float">
            <text:p>0.060825366526842</text:p>
          </table:table-cell>
          <table:table-cell table:number-columns-repeated="1018"/>
        </table:table-row>
        <table:table-row table:style-name="ro1">
          <table:table-cell office:value-type="float" office:value="0.0182650461792946" calcext:value-type="float">
            <text:p>0.018265046179295</text:p>
          </table:table-cell>
          <table:table-cell office:value-type="float" office:value="0.0371637344360352" calcext:value-type="float">
            <text:p>0.037163734436035</text:p>
          </table:table-cell>
          <table:table-cell office:value-type="float" office:value="0.051660031080246" calcext:value-type="float">
            <text:p>0.051660031080246</text:p>
          </table:table-cell>
          <table:table-cell office:value-type="float" office:value="0.0033000442199409" calcext:value-type="float">
            <text:p>0.003300044219941</text:p>
          </table:table-cell>
          <table:table-cell office:value-type="float" office:value="0.0899367332458496" calcext:value-type="float">
            <text:p>0.08993673324585</text:p>
          </table:table-cell>
          <table:table-cell office:value-type="float" office:value="0.060869287699461" calcext:value-type="float">
            <text:p>0.060869287699461</text:p>
          </table:table-cell>
          <table:table-cell table:number-columns-repeated="1018"/>
        </table:table-row>
        <table:table-row table:style-name="ro1">
          <table:table-cell office:value-type="float" office:value="0.0181514322757721" calcext:value-type="float">
            <text:p>0.018151432275772</text:p>
          </table:table-cell>
          <table:table-cell office:value-type="float" office:value="0.0368701592087746" calcext:value-type="float">
            <text:p>0.036870159208775</text:p>
          </table:table-cell>
          <table:table-cell office:value-type="float" office:value="0.0521459467709065" calcext:value-type="float">
            <text:p>0.052145946770907</text:p>
          </table:table-cell>
          <table:table-cell office:value-type="float" office:value="0.00329560111276805" calcext:value-type="float">
            <text:p>0.003295601112768</text:p>
          </table:table-cell>
          <table:table-cell office:value-type="float" office:value="0.090416431427002" calcext:value-type="float">
            <text:p>0.090416431427002</text:p>
          </table:table-cell>
          <table:table-cell office:value-type="float" office:value="0.06126619130373" calcext:value-type="float">
            <text:p>0.06126619130373</text:p>
          </table:table-cell>
          <table:table-cell table:number-columns-repeated="1018"/>
        </table:table-row>
        <table:table-row table:style-name="ro1">
          <table:table-cell office:value-type="float" office:value="0.0181869678199291" calcext:value-type="float">
            <text:p>0.018186967819929</text:p>
          </table:table-cell>
          <table:table-cell office:value-type="float" office:value="0.0374646633863449" calcext:value-type="float">
            <text:p>0.037464663386345</text:p>
          </table:table-cell>
          <table:table-cell office:value-type="float" office:value="0.0522646084427834" calcext:value-type="float">
            <text:p>0.052264608442783</text:p>
          </table:table-cell>
          <table:table-cell office:value-type="float" office:value="0.00327835138887167" calcext:value-type="float">
            <text:p>0.003278351388872</text:p>
          </table:table-cell>
          <table:table-cell office:value-type="float" office:value="0.0913627669215203" calcext:value-type="float">
            <text:p>0.09136276692152</text:p>
          </table:table-cell>
          <table:table-cell office:value-type="float" office:value="0.0620057806372643" calcext:value-type="float">
            <text:p>0.062005780637264</text:p>
          </table:table-cell>
          <table:table-cell table:number-columns-repeated="1018"/>
        </table:table-row>
        <table:table-row table:style-name="ro1">
          <table:table-cell office:value-type="float" office:value="0.0181098561733961" calcext:value-type="float">
            <text:p>0.018109856173396</text:p>
          </table:table-cell>
          <table:table-cell office:value-type="float" office:value="0.0370903052389622" calcext:value-type="float">
            <text:p>0.037090305238962</text:p>
          </table:table-cell>
          <table:table-cell office:value-type="float" office:value="0.0519961230456829" calcext:value-type="float">
            <text:p>0.051996123045683</text:p>
          </table:table-cell>
          <table:table-cell office:value-type="float" office:value="0.0032842184882611" calcext:value-type="float">
            <text:p>0.003284218488261</text:p>
          </table:table-cell>
          <table:table-cell office:value-type="float" office:value="0.0910648033022881" calcext:value-type="float">
            <text:p>0.091064803302288</text:p>
          </table:table-cell>
          <table:table-cell office:value-type="float" office:value="0.0619460567831993" calcext:value-type="float">
            <text:p>0.061946056783199</text:p>
          </table:table-cell>
          <table:table-cell table:number-columns-repeated="1018"/>
        </table:table-row>
        <table:table-row table:style-name="ro1">
          <table:table-cell office:value-type="float" office:value="0.0181138832122087" calcext:value-type="float">
            <text:p>0.018113883212209</text:p>
          </table:table-cell>
          <table:table-cell office:value-type="float" office:value="0.0375884436070919" calcext:value-type="float">
            <text:p>0.037588443607092</text:p>
          </table:table-cell>
          <table:table-cell office:value-type="float" office:value="0.0523078665137291" calcext:value-type="float">
            <text:p>0.052307866513729</text:p>
          </table:table-cell>
          <table:table-cell office:value-type="float" office:value="0.00329696922563016" calcext:value-type="float">
            <text:p>0.00329696922563</text:p>
          </table:table-cell>
          <table:table-cell office:value-type="float" office:value="0.0920034199953079" calcext:value-type="float">
            <text:p>0.092003419995308</text:p>
          </table:table-cell>
          <table:table-cell office:value-type="float" office:value="0.0625856891274452" calcext:value-type="float">
            <text:p>0.062585689127445</text:p>
          </table:table-cell>
          <table:table-cell table:number-columns-repeated="1018"/>
        </table:table-row>
        <table:table-row table:style-name="ro1">
          <table:table-cell office:value-type="float" office:value="0.0180918462574482" calcext:value-type="float">
            <text:p>0.018091846257448</text:p>
          </table:table-cell>
          <table:table-cell office:value-type="float" office:value="0.0378855615854263" calcext:value-type="float">
            <text:p>0.037885561585426</text:p>
          </table:table-cell>
          <table:table-cell office:value-type="float" office:value="0.0524958595633507" calcext:value-type="float">
            <text:p>0.052495859563351</text:p>
          </table:table-cell>
          <table:table-cell office:value-type="float" office:value="0.00331547856330872" calcext:value-type="float">
            <text:p>0.003315478563309</text:p>
          </table:table-cell>
          <table:table-cell office:value-type="float" office:value="0.0923129096627235" calcext:value-type="float">
            <text:p>0.092312909662724</text:p>
          </table:table-cell>
          <table:table-cell office:value-type="float" office:value="0.0627783611416817" calcext:value-type="float">
            <text:p>0.062778361141682</text:p>
          </table:table-cell>
          <table:table-cell table:number-columns-repeated="1018"/>
        </table:table-row>
        <table:table-row table:style-name="ro1">
          <table:table-cell office:value-type="float" office:value="0.0179421659559011" calcext:value-type="float">
            <text:p>0.017942165955901</text:p>
          </table:table-cell>
          <table:table-cell office:value-type="float" office:value="0.0373692959547043" calcext:value-type="float">
            <text:p>0.037369295954704</text:p>
          </table:table-cell>
          <table:table-cell office:value-type="float" office:value="0.0524399913847446" calcext:value-type="float">
            <text:p>0.052439991384745</text:p>
          </table:table-cell>
          <table:table-cell office:value-type="float" office:value="0.00329055497422814" calcext:value-type="float">
            <text:p>0.003290554974228</text:p>
          </table:table-cell>
          <table:table-cell office:value-type="float" office:value="0.0920176878571511" calcext:value-type="float">
            <text:p>0.092017687857151</text:p>
          </table:table-cell>
          <table:table-cell office:value-type="float" office:value="0.062825545668602" calcext:value-type="float">
            <text:p>0.0628255456686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 table:formula="of:=AVERAGE([.A2:.A501])" office:value-type="float" office:value="0.0167056183312088" calcext:value-type="float">
            <text:p>0.016705618331209</text:p>
          </table:table-cell>
          <table:table-cell table:formula="of:=AVERAGE([.B2:.B501])" office:value-type="float" office:value="0.0227106328867376" calcext:value-type="float">
            <text:p>0.022710632886738</text:p>
          </table:table-cell>
          <table:table-cell table:formula="of:=AVERAGE([.C2:.C501])" office:value-type="float" office:value="0.0362872216068208" calcext:value-type="float">
            <text:p>0.036287221606821</text:p>
          </table:table-cell>
          <table:table-cell table:formula="of:=AVERAGE([.D2:.D501])" office:value-type="float" office:value="0.00367564085824415" calcext:value-type="float">
            <text:p>0.003675640858244</text:p>
          </table:table-cell>
          <table:table-cell table:formula="of:=AVERAGE([.E2:.E501])" office:value-type="float" office:value="0.0586592203676701" calcext:value-type="float">
            <text:p>0.05865922036767</text:p>
          </table:table-cell>
          <table:table-cell table:formula="of:=AVERAGE([.F2:.F501])" office:value-type="float" office:value="0.0396736336871982" calcext:value-type="float">
            <text:p>0.03967363368719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1023"/>
        </table:table-row>
        <table:table-row table:style-name="ro1">
          <table:table-cell table:formula="of:=SUM([.A2:.A502])" office:value-type="float" office:value="8.35280916560441" calcext:value-type="float">
            <text:p>8.35280916560441</text:p>
          </table:table-cell>
          <table:table-cell table:formula="of:=SUM([.B2:.B502])" office:value-type="float" office:value="11.3553164433688" calcext:value-type="float">
            <text:p>11.3553164433688</text:p>
          </table:table-cell>
          <table:table-cell table:formula="of:=SUM([.C2:.C502])" office:value-type="float" office:value="18.1436108034104" calcext:value-type="float">
            <text:p>18.1436108034104</text:p>
          </table:table-cell>
          <table:table-cell table:formula="of:=SUM([.D2:.D502])" office:value-type="float" office:value="1.83782042912208" calcext:value-type="float">
            <text:p>1.83782042912208</text:p>
          </table:table-cell>
          <table:table-cell table:formula="of:=SUM([.E2:.E502])" office:value-type="float" office:value="29.329610183835" calcext:value-type="float">
            <text:p>29.329610183835</text:p>
          </table:table-cell>
          <table:table-cell table:formula="of:=SUM([.F2:.F502])" office:value-type="float" office:value="19.8368168435991" calcext:value-type="float">
            <text:p>19.8368168435991</text:p>
          </table:table-cell>
          <table:table-cell table:number-columns-repeated="1018"/>
        </table:table-row>
        <table:table-row table:style-name="ro1" table:number-rows-repeated="10480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QUERY</text:p>
          </table:table-cell>
          <table:table-cell table:style-name="ce1" office:value-type="string" calcext:value-type="string">
            <text:p>Collection</text:p>
          </table:table-cell>
          <table:table-cell table:style-name="ce1" office:value-type="string" calcext:value-type="string">
            <text:p>GoogleNgram (Avg)</text:p>
          </table:table-cell>
          <table:table-cell table:style-name="ce1" office:value-type="string" calcext:value-type="string">
            <text:p>Veselovska (table 10, p. 20)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DJ NOUN</text:p>
          </table:table-cell>
          <table:table-cell office:value-type="float" office:value="0.388294075660243" calcext:value-type="float">
            <text:p>0.388294075660243</text:p>
          </table:table-cell>
          <table:table-cell office:value-type="float" office:value="0.423825650969128" calcext:value-type="float">
            <text:p>0.423825650969128</text:p>
          </table:table-cell>
          <table:table-cell office:value-type="float" office:value="0.929800092980009" calcext:value-type="float">
            <text:p>0.9298000929800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UN ADJ</text:p>
          </table:table-cell>
          <table:table-cell office:value-type="float" office:value="0.611705924339757" calcext:value-type="float">
            <text:p>0.611705924339757</text:p>
          </table:table-cell>
          <table:table-cell office:value-type="float" office:value="0.576174349030872" calcext:value-type="float">
            <text:p>0.576174349030872</text:p>
          </table:table-cell>
          <table:table-cell office:value-type="float" office:value="0.0701999070199907" calcext:value-type="float">
            <text:p>0.070199907019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 NOUN</text:p>
          </table:table-cell>
          <table:table-cell office:value-type="float" office:value="0.934183033848726" calcext:value-type="float">
            <text:p>0.934183033848726</text:p>
          </table:table-cell>
          <table:table-cell office:value-type="float" office:value="0.908023584109938" calcext:value-type="float">
            <text:p>0.908023584109938</text:p>
          </table:table-cell>
          <table:table-cell office:value-type="float" office:value="0.980569948186528" calcext:value-type="float">
            <text:p>0.9805699481865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UN DET</text:p>
          </table:table-cell>
          <table:table-cell office:value-type="float" office:value="0.0658169661512746" calcext:value-type="float">
            <text:p>0.065816966151275</text:p>
          </table:table-cell>
          <table:table-cell office:value-type="float" office:value="0.0919764158900617" calcext:value-type="float">
            <text:p>0.091976415890062</text:p>
          </table:table-cell>
          <table:table-cell office:value-type="float" office:value="0.0194300518134715" calcext:value-type="float">
            <text:p>0.0194300518134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P NOUN</text:p>
          </table:table-cell>
          <table:table-cell office:value-type="float" office:value="0.37587484561548" calcext:value-type="float">
            <text:p>0.37587484561548</text:p>
          </table:table-cell>
          <table:table-cell office:value-type="float" office:value="0.596537351950947" calcext:value-type="float">
            <text:p>0.5965373519509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UN ADP</text:p>
          </table:table-cell>
          <table:table-cell office:value-type="float" office:value="0.62412515438452" calcext:value-type="float">
            <text:p>0.62412515438452</text:p>
          </table:table-cell>
          <table:table-cell office:value-type="float" office:value="0.403462648049053" calcext:value-type="float">
            <text:p>0.40346264804905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NOTIC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For Gram the AVG in sheet 1 are summed up as couples.ex: ADJ NOUN/(ADJ NOUN + NOUN ADJ)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2:29:02.319309299</meta:creation-date>
    <dc:date>2018-12-01T14:27:15.733855274</dc:date>
    <meta:editing-duration>PT1H46M40S</meta:editing-duration>
    <meta:editing-cycles>6</meta:editing-cycles>
    <meta:generator>LibreOffice/6.1.3.2$Linux_X86_64 LibreOffice_project/10$Build-2</meta:generator>
    <meta:document-statistic meta:table-count="2" meta:cell-count="3050" meta:object-count="0"/>
  </office:meta>
</office:document-meta>
</file>